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 Narrow1" svg:font-family="'Arial Narrow'"/>
    <style:font-face style:name="Calibri1" svg:font-family="Calibri"/>
    <style:font-face style:name="Cambria" svg:font-family="Cambria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8.758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4.507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3.318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4.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3.895cm"/>
    </style:style>
    <style:style style:name="co16" style:family="table-column">
      <style:table-column-properties fo:break-before="auto" style:column-width="3.316cm"/>
    </style:style>
    <style:style style:name="co17" style:family="table-column">
      <style:table-column-properties fo:break-before="auto" style:column-width="2.768cm"/>
    </style:style>
    <style:style style:name="co18" style:family="table-column">
      <style:table-column-properties fo:break-before="auto" style:column-width="3.156cm"/>
    </style:style>
    <style:style style:name="co19" style:family="table-column">
      <style:table-column-properties fo:break-before="auto" style:column-width="3.18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3.041cm"/>
    </style:style>
    <style:style style:name="co22" style:family="table-column">
      <style:table-column-properties fo:break-before="auto" style:column-width="0.626cm"/>
    </style:style>
    <style:style style:name="co23" style:family="table-column">
      <style:table-column-properties fo:break-before="auto" style:column-width="0.653cm"/>
    </style:style>
    <style:style style:name="co24" style:family="table-column">
      <style:table-column-properties fo:break-before="auto" style:column-width="3.057cm"/>
    </style:style>
    <style:style style:name="co25" style:family="table-column">
      <style:table-column-properties fo:break-before="auto" style:column-width="0.757cm"/>
    </style:style>
    <style:style style:name="co26" style:family="table-column">
      <style:table-column-properties fo:break-before="auto" style:column-width="0.836cm"/>
    </style:style>
    <style:style style:name="co27" style:family="table-column">
      <style:table-column-properties fo:break-before="auto" style:column-width="0.861cm"/>
    </style:style>
    <style:style style:name="co28" style:family="table-column">
      <style:table-column-properties fo:break-before="auto" style:column-width="0.81cm"/>
    </style:style>
    <style:style style:name="co29" style:family="table-column">
      <style:table-column-properties fo:break-before="auto" style:column-width="2.976cm"/>
    </style:style>
    <style:style style:name="co30" style:family="table-column">
      <style:table-column-properties fo:break-before="auto" style:column-width="0.889cm"/>
    </style:style>
    <style:style style:name="co31" style:family="table-column">
      <style:table-column-properties fo:break-before="auto" style:column-width="3.263cm"/>
    </style:style>
    <style:style style:name="co32" style:family="table-column">
      <style:table-column-properties fo:break-before="auto" style:column-width="3.637cm"/>
    </style:style>
    <style:style style:name="co33" style:family="table-column">
      <style:table-column-properties fo:break-before="auto" style:column-width="4.477cm"/>
    </style:style>
    <style:style style:name="co34" style:family="table-column">
      <style:table-column-properties fo:break-before="auto" style:column-width="3.388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1.012cm" fo:break-before="auto" style:use-optimal-row-height="true"/>
    </style:style>
    <style:style style:name="ro7" style:family="table-row">
      <style:table-row-properties style:row-height="0.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1.76pt double-thin #00000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125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 style:data-style-name="N119">
      <style:table-cell-properties fo:border-bottom="0.74pt solid #000000" fo:background-color="#fff5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 style:data-style-name="N119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0" style:family="table-cell" style:parent-style-name="Default">
      <style:table-cell-properties fo:border-bottom="1.76pt double-thin #000000" style:border-line-width-bottom="0.018cm 0.026cm 0.018cm" fo:background-color="#afd095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1.76pt double-thin #000000" style:border-line-width-top="0.018cm 0.026cm 0.018cm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12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order-left="none" fo:border-right="1.76pt double-thin #000000" style:border-line-width-right="0.018cm 0.026cm 0.018cm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1.76pt double-thin #000000" style:border-line-width-right="0.018cm 0.026cm 0.018cm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1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8" style:family="table-cell" style:parent-style-name="Default" style:data-style-name="N11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119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fo:border="0.06pt solid #000000"/>
    </style:style>
    <style:style style:name="ce334" style:family="table-cell" style:parent-style-name="Default">
      <style:table-cell-properties fo:background-color="#ffb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fo:background-color="#fff5c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>
      <style:table-cell-properties fo:background-color="#fff5c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ackground-color="#ffb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 style:data-style-name="N119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2" style:family="table-cell" style:parent-style-name="Default" style:data-style-name="N119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>
      <style:table-cell-properties fo:border="0.06pt solid #000000"/>
    </style:style>
    <style:style style:name="ce344" style:family="table-cell" style:parent-style-name="Default" style:data-style-name="N126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3" style:family="table-cell" style:parent-style-name="Default">
      <style:table-cell-properties fo:background-color="#fff5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3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5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>
      <style:table-cell-properties fo:background-color="#fff5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1.76pt double-thin #000000" style:border-line-width-bottom="0.018cm 0.026cm 0.018cm" fo:background-color="#ffb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fff5ce"/>
    </style:style>
    <style:style style:name="ce2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 style:data-style-name="N126"/>
    <style:style style:name="ce2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8" style:family="table-cell" style:parent-style-name="Default" style:data-style-name="N126">
      <style:table-cell-properties fo:background-color="#fff5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0" style:family="table-cell" style:parent-style-name="Default" style:data-style-name="N126">
      <style:table-cell-properties fo:background-color="#fff5ce"/>
    </style:style>
    <style:style style:name="ce241" style:family="table-cell" style:parent-style-name="Default" style:data-style-name="N126">
      <style:table-cell-properties fo:background-color="#ffe994"/>
    </style:style>
    <style:style style:name="ce24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order-bottom="1.76pt double-thin #000000" style:border-line-width-bottom="0.018cm 0.026cm 0.018cm" fo:background-color="#dde8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fo:background-color="#fff5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>
      <style:table-cell-properties fo:background-color="#fff5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ackground-color="#fff5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 style:data-style-name="N126">
      <style:table-cell-properties fo:background-color="#fff5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1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b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1" style:family="table-cell" style:parent-style-name="Default">
      <style:table-cell-properties fo:background-color="#fff5ce"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fo:background-color="transparent" fo:border="0.74pt solid #1a1a1a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3" style:family="table-cell" style:parent-style-name="Default">
      <style:table-cell-properties fo:background-color="#c0c0c0"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4" style:family="table-cell" style:parent-style-name="Default">
      <style:table-cell-properties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7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8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0" style:family="table-cell" style:parent-style-name="Default" style:data-style-name="N10115">
      <style:table-cell-properties fo:background-color="#fff5c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 style:data-style-name="N10115">
      <style:table-cell-properties style:diagonal-bl-tr="none" style:diagonal-tl-br="none" style:text-align-source="fix" style:repeat-content="false" fo:background-color="transparent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1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3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4" style:family="table-cell" style:parent-style-name="Default" style:data-style-name="N10121">
      <style:table-cell-properties style:diagonal-bl-tr="none" style:diagonal-tl-br="none" fo:border="0.74pt solid #1a1a1a" style:rotation-align="non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5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6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7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8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9" style:family="table-cell" style:parent-style-name="Default" style:data-style-name="N10121">
      <style:table-cell-properties fo:border-bottom="none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0" style:family="table-cell" style:parent-style-name="Default" style:data-style-name="N10121">
      <style:table-cell-properties fo:background-color="#c0c0c0" style:diagonal-bl-tr="none" style:diagonal-tl-br="none" fo:border="0.74pt solid #1a1a1a" style:rotation-align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1" style:family="table-cell" style:parent-style-name="Default" style:data-style-name="N10121">
      <style:table-cell-properties fo:border-bottom="0.74pt solid #1a1a1a" style:diagonal-bl-tr="none" style:diagonal-tl-br="none" style:text-align-source="fix" style:repeat-content="false" fo:wrap-option="no-wrap" fo:border-left="0.74pt solid #1a1a1a" style:direction="ltr" fo:border-right="none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2" style:family="table-cell" style:parent-style-name="Default" style:data-style-name="N10121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4" style:family="table-cell" style:parent-style-name="Default" style:data-style-name="N10121">
      <style:table-cell-properties style:diagonal-bl-tr="none" style:diagonal-tl-br="none" style:text-align-source="fix" style:repeat-content="false" fo:border="0.74pt solid #1a1a1a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5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6" style:family="table-cell" style:parent-style-name="Default">
      <style:table-cell-properties style:diagonal-bl-tr="none" style:diagonal-tl-br="none" fo:border="none" style:rotation-align="none"/>
    </style:style>
    <style:style style:name="ce377" style:family="table-cell" style:parent-style-name="Default" style:data-style-name="N10121">
      <style:table-cell-properties fo:background-color="#c0c0c0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8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 style:data-style-name="N10121">
      <style:table-cell-properties fo:background-color="#bfbfbf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ff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2a6099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55308d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0.26pt solid #000000" fo:border-left="0.26pt solid #000000" fo:border-right="none" fo:border-top="0.2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order-bottom="0.26pt solid #000000" fo:background-color="#cccccc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0.26pt solid #000000" fo:background-color="#dde8cb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order-bottom="0.26pt solid #000000" fo:background-color="#fff5ce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0.26pt solid #000000" fo:background-color="#ffd8ce" fo:border-left="0.2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order-bottom="0.26pt solid #666666" fo:background-color="#ffdbb6" style:text-align-source="fix" style:repeat-content="false" fo:border-left="0.26pt solid #666666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order-bottom="0.26pt solid #000000" fo:background-color="#999999" style:text-align-source="fix" style:repeat-content="false" fo:border-left="0.26pt solid #000000" fo:border-right="none" fo:border-top="0.2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order-bottom="0.26pt solid #000000" fo:background-color="#dde8cb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order-bottom="0.26pt solid #000000" fo:background-color="#fff5ce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0.26pt solid #000000" fo:background-color="#ffd8ce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999999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order-bottom="0.26pt solid #000000" fo:background-color="#cccccc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order-bottom="0.26pt solid #000000" fo:background-color="#ffdbb6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order-bottom="0.26pt solid #666666" fo:background-color="#ffdbb6" style:text-align-source="fix" style:repeat-content="false" fo:border-left="0.26pt solid #666666" fo:border-right="0.26pt solid #666666" fo:border-top="none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10" style:family="table-cell" style:parent-style-name="Default">
      <style:table-cell-properties fo:border="0.06pt solid #000000" style:vertical-align="middle"/>
    </style:style>
    <style:style style:name="ce411" style:family="table-cell" style:parent-style-name="Default">
      <style:table-cell-properties fo:background-color="#b0c4de" style:text-align-source="fix" style:repeat-content="false" fo:border="0.06pt solid #000000"/>
      <style:paragraph-properties fo:text-align="center" fo:margin-left="0cm"/>
    </style:style>
    <style:style style:name="ce412" style:family="table-cell" style:parent-style-name="Default">
      <style:table-cell-properties fo:background-color="#b0c4de" fo:border="0.06pt solid #000000"/>
    </style:style>
    <style:style style:name="ce3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2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415" style:family="table-cell" style:parent-style-name="Default">
      <style:table-cell-properties fo:background-color="#deb887" style:text-align-source="fix" style:repeat-content="false" fo:border="0.06pt solid #000000"/>
      <style:paragraph-properties fo:text-align="center" fo:margin-left="0cm"/>
    </style:style>
    <style:style style:name="ce408" style:family="table-cell" style:parent-style-name="Default">
      <style:table-cell-properties fo:background-color="#deb887" fo:border="0.06pt solid #000000"/>
    </style:style>
    <style:style style:name="ce417" style:family="table-cell" style:parent-style-name="Default">
      <style:table-cell-properties fo:background-color="#dddddd" fo:border="0.06pt solid #000000"/>
    </style:style>
    <style:style style:name="ce418" style:family="table-cell" style:parent-style-name="Default">
      <style:table-cell-properties fo:background-color="#f4a460" style:text-align-source="fix" style:repeat-content="false" fo:border="0.06pt solid #000000"/>
      <style:paragraph-properties fo:text-align="center" fo:margin-left="0cm"/>
    </style:style>
    <style:style style:name="ce416" style:family="table-cell" style:parent-style-name="Default">
      <style:table-cell-properties fo:background-color="#f4a460" fo:border="0.06pt solid #000000"/>
    </style:style>
    <style:style style:name="ce634" style:family="table-cell" style:parent-style-name="Default" style:data-style-name="N3">
      <style:table-cell-properties fo:border="0.06pt solid #000000"/>
    </style:style>
    <style:style style:name="ce635" style:family="table-cell" style:parent-style-name="Default">
      <style:table-cell-properties fo:background-color="#ffff00" fo:border="0.06pt solid #000000"/>
    </style:style>
    <style:style style:name="ce636" style:family="table-cell" style:parent-style-name="Default">
      <style:table-cell-properties fo:background-color="#9acd32" style:text-align-source="fix" style:repeat-content="false" fo:border="0.06pt solid #000000"/>
      <style:paragraph-properties fo:text-align="center" fo:margin-left="0cm"/>
    </style:style>
    <style:style style:name="ce422" style:family="table-cell" style:parent-style-name="Default">
      <style:table-cell-properties fo:background-color="#9acd32" fo:border="0.06pt solid #000000"/>
    </style:style>
    <style:style style:name="ce638" style:family="table-cell" style:parent-style-name="Default">
      <style:table-cell-properties fo:background-color="#dedce6" fo:border="0.06pt solid #000000"/>
    </style:style>
    <style:style style:name="ce639" style:family="table-cell" style:parent-style-name="Default">
      <style:table-cell-properties fo:background-color="transparent" fo:border="0.06pt solid #000000"/>
    </style:style>
    <style:style style:name="ce640" style:family="table-cell" style:parent-style-name="Default" style:data-style-name="N3">
      <style:table-cell-properties fo:background-color="transparent" fo:border="0.06pt solid #000000"/>
    </style:style>
    <style:style style:name="ce641" style:family="table-cell" style:parent-style-name="Default">
      <style:table-cell-properties fo:background-color="transparent"/>
    </style:style>
    <style:style style:name="ce642" style:family="table-cell" style:parent-style-name="Default">
      <style:table-cell-properties fo:background-color="#dee6ef" fo:border="0.06pt solid #000000"/>
    </style:style>
    <style:style style:name="ce6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1" style:family="table-cell" style:parent-style-name="Default">
      <style:table-cell-properties fo:background-color="#ffffff" style:rotation-align="none"/>
    </style:style>
    <style:style style:name="ce43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6" style:family="table-cell" style:parent-style-name="Default" style:data-style-name="N3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Bilan-ouverture" table:style-name="ta1">
        <table:table-column table:style-name="co1" table:default-cell-style-name="ce274"/>
        <table:table-column table:style-name="co2" table:default-cell-style-name="ce66"/>
        <table:table-column table:style-name="co3" table:default-cell-style-name="ce292"/>
        <table:table-column table:style-name="co2" table:default-cell-style-name="ce313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Bilan d’ouverture.</text:p>
          </table:table-cell>
          <table:covered-table-cell table:style-name="ce18"/>
          <table:covered-table-cell table:style-name="ce2"/>
          <table:covered-table-cell table:style-name="ce49"/>
          <table:covered-table-cell table:style-name="ce18"/>
          <table:covered-table-cell table:style-name="ce49"/>
        </table:table-row>
        <table:table-row table:style-name="ro1">
          <table:table-cell table:style-name="ce2" office:value-type="string" calcext:value-type="string">
            <text:p>Actif</text:p>
          </table:table-cell>
          <table:table-cell table:style-name="ce18"/>
          <table:table-cell table:style-name="ce2" office:value-type="string" calcext:value-type="string">
            <text:p>Montant</text:p>
          </table:table-cell>
          <table:table-cell table:style-name="ce49" office:value-type="string" calcext:value-type="string" table:number-columns-spanned="2" table:number-rows-spanned="1">
            <text:p>Passif</text:p>
          </table:table-cell>
          <table:covered-table-cell table:style-name="ce18"/>
          <table:table-cell table:style-name="ce49" office:value-type="string" calcext:value-type="string">
            <text:p>Montant </text:p>
          </table:table-cell>
        </table:table-row>
        <table:table-row table:style-name="ro2">
          <table:table-cell table:style-name="ce263" table:number-columns-spanned="2" table:number-rows-spanned="1"/>
          <table:covered-table-cell table:style-name="ce277"/>
          <table:table-cell table:style-name="ce289"/>
          <table:table-cell table:style-name="Default"/>
          <table:table-cell/>
          <table:table-cell table:style-name="ce315"/>
        </table:table-row>
        <table:table-row table:style-name="ro2">
          <table:table-cell table:style-name="ce50" office:value-type="string" calcext:value-type="string" table:number-columns-spanned="2" table:number-rows-spanned="1">
            <text:p>Constructions </text:p>
          </table:table-cell>
          <table:covered-table-cell/>
          <table:table-cell table:style-name="ce290" office:value-type="float" office:value="10000" calcext:value-type="float">
            <text:p>10 000 <text:s text:c="2"/></text:p>
          </table:table-cell>
          <table:table-cell table:style-name="ce50" office:value-type="string" calcext:value-type="string" table:number-columns-spanned="2" table:number-rows-spanned="1">
            <text:p>Capital personnel </text:p>
          </table:table-cell>
          <table:covered-table-cell table:style-name="ce66"/>
          <table:table-cell table:style-name="ce290" office:value-type="float" office:value="500" calcext:value-type="float">
            <text:p>500 <text:s text:c="2"/></text:p>
          </table:table-cell>
        </table:table-row>
        <table:table-row table:style-name="ro2">
          <table:table-cell table:style-name="ce50" office:value-type="string" calcext:value-type="string" table:number-columns-spanned="2" table:number-rows-spanned="1">
            <text:p>Installation</text:p>
          </table:table-cell>
          <table:covered-table-cell/>
          <table:table-cell table:style-name="ce290" office:value-type="float" office:value="1400" calcext:value-type="float">
            <text:p>1 400 <text:s text:c="2"/></text:p>
          </table:table-cell>
          <table:table-cell table:style-name="ce306" office:value-type="string" calcext:value-type="string">
            <text:p>RESULTAT EXERCICE</text:p>
          </table:table-cell>
          <table:table-cell/>
          <table:table-cell table:style-name="ce316" office:value-type="float" office:value="0" calcext:value-type="float">
            <text:p>0</text:p>
          </table:table-cell>
        </table:table-row>
        <table:table-row table:style-name="ro2">
          <table:table-cell table:style-name="ce51" table:number-columns-spanned="2" table:number-rows-spanned="1"/>
          <table:covered-table-cell/>
          <table:table-cell table:style-name="ce290"/>
          <table:table-cell table:style-name="ce306" office:value-type="string" calcext:value-type="string">
            <text:p>(-)pp</text:p>
          </table:table-cell>
          <table:table-cell office:value-type="string" calcext:value-type="string">
            <text:p>(+)rbrs</text:p>
          </table:table-cell>
          <table:table-cell table:style-name="ce316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 table:number-columns-spanned="2" table:number-rows-spanned="1">
            <text:p>Matériel </text:p>
          </table:table-cell>
          <table:covered-table-cell/>
          <table:table-cell table:style-name="ce290" office:value-type="float" office:value="1500" calcext:value-type="float">
            <text:p>1 500 <text:s text:c="2"/></text:p>
          </table:table-cell>
          <table:table-cell table:style-name="ce50" office:value-type="string" calcext:value-type="string" table:number-columns-spanned="2" table:number-rows-spanned="1">
            <text:p>Subvention ANP</text:p>
          </table:table-cell>
          <table:covered-table-cell table:style-name="ce66"/>
          <table:table-cell table:style-name="ce290" office:value-type="float" office:value="10000" calcext:value-type="float">
            <text:p>10 000 <text:s text:c="2"/></text:p>
          </table:table-cell>
        </table:table-row>
        <table:table-row table:style-name="ro2">
          <table:table-cell table:style-name="ce265" office:value-type="string" calcext:value-type="string" table:number-columns-spanned="2" table:number-rows-spanned="1">
            <text:p>Transport</text:p>
          </table:table-cell>
          <table:covered-table-cell table:style-name="Default"/>
          <table:table-cell table:style-name="ce290" office:value-type="float" office:value="10000" calcext:value-type="float">
            <text:p>10 000 <text:s text:c="2"/></text:p>
          </table:table-cell>
          <table:table-cell table:style-name="ce307" office:value-type="string" calcext:value-type="string" table:number-columns-spanned="2" table:number-rows-spanned="1">
            <text:p>DJA</text:p>
          </table:table-cell>
          <table:covered-table-cell table:style-name="ce72"/>
          <table:table-cell table:style-name="ce316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Total immobilisation</text:p>
          </table:table-cell>
          <table:covered-table-cell table:style-name="ce279"/>
          <table:table-cell table:style-name="ce291" table:formula="of:=SUM([.C4:.C8])" office:value-type="float" office:value="22900" calcext:value-type="float">
            <text:p>22 900 <text:s text:c="2"/></text:p>
          </table:table-cell>
          <table:table-cell table:style-name="ce7" office:value-type="string" calcext:value-type="string">
            <text:p>Capitaux propres</text:p>
          </table:table-cell>
          <table:table-cell table:style-name="ce7"/>
          <table:table-cell table:style-name="ce291" table:formula="of:=SUM([.F4]+[.F5])-[.F6]+[.F7]+[.F8]" office:value-type="float" office:value="10500" calcext:value-type="float">
            <text:p>10 500 <text:s text:c="2"/></text:p>
          </table:table-cell>
        </table:table-row>
        <table:table-row table:style-name="ro2">
          <table:table-cell table:style-name="ce51" office:value-type="string" calcext:value-type="string" table:number-columns-spanned="2" table:number-rows-spanned="1">
            <text:p>Stocks d'approvisionnement</text:p>
          </table:table-cell>
          <table:covered-table-cell table:style-name="ce68"/>
          <table:table-cell/>
          <table:table-cell table:style-name="ce57" office:value-type="string" calcext:value-type="string" table:number-columns-spanned="2" table:number-rows-spanned="1">
            <text:p>Prêt MIIMOSA</text:p>
          </table:table-cell>
          <table:covered-table-cell table:style-name="ce68"/>
          <table:table-cell table:style-name="ce290" table:formula="of:=[.C26]-[.F9]-[.F21]-[.F25]" office:value-type="float" office:value="26100" calcext:value-type="float">
            <text:p>26 100 <text:s text:c="2"/></text:p>
          </table:table-cell>
        </table:table-row>
        <table:table-row table:style-name="ro2">
          <table:table-cell table:style-name="ce51" office:value-type="string" calcext:value-type="string" table:number-columns-spanned="2" table:number-rows-spanned="1">
            <text:p>Légumes</text:p>
          </table:table-cell>
          <table:covered-table-cell table:style-name="ce68"/>
          <table:table-cell office:value-type="float" office:value="7200" calcext:value-type="float">
            <text:p>7 200 <text:s text:c="2"/></text:p>
          </table:table-cell>
          <table:table-cell table:style-name="ce96" table:number-columns-spanned="2" table:number-rows-spanned="1"/>
          <table:covered-table-cell table:style-name="ce68"/>
          <table:table-cell table:style-name="ce290"/>
        </table:table-row>
        <table:table-row table:style-name="ro2">
          <table:table-cell table:style-name="ce267" office:value-type="string" calcext:value-type="string" table:number-columns-spanned="2" table:number-rows-spanned="1">
            <text:p>Fruit</text:p>
          </table:table-cell>
          <table:covered-table-cell table:style-name="ce281"/>
          <table:table-cell table:style-name="ce293" office:value-type="float" office:value="4000" calcext:value-type="float">
            <text:p>4 000 <text:s text:c="2"/></text:p>
          </table:table-cell>
          <table:table-cell table:style-name="ce267" table:number-columns-spanned="2" table:number-rows-spanned="1"/>
          <table:covered-table-cell table:style-name="ce281"/>
          <table:table-cell table:style-name="ce294"/>
        </table:table-row>
        <table:table-row table:style-name="ro2">
          <table:table-cell table:style-name="ce267" office:value-type="string" calcext:value-type="string" table:number-columns-spanned="2" table:number-rows-spanned="1">
            <text:p>Aromatique</text:p>
          </table:table-cell>
          <table:covered-table-cell table:style-name="ce281"/>
          <table:table-cell table:style-name="ce294" office:value-type="float" office:value="2000" calcext:value-type="float">
            <text:p>2 000 <text:s text:c="2"/></text:p>
          </table:table-cell>
          <table:table-cell table:style-name="ce308" table:number-columns-spanned="2" table:number-rows-spanned="1"/>
          <table:covered-table-cell table:style-name="ce281"/>
          <table:table-cell table:style-name="ce294"/>
        </table:table-row>
        <table:table-row table:style-name="ro2">
          <table:table-cell table:style-name="ce55" office:value-type="string" calcext:value-type="string" table:number-columns-spanned="2" table:number-rows-spanned="1">
            <text:p>Fertilisation</text:p>
          </table:table-cell>
          <table:covered-table-cell table:style-name="ce70"/>
          <table:table-cell office:value-type="float" office:value="400" calcext:value-type="float">
            <text:p>400 <text:s text:c="2"/></text:p>
          </table:table-cell>
          <table:table-cell table:style-name="ce98" table:number-columns-spanned="2" table:number-rows-spanned="1"/>
          <table:covered-table-cell table:style-name="ce72"/>
          <table:table-cell table:style-name="ce317"/>
        </table:table-row>
        <table:table-row table:style-name="ro2">
          <table:table-cell table:style-name="ce55" office:value-type="string" calcext:value-type="string" table:number-columns-spanned="2" table:number-rows-spanned="1">
            <text:p>Pot 7x7x7</text:p>
          </table:table-cell>
          <table:covered-table-cell table:style-name="ce70"/>
          <table:table-cell office:value-type="float" office:value="300" calcext:value-type="float">
            <text:p>300 <text:s text:c="2"/></text:p>
          </table:table-cell>
          <table:table-cell table:style-name="ce98" table:number-columns-spanned="2" table:number-rows-spanned="1"/>
          <table:covered-table-cell table:style-name="ce72"/>
          <table:table-cell table:style-name="ce317"/>
        </table:table-row>
        <table:table-row table:style-name="ro2">
          <table:table-cell table:style-name="ce55" office:value-type="string" calcext:value-type="string" table:number-columns-spanned="2" table:number-rows-spanned="1">
            <text:p>Cagette</text:p>
          </table:table-cell>
          <table:covered-table-cell table:style-name="ce70"/>
          <table:table-cell office:value-type="float" office:value="200" calcext:value-type="float">
            <text:p>200 <text:s text:c="2"/></text:p>
          </table:table-cell>
          <table:table-cell table:style-name="ce98" table:number-columns-spanned="2" table:number-rows-spanned="1"/>
          <table:covered-table-cell table:style-name="ce72"/>
          <table:table-cell table:style-name="ce317"/>
        </table:table-row>
        <table:table-row table:style-name="ro2">
          <table:table-cell table:style-name="ce55" office:value-type="string" calcext:value-type="string" table:number-columns-spanned="2" table:number-rows-spanned="1">
            <text:p>Terreau</text:p>
          </table:table-cell>
          <table:covered-table-cell table:style-name="ce70"/>
          <table:table-cell office:value-type="float" office:value="500" calcext:value-type="float">
            <text:p>500 <text:s text:c="2"/></text:p>
          </table:table-cell>
          <table:table-cell table:style-name="ce98" table:number-columns-spanned="2" table:number-rows-spanned="1"/>
          <table:covered-table-cell table:style-name="ce72"/>
          <table:table-cell table:style-name="ce317"/>
        </table:table-row>
        <table:table-row table:style-name="ro2">
          <table:table-cell table:style-name="ce269" office:value-type="string" calcext:value-type="string" table:number-columns-spanned="2" table:number-rows-spanned="1">
            <text:p>Total stocks</text:p>
          </table:table-cell>
          <table:covered-table-cell table:style-name="ce283"/>
          <table:table-cell table:style-name="ce295" table:formula="of:=SUM([.C10:.C13])" office:value-type="float" office:value="13200" calcext:value-type="float">
            <text:p>13 200 <text:s text:c="2"/></text:p>
          </table:table-cell>
          <table:table-cell table:style-name="ce269" office:value-type="string" calcext:value-type="string" table:number-columns-spanned="2" table:number-rows-spanned="1">
            <text:p>Total emprunts LMT</text:p>
          </table:table-cell>
          <table:covered-table-cell table:style-name="ce283"/>
          <table:table-cell table:style-name="ce295" table:formula="of:=SUM([.F10:.F13])" office:value-type="float" office:value="26100" calcext:value-type="float">
            <text:p>26 100 <text:s text:c="2"/></text:p>
          </table:table-cell>
        </table:table-row>
        <table:table-row table:style-name="ro2">
          <table:table-cell table:style-name="ce50" office:value-type="string" calcext:value-type="string" table:number-columns-spanned="2" table:number-rows-spanned="1">
            <text:p>Clients</text:p>
          </table:table-cell>
          <table:covered-table-cell/>
          <table:table-cell/>
          <table:table-cell table:style-name="ce57" office:value-type="string" calcext:value-type="string" table:number-columns-spanned="2" table:number-rows-spanned="1">
            <text:p>Fournisseurs</text:p>
          </table:table-cell>
          <table:covered-table-cell table:style-name="ce68"/>
          <table:table-cell table:style-name="ce292"/>
        </table:table-row>
        <table:table-row table:style-name="ro2">
          <table:table-cell table:style-name="ce50" office:value-type="string" calcext:value-type="string" table:number-columns-spanned="2" table:number-rows-spanned="1">
            <text:p>TVA</text:p>
          </table:table-cell>
          <table:covered-table-cell/>
          <table:table-cell table:style-name="ce290" office:value-type="float" office:value="0" calcext:value-type="float">
            <text:p>0 <text:s text:c="2"/></text:p>
          </table:table-cell>
          <table:table-cell table:style-name="ce310" table:number-columns-spanned="2" table:number-rows-spanned="1"/>
          <table:covered-table-cell table:style-name="ce66"/>
          <table:table-cell table:style-name="ce292"/>
        </table:table-row>
        <table:table-row table:style-name="ro2">
          <table:table-cell table:style-name="ce7" office:value-type="string" calcext:value-type="string" table:number-columns-spanned="2" table:number-rows-spanned="1">
            <text:p>Total créances</text:p>
          </table:table-cell>
          <table:covered-table-cell table:style-name="ce279"/>
          <table:table-cell table:style-name="ce291" table:formula="of:=SUM([.C19:.C20])" office:value-type="float" office:value="0" calcext:value-type="float">
            <text:p>0 <text:s text:c="2"/></text:p>
          </table:table-cell>
          <table:table-cell table:style-name="ce7" office:value-type="string" calcext:value-type="string" table:number-columns-spanned="2" table:number-rows-spanned="1">
            <text:p>Total dettes tiers</text:p>
          </table:table-cell>
          <table:covered-table-cell table:style-name="ce279"/>
          <table:table-cell table:style-name="ce291" table:formula="of:=SUM([.F19:.F20])" office:value-type="float" office:value="0" calcext:value-type="float">
            <text:p>0 <text:s text:c="2"/></text:p>
          </table:table-cell>
        </table:table-row>
        <table:table-row table:style-name="ro2">
          <table:table-cell table:style-name="ce57" office:value-type="string" calcext:value-type="string" table:number-columns-spanned="2" table:number-rows-spanned="1">
            <text:p>Banque </text:p>
          </table:table-cell>
          <table:covered-table-cell table:style-name="ce68"/>
          <table:table-cell table:style-name="ce296" office:value-type="float" office:value="500" calcext:value-type="float">
            <text:p>500 <text:s text:c="2"/></text:p>
          </table:table-cell>
          <table:table-cell table:style-name="ce50" office:value-type="string" calcext:value-type="string" table:number-columns-spanned="2" table:number-rows-spanned="1">
            <text:p>CT</text:p>
          </table:table-cell>
          <table:covered-table-cell table:style-name="ce66"/>
          <table:table-cell table:style-name="ce318" table:formula="of:=[.C20]" office:value-type="float" office:value="0" calcext:value-type="float">
            <text:p>0 <text:s text:c="2"/></text:p>
          </table:table-cell>
        </table:table-row>
        <table:table-row table:style-name="ro2">
          <table:table-cell table:style-name="ce307" office:value-type="string" calcext:value-type="string" table:number-columns-spanned="2" table:number-rows-spanned="1">
            <text:p>Caisse</text:p>
          </table:table-cell>
          <table:covered-table-cell table:style-name="ce72"/>
          <table:table-cell table:style-name="ce297"/>
          <table:table-cell table:style-name="ce50" office:value-type="string" calcext:value-type="string" table:number-columns-spanned="2" table:number-rows-spanned="1">
            <text:p>Banque</text:p>
          </table:table-cell>
          <table:covered-table-cell table:style-name="ce66"/>
          <table:table-cell table:style-name="ce319"/>
        </table:table-row>
        <table:table-row table:style-name="ro2">
          <table:table-cell table:style-name="ce271" table:number-columns-spanned="2" table:number-rows-spanned="1"/>
          <table:covered-table-cell table:style-name="ce72"/>
          <table:table-cell table:style-name="ce297"/>
          <table:table-cell table:style-name="ce51" table:number-columns-spanned="2" table:number-rows-spanned="1"/>
          <table:covered-table-cell table:style-name="ce66"/>
          <table:table-cell table:style-name="ce319"/>
        </table:table-row>
        <table:table-row table:style-name="ro2">
          <table:table-cell table:style-name="ce269" office:value-type="string" calcext:value-type="string" table:number-columns-spanned="2" table:number-rows-spanned="1">
            <text:p>Total CFA</text:p>
          </table:table-cell>
          <table:covered-table-cell table:style-name="ce283"/>
          <table:table-cell table:style-name="ce298" table:formula="of:=SUM([.C22:.C24])" office:value-type="float" office:value="500" calcext:value-type="float">
            <text:p>500 <text:s text:c="2"/></text:p>
          </table:table-cell>
          <table:table-cell table:style-name="ce269" office:value-type="string" calcext:value-type="string" table:number-columns-spanned="2" table:number-rows-spanned="1">
            <text:p>Total CFP</text:p>
          </table:table-cell>
          <table:covered-table-cell table:style-name="ce283"/>
          <table:table-cell table:style-name="ce295" table:formula="of:=SUM([.F22:.F23])" office:value-type="float" office:value="0" calcext:value-type="float">
            <text:p>0 <text:s text:c="2"/></text:p>
          </table:table-cell>
        </table:table-row>
        <table:table-row table:style-name="ro2">
          <table:table-cell table:style-name="ce272" office:value-type="string" calcext:value-type="string" table:number-columns-spanned="2" table:number-rows-spanned="1">
            <text:p>Total Actif</text:p>
          </table:table-cell>
          <table:covered-table-cell table:style-name="ce284"/>
          <table:table-cell table:style-name="ce299" table:formula="of:=[.C9]+[.C18]+[.C21]+[.C25]" office:value-type="float" office:value="36600" calcext:value-type="float">
            <text:p>36 600 <text:s text:c="2"/></text:p>
          </table:table-cell>
          <table:table-cell table:style-name="ce311" office:value-type="string" calcext:value-type="string" table:number-columns-spanned="2" table:number-rows-spanned="1">
            <text:p>Total passif</text:p>
          </table:table-cell>
          <table:covered-table-cell table:style-name="ce284"/>
          <table:table-cell table:style-name="ce320" table:formula="of:=[.F9]+[.F18]+[.F21]+[.F25]" office:value-type="float" office:value="36600" calcext:value-type="float">
            <text:p>36 600 <text:s text:c="2"/></text:p>
          </table:table-cell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office:value-type="string" calcext:value-type="string">
            <text:p>SAU=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73"/>
          <table:table-cell table:style-name="ce285" office:value-type="string" calcext:value-type="string">
            <text:p>EI</text:p>
          </table:table-cell>
          <table:table-cell table:style-name="ce300" office:value-type="string" calcext:value-type="string" table:number-columns-spanned="2" table:number-rows-spanned="1">
            <text:p>Groupe </text:p>
          </table:table-cell>
          <table:covered-table-cell table:style-name="ce312"/>
          <table:table-cell table:number-columns-repeated="2"/>
        </table:table-row>
        <table:table-row table:style-name="ro2">
          <table:table-cell office:value-type="string" calcext:value-type="string">
            <text:p>Actif/ha </text:p>
          </table:table-cell>
          <table:table-cell table:style-name="ce286" table:formula="of:=[.C26]/[.B28]" office:value-type="float" office:value="7320" calcext:value-type="float">
            <text:p>7 320 €</text:p>
          </table:table-cell>
          <table:table-cell table:style-name="ce301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TEG</text:p>
          </table:table-cell>
          <table:table-cell table:style-name="ce287" table:formula="of:=([.F9]+[.F18]+[.F21])/[.F26]" office:value-type="percentage" office:value="1" calcext:value-type="percentage">
            <text:p>100 %</text:p>
          </table:table-cell>
          <table:table-cell table:style-name="ce302" office:value-type="percentage" office:value="0.5" calcext:value-type="percentage" table:number-columns-spanned="2" table:number-rows-spanned="1">
            <text:p>50 %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TECT</text:p>
          </table:table-cell>
          <table:table-cell table:style-name="ce287" table:formula="of:=([.F18]+[.F21])/[.F26]" office:value-type="percentage" office:value="0.713114754098361" calcext:value-type="percentage">
            <text:p>71 %</text:p>
          </table:table-cell>
          <table:table-cell table:style-name="ce303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FR</text:p>
          </table:table-cell>
          <table:table-cell table:style-name="ce286" table:formula="of:=([.F9]+[.F18])-[.C9]" office:value-type="float" office:value="13700" calcext:value-type="float">
            <text:p>13 700 €</text:p>
          </table:table-cell>
          <table:table-cell table:style-name="ce301" office:value-type="string" calcext:value-type="string" table:number-columns-spanned="2" table:number-rows-spanned="1">
            <text:p>Positif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FR/ha</text:p>
          </table:table-cell>
          <table:table-cell table:style-name="ce286" table:formula="of:=[.B34]/5" office:value-type="float" office:value="2740" calcext:value-type="float">
            <text:p>2 740 €</text:p>
          </table:table-cell>
          <table:table-cell table:style-name="ce301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Couv stocks </text:p>
          </table:table-cell>
          <table:table-cell table:style-name="ce287" table:formula="of:=[.B34]/[.C18]" office:value-type="percentage" office:value="1.03787878787879" calcext:value-type="percentage">
            <text:p>104 %</text:p>
          </table:table-cell>
          <table:table-cell table:style-name="ce303" office:value-type="string" calcext:value-type="string" table:number-columns-spanned="2" table:number-rows-spanned="1">
            <text:p>80 %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FR</text:p>
          </table:table-cell>
          <table:table-cell table:style-name="ce286" table:formula="of:=([.C18]+[.C21])-[.F21]" office:value-type="float" office:value="13200" calcext:value-type="float">
            <text:p>13 200 €</text:p>
          </table:table-cell>
          <table:table-cell table:style-name="ce301" office:value-type="string" calcext:value-type="string" table:number-columns-spanned="2" table:number-rows-spanned="1">
            <text:p>&lt; FR</text:p>
          </table:table-cell>
          <table:covered-table-cell/>
          <table:table-cell table:number-columns-repeated="2"/>
        </table:table-row>
        <table:table-row table:style-name="ro2">
          <table:table-cell table:style-name="ce275" office:value-type="string" calcext:value-type="string">
            <text:p>TN </text:p>
          </table:table-cell>
          <table:table-cell table:style-name="ce288" table:formula="of:=[.C25]-[.F25]" office:value-type="float" office:value="500" calcext:value-type="float">
            <text:p>500 €</text:p>
          </table:table-cell>
          <table:table-cell table:style-name="ce304" office:value-type="string" calcext:value-type="string" table:number-columns-spanned="2" table:number-rows-spanned="1">
            <text:p>Positive</text:p>
          </table:table-cell>
          <table:covered-table-cell table:style-name="ce314"/>
          <table:table-cell table:number-columns-repeated="2"/>
        </table:table-row>
      </table:table>
      <table:table table:name="Bilan-Comptable" table:style-name="ta1" table:print="false">
        <table:table-column table:style-name="co4" table:default-cell-style-name="ce267"/>
        <table:table-column table:style-name="co2" table:default-cell-style-name="ce281"/>
        <table:table-column table:style-name="co2" table:default-cell-style-name="ce293"/>
        <table:table-column table:style-name="co2" table:default-cell-style-name="ce267"/>
        <table:table-column table:style-name="co2" table:number-columns-repeated="2" table:default-cell-style-name="Default"/>
        <table:table-row table:style-name="ro4">
          <table:table-cell table:style-name="ce324" office:value-type="string" calcext:value-type="string" table:number-columns-spanned="6" table:number-rows-spanned="1">
            <text:p>Bilan ouverture au .... année n</text:p>
          </table:table-cell>
          <table:covered-table-cell table:number-columns-repeated="5" table:style-name="ce124"/>
        </table:table-row>
        <table:table-row table:style-name="ro2">
          <table:table-cell table:style-name="ce325" table:number-columns-repeated="6"/>
        </table:table-row>
        <table:table-row table:style-name="ro1">
          <table:table-cell table:style-name="ce75" office:value-type="string" calcext:value-type="string" table:number-columns-spanned="2" table:number-rows-spanned="1">
            <text:p>Actif</text:p>
          </table:table-cell>
          <table:covered-table-cell table:style-name="ce334"/>
          <table:table-cell table:style-name="ce75" office:value-type="string" calcext:value-type="string">
            <text:p>Montant</text:p>
          </table:table-cell>
          <table:table-cell table:style-name="ce95" office:value-type="string" calcext:value-type="string" table:number-columns-spanned="2" table:number-rows-spanned="1">
            <text:p>Passif</text:p>
          </table:table-cell>
          <table:covered-table-cell table:style-name="ce334"/>
          <table:table-cell table:style-name="ce95" office:value-type="string" calcext:value-type="string">
            <text:p>Montant </text:p>
          </table:table-cell>
        </table:table-row>
        <table:table-row table:style-name="ro2">
          <table:table-cell table:style-name="ce327" table:number-columns-spanned="2" table:number-rows-spanned="1"/>
          <table:covered-table-cell/>
          <table:table-cell table:style-name="ce338"/>
          <table:table-cell table:style-name="ce333" table:number-columns-repeated="2"/>
          <table:table-cell table:style-name="ce338"/>
        </table:table-row>
        <table:table-row table:style-name="ro2">
          <table:table-cell office:value-type="string" calcext:value-type="string" table:number-columns-spanned="2" table:number-rows-spanned="1">
            <text:p>Constructions </text:p>
          </table:table-cell>
          <table:covered-table-cell/>
          <table:table-cell office:value-type="float" office:value="10000" calcext:value-type="float">
            <text:p>10 000 <text:s text:c="2"/></text:p>
          </table:table-cell>
          <table:table-cell office:value-type="string" calcext:value-type="string" table:number-columns-spanned="2" table:number-rows-spanned="1">
            <text:p>Capital personnel </text:p>
          </table:table-cell>
          <table:covered-table-cell table:style-name="ce281"/>
          <table:table-cell table:style-name="ce293" office:value-type="float" office:value="500" calcext:value-type="float">
            <text:p>500 <text:s text:c="2"/>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Installation</text:p>
          </table:table-cell>
          <table:covered-table-cell/>
          <table:table-cell office:value-type="float" office:value="1400" calcext:value-type="float">
            <text:p>1 400 <text:s text:c="2"/></text:p>
          </table:table-cell>
          <table:table-cell table:style-name="ce344" office:value-type="string" calcext:value-type="string">
            <text:p>RESULTAT EXERCICE</text:p>
          </table:table-cell>
          <table:table-cell table:style-name="ce333"/>
          <table:table-cell table:style-name="ce346" office:value-type="float" office:value="37500" calcext:value-type="float">
            <text:p>37500</text:p>
          </table:table-cell>
        </table:table-row>
        <table:table-row table:style-name="ro2">
          <table:table-cell table:number-columns-repeated="3"/>
          <table:table-cell table:style-name="ce344" office:value-type="string" calcext:value-type="string">
            <text:p>(-)pp</text:p>
          </table:table-cell>
          <table:table-cell table:style-name="ce333"/>
          <table:table-cell table:style-name="ce346"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Matériel </text:p>
          </table:table-cell>
          <table:covered-table-cell/>
          <table:table-cell office:value-type="float" office:value="1500" calcext:value-type="float">
            <text:p>1 500 <text:s text:c="2"/></text:p>
          </table:table-cell>
          <table:table-cell office:value-type="string" calcext:value-type="string" table:number-columns-spanned="2" table:number-rows-spanned="1">
            <text:p>Subvention ANP</text:p>
          </table:table-cell>
          <table:covered-table-cell table:style-name="ce281"/>
          <table:table-cell table:style-name="ce293" office:value-type="float" office:value="10000" calcext:value-type="float">
            <text:p>10 000 <text:s text:c="2"/></text:p>
          </table:table-cell>
        </table:table-row>
        <table:table-row table:style-name="ro2">
          <table:table-cell table:style-name="ce328" office:value-type="string" calcext:value-type="string" table:number-columns-spanned="2" table:number-rows-spanned="1">
            <text:p>Transport</text:p>
          </table:table-cell>
          <table:covered-table-cell table:style-name="ce124"/>
          <table:table-cell office:value-type="float" office:value="10000" calcext:value-type="float">
            <text:p>10 000 <text:s text:c="2"/></text:p>
          </table:table-cell>
          <table:table-cell table:style-name="ce345" office:value-type="string" calcext:value-type="string" table:number-columns-spanned="2" table:number-rows-spanned="1">
            <text:p>DJA</text:p>
          </table:table-cell>
          <table:covered-table-cell table:style-name="ce281"/>
          <table:table-cell table:style-name="ce346" office:value-type="float" office:value="21000" calcext:value-type="float">
            <text:p>21000</text:p>
          </table:table-cell>
        </table:table-row>
        <table:table-row table:style-name="ro2">
          <table:table-cell table:style-name="ce78" office:value-type="string" calcext:value-type="string" table:number-columns-spanned="2" table:number-rows-spanned="1">
            <text:p>Total immobilisation</text:p>
          </table:table-cell>
          <table:covered-table-cell table:style-name="ce335"/>
          <table:table-cell table:style-name="ce339" table:formula="of:=SUM([.C5:.C9])" office:value-type="float" office:value="22900" calcext:value-type="float">
            <text:p>22 900 <text:s text:c="2"/></text:p>
          </table:table-cell>
          <table:table-cell table:style-name="ce78" office:value-type="string" calcext:value-type="string">
            <text:p>Capitaux propres</text:p>
          </table:table-cell>
          <table:table-cell table:style-name="ce78"/>
          <table:table-cell table:style-name="ce339" table:formula="of:=SUM([.F5]+[.F6])-[.F7]+[.F8]+[.F9]" office:value-type="float" office:value="55000" calcext:value-type="float">
            <text:p>55 000 <text:s text:c="2"/></text:p>
          </table:table-cell>
        </table:table-row>
        <table:table-row table:style-name="ro2">
          <table:table-cell table:style-name="ce119" office:value-type="string" calcext:value-type="string" table:number-columns-spanned="2" table:number-rows-spanned="1">
            <text:p>Stocks d'approvisionnement</text:p>
          </table:table-cell>
          <table:covered-table-cell table:style-name="ce127"/>
          <table:table-cell table:style-name="ce294"/>
          <table:table-cell office:value-type="string" calcext:value-type="string" table:number-columns-spanned="2" table:number-rows-spanned="1">
            <text:p>Prêt MIIMOSA</text:p>
          </table:table-cell>
          <table:covered-table-cell table:style-name="ce281"/>
          <table:table-cell table:style-name="ce293" office:value-type="float" office:value="11089" calcext:value-type="float">
            <text:p>11 089 <text:s text:c="2"/></text:p>
          </table:table-cell>
        </table:table-row>
        <table:table-row table:style-name="ro2">
          <table:table-cell table:style-name="ce120" office:value-type="string" calcext:value-type="string" table:number-columns-spanned="2" table:number-rows-spanned="1">
            <text:p>Légumes</text:p>
          </table:table-cell>
          <table:covered-table-cell/>
          <table:table-cell table:style-name="ce294" office:value-type="float" office:value="7200" calcext:value-type="float">
            <text:p>7 200 <text:s text:c="2"/></text:p>
          </table:table-cell>
          <table:table-cell/>
          <table:table-cell table:style-name="ce281"/>
          <table:table-cell table:style-name="ce293"/>
        </table:table-row>
        <table:table-row table:style-name="ro2">
          <table:table-cell office:value-type="string" calcext:value-type="string" table:number-columns-spanned="2" table:number-rows-spanned="1">
            <text:p>Fruit</text:p>
          </table:table-cell>
          <table:covered-table-cell/>
          <table:table-cell office:value-type="float" office:value="4000" calcext:value-type="float">
            <text:p>4 000 <text:s text:c="2"/></text:p>
          </table:table-cell>
          <table:table-cell table:number-columns-spanned="2" table:number-rows-spanned="1"/>
          <table:covered-table-cell table:style-name="ce281"/>
          <table:table-cell table:style-name="ce294"/>
        </table:table-row>
        <table:table-row table:style-name="ro2">
          <table:table-cell office:value-type="string" calcext:value-type="string" table:number-columns-spanned="2" table:number-rows-spanned="1">
            <text:p>Aromatique</text:p>
          </table:table-cell>
          <table:covered-table-cell/>
          <table:table-cell table:style-name="ce294" office:value-type="float" office:value="2000" calcext:value-type="float">
            <text:p>2 000 <text:s text:c="2"/></text:p>
          </table:table-cell>
          <table:table-cell table:style-name="ce308" table:number-columns-spanned="2" table:number-rows-spanned="1"/>
          <table:covered-table-cell table:style-name="ce281"/>
          <table:table-cell table:style-name="ce294"/>
        </table:table-row>
        <table:table-row table:style-name="ro2">
          <table:table-cell table:style-name="ce120" office:value-type="string" calcext:value-type="string" table:number-columns-spanned="2" table:number-rows-spanned="1">
            <text:p>Fertilisation</text:p>
          </table:table-cell>
          <table:covered-table-cell/>
          <table:table-cell table:style-name="ce294" office:value-type="float" office:value="400" calcext:value-type="float">
            <text:p>400 <text:s text:c="2"/></text:p>
          </table:table-cell>
          <table:table-cell table:style-name="ce308"/>
          <table:table-cell table:style-name="ce281"/>
          <table:table-cell table:style-name="ce294"/>
        </table:table-row>
        <table:table-row table:style-name="ro2">
          <table:table-cell table:style-name="ce120" office:value-type="string" calcext:value-type="string" table:number-columns-spanned="2" table:number-rows-spanned="1">
            <text:p>Pot 7x7x7</text:p>
          </table:table-cell>
          <table:covered-table-cell/>
          <table:table-cell table:style-name="ce294" office:value-type="float" office:value="300" calcext:value-type="float">
            <text:p>300 <text:s text:c="2"/></text:p>
          </table:table-cell>
          <table:table-cell table:style-name="ce308"/>
          <table:table-cell table:style-name="ce281"/>
          <table:table-cell table:style-name="ce294"/>
        </table:table-row>
        <table:table-row table:style-name="ro2">
          <table:table-cell table:style-name="ce120" office:value-type="string" calcext:value-type="string" table:number-columns-spanned="2" table:number-rows-spanned="1">
            <text:p>Cagette</text:p>
          </table:table-cell>
          <table:covered-table-cell/>
          <table:table-cell table:style-name="ce294" office:value-type="float" office:value="200" calcext:value-type="float">
            <text:p>200 <text:s text:c="2"/></text:p>
          </table:table-cell>
          <table:table-cell table:style-name="ce308"/>
          <table:table-cell table:style-name="ce281"/>
          <table:table-cell table:style-name="ce294"/>
        </table:table-row>
        <table:table-row table:style-name="ro2">
          <table:table-cell table:style-name="ce120" office:value-type="string" calcext:value-type="string" table:number-columns-spanned="2" table:number-rows-spanned="1">
            <text:p>Terreau</text:p>
          </table:table-cell>
          <table:covered-table-cell/>
          <table:table-cell table:style-name="ce294" office:value-type="float" office:value="500" calcext:value-type="float">
            <text:p>500 <text:s text:c="2"/></text:p>
          </table:table-cell>
          <table:table-cell table:style-name="ce308"/>
          <table:table-cell table:style-name="ce281"/>
          <table:table-cell table:style-name="ce294"/>
        </table:table-row>
        <table:table-row table:style-name="ro2">
          <table:table-cell table:style-name="ce330" office:value-type="string" calcext:value-type="string" table:number-columns-spanned="2" table:number-rows-spanned="1">
            <text:p>Total stocks</text:p>
          </table:table-cell>
          <table:covered-table-cell table:style-name="ce336"/>
          <table:table-cell table:style-name="ce340" table:formula="of:=SUM([.C11:.C14])" office:value-type="float" office:value="13200" calcext:value-type="float">
            <text:p>13 200 <text:s text:c="2"/></text:p>
          </table:table-cell>
          <table:table-cell table:style-name="ce330" office:value-type="string" calcext:value-type="string" table:number-columns-spanned="2" table:number-rows-spanned="1">
            <text:p>Total emprunts LMT</text:p>
          </table:table-cell>
          <table:covered-table-cell table:style-name="ce336"/>
          <table:table-cell table:style-name="ce340" table:formula="of:=SUM([.F11:.F14])" office:value-type="float" office:value="11089" calcext:value-type="float">
            <text:p>11 089 <text:s text:c="2"/>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lients</text:p>
          </table:table-cell>
          <table:covered-table-cell/>
          <table:table-cell table:style-name="ce294"/>
          <table:table-cell office:value-type="string" calcext:value-type="string" table:number-columns-spanned="2" table:number-rows-spanned="1">
            <text:p>Fournisseurs</text:p>
          </table:table-cell>
          <table:covered-table-cell table:style-name="ce281"/>
          <table:table-cell table:style-name="ce294"/>
        </table:table-row>
        <table:table-row table:style-name="ro2">
          <table:table-cell office:value-type="string" calcext:value-type="string" table:number-columns-spanned="2" table:number-rows-spanned="1">
            <text:p>TVA</text:p>
          </table:table-cell>
          <table:covered-table-cell/>
          <table:table-cell office:value-type="float" office:value="0" calcext:value-type="float">
            <text:p>0 <text:s text:c="2"/></text:p>
          </table:table-cell>
          <table:table-cell table:style-name="ce331" table:number-columns-spanned="2" table:number-rows-spanned="1"/>
          <table:covered-table-cell table:style-name="ce281"/>
          <table:table-cell table:style-name="ce294"/>
        </table:table-row>
        <table:table-row table:style-name="ro2">
          <table:table-cell table:style-name="ce78" office:value-type="string" calcext:value-type="string" table:number-columns-spanned="2" table:number-rows-spanned="1">
            <text:p>Total créances</text:p>
          </table:table-cell>
          <table:covered-table-cell table:style-name="ce335"/>
          <table:table-cell table:style-name="ce339" table:formula="of:=SUM([.C20:.C21])" office:value-type="float" office:value="0" calcext:value-type="float">
            <text:p>0 <text:s text:c="2"/></text:p>
          </table:table-cell>
          <table:table-cell table:style-name="ce78" office:value-type="string" calcext:value-type="string" table:number-columns-spanned="2" table:number-rows-spanned="1">
            <text:p>Total dettes tiers</text:p>
          </table:table-cell>
          <table:covered-table-cell table:style-name="ce335"/>
          <table:table-cell table:style-name="ce339" table:formula="of:=SUM([.F20:.F21])" office:value-type="float" office:value="0" calcext:value-type="float">
            <text:p>0 <text:s text:c="2"/>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anque </text:p>
          </table:table-cell>
          <table:covered-table-cell/>
          <table:table-cell office:value-type="float" office:value="500" calcext:value-type="float">
            <text:p>500 <text:s text:c="2"/></text:p>
          </table:table-cell>
          <table:table-cell office:value-type="string" calcext:value-type="string" table:number-columns-spanned="2" table:number-rows-spanned="1">
            <text:p>CT</text:p>
          </table:table-cell>
          <table:covered-table-cell table:style-name="ce281"/>
          <table:table-cell table:style-name="ce347" table:formula="of:=[.C21]" office:value-type="float" office:value="0" calcext:value-type="float">
            <text:p>0 <text:s text:c="2"/></text:p>
          </table:table-cell>
        </table:table-row>
        <table:table-row table:style-name="ro2">
          <table:table-cell table:style-name="ce331" office:value-type="string" calcext:value-type="string" table:number-columns-spanned="2" table:number-rows-spanned="1">
            <text:p>Caisse</text:p>
          </table:table-cell>
          <table:covered-table-cell/>
          <table:table-cell table:style-name="ce341"/>
          <table:table-cell office:value-type="string" calcext:value-type="string" table:number-columns-spanned="2" table:number-rows-spanned="1">
            <text:p>Banque</text:p>
          </table:table-cell>
          <table:covered-table-cell table:style-name="ce281"/>
          <table:table-cell table:style-name="ce348"/>
        </table:table-row>
        <table:table-row table:style-name="ro2">
          <table:table-cell table:style-name="ce331" office:value-type="string" calcext:value-type="string" table:number-columns-spanned="2" table:number-rows-spanned="1">
            <text:p>Remunération / Salarié 1750h x10,08</text:p>
          </table:table-cell>
          <table:covered-table-cell/>
          <table:table-cell table:style-name="ce341" office:value-type="float" office:value="20400" calcext:value-type="float">
            <text:p>20 400 <text:s text:c="2"/></text:p>
          </table:table-cell>
          <table:table-cell/>
          <table:table-cell table:style-name="ce281"/>
          <table:table-cell table:style-name="ce348"/>
        </table:table-row>
        <table:table-row table:style-name="ro2">
          <table:table-cell table:style-name="ce330" office:value-type="string" calcext:value-type="string" table:number-columns-spanned="2" table:number-rows-spanned="1">
            <text:p>Total CFA</text:p>
          </table:table-cell>
          <table:covered-table-cell table:style-name="ce336"/>
          <table:table-cell table:style-name="ce340" table:formula="of:=SUM([.C23:.C25])" office:value-type="float" office:value="20900" calcext:value-type="float">
            <text:p>20 900 <text:s text:c="2"/></text:p>
          </table:table-cell>
          <table:table-cell table:style-name="ce330" office:value-type="string" calcext:value-type="string" table:number-columns-spanned="2" table:number-rows-spanned="1">
            <text:p>Total CFP</text:p>
          </table:table-cell>
          <table:covered-table-cell table:style-name="ce336"/>
          <table:table-cell table:style-name="ce340" table:formula="of:=SUM([.F23:.F24])" office:value-type="float" office:value="0" calcext:value-type="float">
            <text:p>0 <text:s text:c="2"/></text:p>
          </table:table-cell>
        </table:table-row>
        <table:table-row table:style-name="ro2">
          <table:table-cell table:style-name="ce332" office:value-type="string" calcext:value-type="string" table:number-columns-spanned="2" table:number-rows-spanned="1">
            <text:p>Total Actif</text:p>
          </table:table-cell>
          <table:covered-table-cell table:style-name="ce337"/>
          <table:table-cell table:style-name="ce342" table:formula="of:=[.C10]+[.C19]+[.C22]+[.C26]" office:value-type="float" office:value="57000" calcext:value-type="float">
            <text:p>57 000 <text:s text:c="2"/></text:p>
          </table:table-cell>
          <table:table-cell table:style-name="ce332" office:value-type="string" calcext:value-type="string" table:number-columns-spanned="2" table:number-rows-spanned="1">
            <text:p>Total passif</text:p>
          </table:table-cell>
          <table:covered-table-cell table:style-name="ce337"/>
          <table:table-cell table:style-name="ce342" table:formula="of:=[.F10]+[.F19]+[.F22]+[.F26]" office:value-type="float" office:value="66089" calcext:value-type="float">
            <text:p>66 089 <text:s text:c="2"/></text:p>
          </table:table-cell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office:value-type="string" calcext:value-type="string">
            <text:p>SAU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73"/>
          <table:table-cell table:style-name="ce285" office:value-type="string" calcext:value-type="string">
            <text:p>EI</text:p>
          </table:table-cell>
          <table:table-cell table:style-name="ce300" office:value-type="string" calcext:value-type="string" table:number-columns-spanned="2" table:number-rows-spanned="1">
            <text:p>Groupe </text:p>
          </table:table-cell>
          <table:covered-table-cell table:style-name="ce312"/>
          <table:table-cell table:number-columns-repeated="2"/>
        </table:table-row>
        <table:table-row table:style-name="ro2">
          <table:table-cell table:style-name="ce274" office:value-type="string" calcext:value-type="string">
            <text:p>Actif/ha </text:p>
          </table:table-cell>
          <table:table-cell table:style-name="ce286" table:formula="of:=[.C27]/[.B29]" office:value-type="float" office:value="11400" calcext:value-type="float">
            <text:p>11 400 €</text:p>
          </table:table-cell>
          <table:table-cell table:style-name="ce301" table:number-columns-spanned="2" table:number-rows-spanned="1"/>
          <table:covered-table-cell table:style-name="ce313"/>
          <table:table-cell/>
          <table:table-cell office:value-type="string" calcext:value-type="string">
            <text:p>Financement miimosa rembousable en 5 ans</text:p>
          </table:table-cell>
        </table:table-row>
        <table:table-row table:style-name="ro2">
          <table:table-cell table:style-name="ce274" office:value-type="string" calcext:value-type="string">
            <text:p>TEG</text:p>
          </table:table-cell>
          <table:table-cell table:style-name="ce287" table:formula="of:=([.F10]+[.F19]+[.F22])/[.F27]" office:value-type="percentage" office:value="1" calcext:value-type="percentage">
            <text:p>100 %</text:p>
          </table:table-cell>
          <table:table-cell table:style-name="ce302" office:value-type="percentage" office:value="0.5" calcext:value-type="percentage" table:number-columns-spanned="2" table:number-rows-spanned="1">
            <text:p>50 %</text:p>
          </table:table-cell>
          <table:covered-table-cell table:style-name="ce313"/>
          <table:table-cell/>
          <table:table-cell table:formula="of:=[.F11]/5" office:value-type="float" office:value="2217.8" calcext:value-type="float">
            <text:p>2217,8</text:p>
          </table:table-cell>
        </table:table-row>
        <table:table-row table:style-name="ro2">
          <table:table-cell table:style-name="ce274" office:value-type="string" calcext:value-type="string">
            <text:p>TECT</text:p>
          </table:table-cell>
          <table:table-cell table:style-name="ce287" table:formula="of:=([.F19]+[.F22])/[.F27]" office:value-type="percentage" office:value="0.167788890738247" calcext:value-type="percentage">
            <text:p>17 %</text:p>
          </table:table-cell>
          <table:table-cell table:style-name="ce303" table:number-columns-spanned="2" table:number-rows-spanned="1"/>
          <table:covered-table-cell table:style-name="ce313"/>
          <table:table-cell/>
          <table:table-cell office:value-type="string" calcext:value-type="string">
            <text:p>rembousa</text:p>
          </table:table-cell>
        </table:table-row>
        <table:table-row table:style-name="ro2">
          <table:table-cell table:style-name="ce274" office:value-type="string" calcext:value-type="string">
            <text:p>FR</text:p>
          </table:table-cell>
          <table:table-cell table:style-name="ce286" table:formula="of:=([.F10]+[.F19])-[.C10]" office:value-type="float" office:value="43189" calcext:value-type="float">
            <text:p>43 189 €</text:p>
          </table:table-cell>
          <table:table-cell table:style-name="ce301" office:value-type="string" calcext:value-type="string" table:number-columns-spanned="2" table:number-rows-spanned="1">
            <text:p>Positif</text:p>
          </table:table-cell>
          <table:covered-table-cell table:style-name="ce313"/>
          <table:table-cell table:number-columns-repeated="2"/>
        </table:table-row>
        <table:table-row table:style-name="ro2">
          <table:table-cell table:style-name="ce274" office:value-type="string" calcext:value-type="string">
            <text:p>FR/ha</text:p>
          </table:table-cell>
          <table:table-cell table:style-name="ce286" table:formula="of:=[.B35]/5" office:value-type="float" office:value="8637.8" calcext:value-type="float">
            <text:p>8 638 €</text:p>
          </table:table-cell>
          <table:table-cell table:style-name="ce301" table:number-columns-spanned="2" table:number-rows-spanned="1"/>
          <table:covered-table-cell table:style-name="ce313"/>
          <table:table-cell table:number-columns-repeated="2"/>
        </table:table-row>
        <table:table-row table:style-name="ro2">
          <table:table-cell table:style-name="ce274" office:value-type="string" calcext:value-type="string">
            <text:p>Couv stocks </text:p>
          </table:table-cell>
          <table:table-cell table:style-name="ce287" table:formula="of:=[.B35]/[.C19]" office:value-type="percentage" office:value="3.27189393939394" calcext:value-type="percentage">
            <text:p>327 %</text:p>
          </table:table-cell>
          <table:table-cell table:style-name="ce303" office:value-type="string" calcext:value-type="string" table:number-columns-spanned="2" table:number-rows-spanned="1">
            <text:p>80 %</text:p>
          </table:table-cell>
          <table:covered-table-cell table:style-name="ce313"/>
          <table:table-cell table:number-columns-repeated="2"/>
        </table:table-row>
        <table:table-row table:style-name="ro2">
          <table:table-cell table:style-name="ce274" office:value-type="string" calcext:value-type="string">
            <text:p>BFR</text:p>
          </table:table-cell>
          <table:table-cell table:style-name="ce286" table:formula="of:=([.C19]+[.C22])-[.F22]" office:value-type="float" office:value="13200" calcext:value-type="float">
            <text:p>13 200 €</text:p>
          </table:table-cell>
          <table:table-cell table:style-name="ce301" office:value-type="string" calcext:value-type="string" table:number-columns-spanned="2" table:number-rows-spanned="1">
            <text:p>&lt; FR</text:p>
          </table:table-cell>
          <table:covered-table-cell table:style-name="ce313"/>
          <table:table-cell table:number-columns-repeated="2"/>
        </table:table-row>
        <table:table-row table:style-name="ro2">
          <table:table-cell table:style-name="ce275" office:value-type="string" calcext:value-type="string">
            <text:p>TN </text:p>
          </table:table-cell>
          <table:table-cell table:style-name="ce288" table:formula="of:=[.C26]-[.F26]" office:value-type="float" office:value="20900" calcext:value-type="float">
            <text:p>20 900 €</text:p>
          </table:table-cell>
          <table:table-cell table:style-name="ce304" office:value-type="string" calcext:value-type="string" table:number-columns-spanned="2" table:number-rows-spanned="1">
            <text:p>Positive</text:p>
          </table:table-cell>
          <table:covered-table-cell table:style-name="ce314"/>
          <table:table-cell table:number-columns-repeated="2"/>
        </table:table-row>
      </table:table>
      <table:table table:name="Cr" table:style-name="ta1">
        <table:table-column table:style-name="co5" table:default-cell-style-name="ce220"/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216" office:value-type="string" calcext:value-type="string" table:number-columns-spanned="2" table:number-rows-spanned="1">
            <text:p>Compte de résultat du …….. Au…….. (en euros)</text:p>
          </table:table-cell>
          <table:covered-table-cell/>
          <table:table-cell/>
        </table:table-row>
        <table:table-row table:style-name="ro2">
          <table:table-cell table:style-name="ce217" table:number-columns-repeated="2"/>
          <table:table-cell/>
        </table:table-row>
        <table:table-row table:style-name="ro2">
          <table:table-cell table:style-name="ce218" office:value-type="string" calcext:value-type="string">
            <text:p>Vente légumes (+30 % perte )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Fruits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aromatiqu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de Semence/plant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4">
          <table:table-cell table:style-name="ce219" office:value-type="string" calcext:value-type="string">
            <text:p>Total PA</text:p>
          </table:table-cell>
          <table:table-cell table:style-name="ce232" table:formula="of:=SUM([.B3:.B6])" office:value-type="float" office:value="15500" calcext:value-type="float">
            <text:p>15500</text:p>
          </table:table-cell>
          <table:table-cell/>
        </table:table-row>
        <table:table-row table:style-name="ro2">
          <table:table-cell office:value-type="string" calcext:value-type="string">
            <text:p>Engrais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221" office:value-type="string" calcext:value-type="string">
            <text:p>Semence</text:p>
          </table:table-cell>
          <table:table-cell table:style-name="ce233" table:formula="of:=+2000+7200" office:value-type="currency" office:currency="EUR" office:value="9200" calcext:value-type="currency">
            <text:p>9 200 €</text:p>
          </table:table-cell>
          <table:table-cell/>
        </table:table-row>
        <table:table-row table:style-name="ro2">
          <table:table-cell table:style-name="ce221" office:value-type="string" calcext:value-type="string">
            <text:p>pot 7x7x7</text:p>
          </table:table-cell>
          <table:table-cell table:style-name="ce233" table:formula="of:=+200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table:style-name="ce221" office:value-type="string" calcext:value-type="string">
            <text:p>Plaque de culture</text:p>
          </table:table-cell>
          <table:table-cell table:style-name="ce233" table:formula="of:=+200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table:style-name="ce221" office:value-type="string" calcext:value-type="string">
            <text:p>Terreau</text:p>
          </table:table-cell>
          <table:table-cell table:style-name="ce233" table:formula="of:=+200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charges opérationnelles</text:p>
          </table:table-cell>
          <table:table-cell table:style-name="ce234" table:formula="of:=SUM([.B8:.B12])" office:value-type="currency" office:currency="EUR" office:value="10200" calcext:value-type="currency">
            <text:p>10 200 €</text:p>
          </table:table-cell>
          <table:table-cell/>
        </table:table-row>
        <table:table-row table:style-name="ro4">
          <table:table-cell table:style-name="ce223" office:value-type="string" calcext:value-type="string">
            <text:p>Total MBG</text:p>
          </table:table-cell>
          <table:table-cell table:style-name="ce232" table:formula="of:=[.B7]-[.B13]" office:value-type="float" office:value="5300" calcext:value-type="float">
            <text:p>5300</text:p>
          </table:table-cell>
          <table:table-cell/>
        </table:table-row>
        <table:table-row table:style-name="ro2">
          <table:table-cell table:style-name="ce221" office:value-type="string" calcext:value-type="string">
            <text:p>Carburant/Lubrifiant </text:p>
          </table:table-cell>
          <table:table-cell table:style-name="ce235" office:value-type="currency" office:currency="EUR" office:value="1498" calcext:value-type="currency">
            <text:p>1 498 €</text:p>
          </table:table-cell>
          <table:table-cell/>
        </table:table-row>
        <table:table-row table:style-name="ro2">
          <table:table-cell office:value-type="string" calcext:value-type="string">
            <text:p>Entretien matériel</text:p>
          </table:table-cell>
          <table:table-cell table:style-name="ce235" office:value-type="currency" office:currency="EUR" office:value="500" calcext:value-type="currency">
            <text:p>500 €</text:p>
          </table:table-cell>
          <table:table-cell/>
        </table:table-row>
        <table:table-row table:style-name="ro2">
          <table:table-cell office:value-type="string" calcext:value-type="string">
            <text:p>Loyer TDL</text:p>
          </table:table-cell>
          <table:table-cell table:style-name="ce236" office:value-type="currency" office:currency="EUR" office:value="900" calcext:value-type="currency">
            <text:p>900 €</text:p>
          </table:table-cell>
          <table:table-cell/>
        </table:table-row>
        <table:table-row table:style-name="ro2">
          <table:table-cell office:value-type="string" calcext:value-type="string">
            <text:p>Eau</text:p>
          </table:table-cell>
          <table:table-cell table:style-name="ce233" office:value-type="currency" office:currency="EUR" office:value="600" calcext:value-type="currency">
            <text:p>600 €</text:p>
          </table:table-cell>
          <table:table-cell/>
        </table:table-row>
        <table:table-row table:style-name="ro2">
          <table:table-cell office:value-type="string" calcext:value-type="string">
            <text:p>Frais divers</text:p>
          </table:table-cell>
          <table:table-cell table:style-name="ce233" office:value-type="currency" office:currency="EUR" office:value="200" calcext:value-type="currency">
            <text:p>200 €</text:p>
          </table:table-cell>
          <table:table-cell/>
        </table:table-row>
        <table:table-row table:style-name="ro2">
          <table:table-cell office:value-type="string" calcext:value-type="string">
            <text:p>Assurance</text:p>
          </table:table-cell>
          <table:table-cell table:style-name="ce233" office:value-type="currency" office:currency="EUR" office:value="1000" calcext:value-type="currency">
            <text:p>1 000 €</text:p>
          </table:table-cell>
          <table:table-cell/>
        </table:table-row>
        <table:table-row table:style-name="ro2">
          <table:table-cell office:value-type="string" calcext:value-type="string">
            <text:p>Gestion PTT</text:p>
          </table:table-cell>
          <table:table-cell table:style-name="ce233" office:value-type="currency" office:currency="EUR" office:value="250" calcext:value-type="currency">
            <text:p>250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TSFE</text:p>
          </table:table-cell>
          <table:table-cell table:style-name="ce237" table:formula="of:=SUM([.B15:.B20])" office:value-type="currency" office:currency="EUR" office:value="4698" calcext:value-type="currency">
            <text:p>4 698 €</text:p>
          </table:table-cell>
          <table:table-cell/>
        </table:table-row>
        <table:table-row table:style-name="ro5">
          <table:table-cell table:style-name="ce224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22"/>
          <table:table-cell table:number-columns-repeated="2"/>
        </table:table-row>
        <table:table-row table:style-name="ro2">
          <table:table-cell table:style-name="ce222" office:value-type="string" calcext:value-type="string">
            <text:p>Charges de structures</text:p>
          </table:table-cell>
          <table:table-cell table:style-name="ce237" table:formula="of:=([.B22]+[.B23])" office:value-type="currency" office:currency="EUR" office:value="4698" calcext:value-type="currency">
            <text:p>4 698 €</text:p>
          </table:table-cell>
          <table:table-cell/>
        </table:table-row>
        <table:table-row table:style-name="ro4">
          <table:table-cell table:style-name="ce223" office:value-type="string" calcext:value-type="string">
            <text:p>Valeur ajoutée</text:p>
          </table:table-cell>
          <table:table-cell table:style-name="ce238" table:formula="of:=[.B14]-[.B25]" office:value-type="currency" office:currency="EUR" office:value="602" calcext:value-type="currency">
            <text:p>602 €</text:p>
          </table:table-cell>
          <table:table-cell/>
        </table:table-row>
        <table:table-row table:style-name="ro2">
          <table:table-cell office:value-type="string" calcext:value-type="string">
            <text:p>Charges sociales exploitants (MSA)</text:p>
          </table:table-cell>
          <table:table-cell table:style-name="ce236" office:value-type="currency" office:currency="EUR" office:value="0" calcext:value-type="currency">
            <text:p>0 €</text:p>
          </table:table-cell>
          <table:table-cell/>
        </table:table-row>
        <table:table-row table:style-name="ro5">
          <table:table-cell table:style-name="ce224" office:value-type="string" calcext:value-type="string">
            <text:p>Charge Patronale ( 42% )</text:p>
          </table:table-cell>
          <table:table-cell table:style-name="ce236" table:formula="of:=[.B23]*0.42" office:value-type="currency" office:currency="EUR" office:value="0" calcext:value-type="currency">
            <text:p>0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charges de personnel</text:p>
          </table:table-cell>
          <table:table-cell table:style-name="ce239" table:formula="of:=SUM([.B27]+[.B28])" office:value-type="currency" office:currency="EUR" office:value="0" calcext:value-type="currency">
            <text:p>0 €</text:p>
          </table:table-cell>
          <table:table-cell/>
        </table:table-row>
        <table:table-row table:style-name="ro4">
          <table:table-cell table:style-name="ce225" office:value-type="string" calcext:value-type="string">
            <text:p>Excédent brut d'exploitation </text:p>
          </table:table-cell>
          <table:table-cell table:style-name="ce238" table:formula="of:=[.B26]-[.B29]" office:value-type="currency" office:currency="EUR" office:value="602" calcext:value-type="currency">
            <text:p>602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amortissement </text:p>
          </table:table-cell>
          <table:table-cell table:number-columns-repeated="2"/>
        </table:table-row>
        <table:table-row table:style-name="ro4">
          <table:table-cell table:style-name="ce226" office:value-type="string" calcext:value-type="string">
            <text:p>Résultat d'exploitation</text:p>
          </table:table-cell>
          <table:table-cell table:style-name="ce240" table:formula="of:=[.B30]-[.B31]" office:value-type="currency" office:currency="EUR" office:value="602" calcext:value-type="currency">
            <text:p>602 €</text:p>
          </table:table-cell>
          <table:table-cell/>
        </table:table-row>
        <table:table-row table:style-name="ro2">
          <table:table-cell office:value-type="string" calcext:value-type="string">
            <text:p>+ Produit financi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-charges <text:s/>financières LM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-charges financières C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227" office:value-type="string" calcext:value-type="string">
            <text:p>Résultat courant </text:p>
          </table:table-cell>
          <table:table-cell table:style-name="ce241" table:formula="of:=[.B32]+[.B33]-[.B34]-[.B35]" office:value-type="currency" office:currency="EUR" office:value="602" calcext:value-type="currency">
            <text:p>602 €</text:p>
          </table:table-cell>
          <table:table-cell/>
        </table:table-row>
        <table:table-row table:style-name="ro3" table:number-rows-repeated="3">
          <table:table-cell table:style-name="Default"/>
          <table:table-cell table:number-columns-repeated="2"/>
        </table:table-row>
        <table:table-row table:style-name="ro2">
          <table:table-cell table:style-name="ce228" office:value-type="string" calcext:value-type="string">
            <text:p>SIG en €</text:p>
          </table:table-cell>
          <table:table-cell table:style-name="ce228" office:value-type="string" calcext:value-type="string">
            <text:p>EI</text:p>
          </table:table-cell>
          <table:table-cell table:style-name="ce250" office:value-type="string" calcext:value-type="string">
            <text:p>Groupe </text:p>
          </table:table-cell>
        </table:table-row>
        <table:table-row table:style-name="ro2">
          <table:table-cell table:style-name="ce229" office:value-type="string" calcext:value-type="string">
            <text:p>SAU </text:p>
          </table:table-cell>
          <table:table-cell table:style-name="ce242" office:value-type="float" office:value="5" calcext:value-type="float">
            <text:p>5,00ha 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PA</text:p>
          </table:table-cell>
          <table:table-cell table:style-name="ce243" table:formula="of:=[.B7]" office:value-type="float" office:value="15500" calcext:value-type="float">
            <text:p>15 500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Résultat d'exploitation </text:p>
          </table:table-cell>
          <table:table-cell table:style-name="ce243" table:formula="of:=[.B32]" office:value-type="float" office:value="602" calcext:value-type="float">
            <text:p>602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Résultat financier </text:p>
          </table:table-cell>
          <table:table-cell table:style-name="ce243" table:formula="of:=[.B33]-[.B34]" office:value-type="float" office:value="0" calcext:value-type="float">
            <text:p>0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Résultat courant </text:p>
          </table:table-cell>
          <table:table-cell table:style-name="ce243" table:formula="of:=[.B43]+[.B44]" office:value-type="float" office:value="602" calcext:value-type="float">
            <text:p>602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MBG</text:p>
          </table:table-cell>
          <table:table-cell table:style-name="ce243" table:formula="of:=[.B14]-[.B26]" office:value-type="float" office:value="4698" calcext:value-type="float">
            <text:p>4 698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MBG/PA</text:p>
          </table:table-cell>
          <table:table-cell table:style-name="ce244" table:formula="of:=[.B46]/[.B42]" office:value-type="percentage" office:value="0.303096774193548" calcext:value-type="percentage">
            <text:p>30 %</text:p>
          </table:table-cell>
          <table:table-cell table:style-name="ce229" office:value-type="string" calcext:value-type="string">
            <text:p>60-65 %</text:p>
          </table:table-cell>
        </table:table-row>
        <table:table-row table:style-name="ro2">
          <table:table-cell table:style-name="ce229" office:value-type="string" calcext:value-type="string">
            <text:p>Va </text:p>
          </table:table-cell>
          <table:table-cell table:style-name="ce244" table:formula="of:=[.B29]" office:value-type="percentage" office:value="0" calcext:value-type="percentage">
            <text:p>0 %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EBE <text:s/></text:p>
          </table:table-cell>
          <table:table-cell table:style-name="ce243" table:formula="of:=[.B46]-[.B48]" office:value-type="float" office:value="4698" calcext:value-type="float">
            <text:p>4 698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EBE/Produits <text:s/></text:p>
          </table:table-cell>
          <table:table-cell table:style-name="ce31" table:formula="of:=([.B49]/[.B42])*100" office:value-type="float" office:value="30.3096774193548" calcext:value-type="float">
            <text:p>30</text:p>
          </table:table-cell>
          <table:table-cell table:style-name="ce229" office:value-type="string" calcext:value-type="string">
            <text:p>30-35 %</text:p>
          </table:table-cell>
        </table:table-row>
        <table:table-row table:style-name="ro2">
          <table:table-cell table:style-name="ce230" office:value-type="string" calcext:value-type="string">
            <text:p>Annuités <text:s/></text:p>
          </table:table-cell>
          <table:table-cell table:style-name="ce245" table:formula="of:=['file:///Users/root1/Downloads/outil_comptable_anne.xlsx'#$Bilan.J12]+['file:///Users/root1/Downloads/outil_comptable_anne.xlsx'#$Bilan.J13]+['file:///Users/root1/Downloads/outil_comptable_anne.xlsx'#$Bilan.J14]" office:value-type="float" office:value="0" calcext:value-type="float">
            <text:p>0 €</text:p>
          </table:table-cell>
          <table:table-cell table:style-name="ce251"/>
        </table:table-row>
        <table:table-row table:style-name="ro2">
          <table:table-cell table:style-name="ce230" office:value-type="string" calcext:value-type="string">
            <text:p>Annuité/EBE </text:p>
          </table:table-cell>
          <table:table-cell table:style-name="ce246" table:formula="of:=[.B51]/[.B49]" office:value-type="percentage" office:value="0" calcext:value-type="percentage">
            <text:p>0 %</text:p>
          </table:table-cell>
          <table:table-cell table:style-name="ce230" office:value-type="string" calcext:value-type="string">
            <text:p>&lt; 50 %</text:p>
          </table:table-cell>
        </table:table-row>
        <table:table-row table:style-name="ro2">
          <table:table-cell table:style-name="ce230" office:value-type="string" calcext:value-type="string">
            <text:p>PP</text:p>
          </table:table-cell>
          <table:table-cell table:style-name="ce247" table:formula="of:=12000+[.C45]" office:value-type="float" office:value="12000" calcext:value-type="float">
            <text:p>12 000 €</text:p>
          </table:table-cell>
          <table:table-cell table:style-name="ce252"/>
        </table:table-row>
        <table:table-row table:style-name="ro2">
          <table:table-cell table:style-name="ce229" office:value-type="string" calcext:value-type="string">
            <text:p>CAN/CREN</text:p>
          </table:table-cell>
          <table:table-cell table:style-name="ce248" table:formula="of:=[.B49]-[.B51]-[.B53]" office:value-type="float" office:value="-7302" calcext:value-type="float">
            <text:p>-7 302 €</text:p>
          </table:table-cell>
          <table:table-cell table:style-name="ce230"/>
        </table:table-row>
        <table:table-row table:style-name="ro2">
          <table:table-cell table:style-name="ce231" office:value-type="string" calcext:value-type="string">
            <text:p>MS/EBE</text:p>
          </table:table-cell>
          <table:table-cell table:style-name="ce249" table:formula="of:=[.B54]/[.B49]" office:value-type="percentage" office:value="-1.55427841634738" calcext:value-type="percentage">
            <text:p>-155,43 %</text:p>
          </table:table-cell>
          <table:table-cell table:style-name="ce253" office:value-type="percentage" office:value="0.1" calcext:value-type="percentage">
            <text:p>10 %</text:p>
          </table:table-cell>
        </table:table-row>
      </table:table>
      <table:table table:name="C-R-Previsionnel" table:style-name="ta1">
        <table:table-column table:style-name="co7" table:default-cell-style-name="ce220"/>
        <table:table-column table:style-name="co8" table:default-cell-style-name="Default"/>
        <table:table-column table:style-name="co2" table:default-cell-style-name="Default"/>
        <table:table-column table:style-name="co9" table:default-cell-style-name="ce236"/>
        <table:table-column table:style-name="co10" table:default-cell-style-name="ce236"/>
        <table:table-column table:style-name="co11" table:default-cell-style-name="Default"/>
        <table:table-row table:style-name="ro2">
          <table:table-cell table:style-name="ce216" office:value-type="string" calcext:value-type="string" table:number-columns-spanned="2" table:number-rows-spanned="1">
            <text:p>Compte de résultat du …….. Au…….. (en euros)</text:p>
          </table:table-cell>
          <table:covered-table-cell/>
          <table:table-cell/>
          <table:table-cell table:style-name="Default" table:number-columns-repeated="2"/>
          <table:table-cell/>
        </table:table-row>
        <table:table-row table:style-name="ro2">
          <table:table-cell table:style-name="ce217"/>
          <table:table-cell table:style-name="ce217" office:value-type="string" calcext:value-type="string">
            <text:p>N-1</text:p>
          </table:table-cell>
          <table:table-cell office:value-type="string" calcext:value-type="string">
            <text:p>N+1</text:p>
          </table:table-cell>
          <table:table-cell table:style-name="Default" office:value-type="string" calcext:value-type="string">
            <text:p>N+3</text:p>
          </table:table-cell>
          <table:table-cell table:style-name="ce234" office:value-type="string" calcext:value-type="string">
            <text:p>N+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218" office:value-type="string" calcext:value-type="string">
            <text:p>Vente de paniers AMAP</text:p>
          </table:table-cell>
          <table:table-cell office:value-type="float" office:value="0" calcext:value-type="float">
            <text:p>0</text:p>
          </table:table-cell>
          <table:table-cell table:style-name="ce236" table:formula="of:=(5*50)*12" office:value-type="currency" office:currency="EUR" office:value="3000" calcext:value-type="currency">
            <text:p>3 000 €</text:p>
          </table:table-cell>
          <table:table-cell table:formula="of:=(25*50)*12" office:value-type="currency" office:currency="EUR" office:value="15000" calcext:value-type="currency">
            <text:p>15 000 €</text:p>
          </table:table-cell>
          <table:table-cell table:formula="of:=(30*50)*12" office:value-type="currency" office:currency="EUR" office:value="18000" calcext:value-type="currency">
            <text:p>18 000 €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Marché</text:p>
          </table:table-cell>
          <table:table-cell office:value-type="float" office:value="0" calcext:value-type="float">
            <text:p>0</text:p>
          </table:table-cell>
          <table:table-cell table:style-name="ce236" table:formula="of:=100*20+400*20" office:value-type="currency" office:currency="EUR" office:value="10000" calcext:value-type="currency">
            <text:p>10 000 €</text:p>
          </table:table-cell>
          <table:table-cell table:formula="of:=200*25+400*25" office:value-type="currency" office:currency="EUR" office:value="15000" calcext:value-type="currency">
            <text:p>15 000 €</text:p>
          </table:table-cell>
          <table:table-cell table:formula="of:=200*25+500*25" office:value-type="currency" office:currency="EUR" office:value="17500" calcext:value-type="currency">
            <text:p>17 500 €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Collectif</text:p>
          </table:table-cell>
          <table:table-cell office:value-type="float" office:value="0" calcext:value-type="float">
            <text:p>0</text:p>
          </table:table-cell>
          <table:table-cell table:style-name="ce236" table:formula="of:=50*100" office:value-type="currency" office:currency="EUR" office:value="5000" calcext:value-type="currency">
            <text:p>5 000 €</text:p>
          </table:table-cell>
          <table:table-cell table:formula="of:=50*100" office:value-type="currency" office:currency="EUR" office:value="5000" calcext:value-type="currency">
            <text:p>5 000 €</text:p>
          </table:table-cell>
          <table:table-cell table:formula="of:=(50*100)*2" office:value-type="currency" office:currency="EUR" office:value="10000" calcext:value-type="currency">
            <text:p>10 000 €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Camping</text:p>
          </table:table-cell>
          <table:table-cell/>
          <table:table-cell table:style-name="ce236" table:formula="of:=500*10" office:value-type="currency" office:currency="EUR" office:value="5000" calcext:value-type="currency">
            <text:p>5 000 €</text:p>
          </table:table-cell>
          <table:table-cell table:formula="of:=500*10" office:value-type="currency" office:currency="EUR" office:value="5000" calcext:value-type="currency">
            <text:p>5 000 €</text:p>
          </table:table-cell>
          <table:table-cell table:formula="of:=600*11" office:value-type="currency" office:currency="EUR" office:value="6600" calcext:value-type="currency">
            <text:p>6 600 €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Livré</text:p>
          </table:table-cell>
          <table:table-cell table:formula="of:=25*(10*10)" office:value-type="float" office:value="2500" calcext:value-type="float">
            <text:p>2500</text:p>
          </table:table-cell>
          <table:table-cell table:style-name="ce236" table:formula="of:=20*50*11" office:value-type="currency" office:currency="EUR" office:value="11000" calcext:value-type="currency">
            <text:p>11 000 €</text:p>
          </table:table-cell>
          <table:table-cell table:formula="of:=20*50*11" office:value-type="currency" office:currency="EUR" office:value="11000" calcext:value-type="currency">
            <text:p>11 000 €</text:p>
          </table:table-cell>
          <table:table-cell table:formula="of:=20*50*11" office:value-type="currency" office:currency="EUR" office:value="11000" calcext:value-type="currency">
            <text:p>11 000 €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Boutique</text:p>
          </table:table-cell>
          <table:table-cell table:formula="of:=20*(2*10)" office:value-type="float" office:value="400" calcext:value-type="float">
            <text:p>400</text:p>
          </table:table-cell>
          <table:table-cell table:style-name="ce236" table:formula="of:=3*50*(5*5)" office:value-type="currency" office:currency="EUR" office:value="3750" calcext:value-type="currency">
            <text:p>3 750 €</text:p>
          </table:table-cell>
          <table:table-cell table:formula="of:=3*50*(8*5)" office:value-type="currency" office:currency="EUR" office:value="6000" calcext:value-type="currency">
            <text:p>6 000 €</text:p>
          </table:table-cell>
          <table:table-cell table:formula="of:=3*50*(10*5)" office:value-type="currency" office:currency="EUR" office:value="7500" calcext:value-type="currency">
            <text:p>7 500 €</text:p>
          </table:table-cell>
          <table:table-cell/>
        </table:table-row>
        <table:table-row table:style-name="ro2">
          <table:table-cell table:style-name="ce218" office:value-type="string" calcext:value-type="string">
            <text:p>Vente de Semence/plant</text:p>
          </table:table-cell>
          <table:table-cell office:value-type="float" office:value="0" calcext:value-type="float">
            <text:p>0</text:p>
          </table:table-cell>
          <table:table-cell table:style-name="ce236" office:value-type="currency" office:currency="EUR" office:value="500" calcext:value-type="currency">
            <text:p>500 €</text:p>
          </table:table-cell>
          <table:table-cell office:value-type="currency" office:currency="EUR" office:value="1000" calcext:value-type="currency">
            <text:p>1 000 €</text:p>
          </table:table-cell>
          <table:table-cell office:value-type="currency" office:currency="EUR" office:value="2000" calcext:value-type="currency">
            <text:p>2 000 €</text:p>
          </table:table-cell>
          <table:table-cell/>
        </table:table-row>
        <table:table-row table:style-name="ro2">
          <table:table-cell table:style-name="ce254" office:value-type="string" calcext:value-type="string">
            <text:p>Total PA</text:p>
          </table:table-cell>
          <table:table-cell table:style-name="ce232" table:formula="of:=SUM([.B3:.B9])" office:value-type="float" office:value="2900" calcext:value-type="float">
            <text:p>2900</text:p>
          </table:table-cell>
          <table:table-cell table:style-name="ce258" table:formula="of:=SUM([.C3:.C9])" office:value-type="currency" office:currency="EUR" office:value="38250" calcext:value-type="currency">
            <text:p>38 250 €</text:p>
          </table:table-cell>
          <table:table-cell table:style-name="ce258" table:formula="of:=SUM([.D3:.D9])" office:value-type="currency" office:currency="EUR" office:value="58000" calcext:value-type="currency">
            <text:p>58 000 €</text:p>
          </table:table-cell>
          <table:table-cell table:style-name="ce258" table:formula="of:=SUM([.E3:.E9])" office:value-type="currency" office:currency="EUR" office:value="72600" calcext:value-type="currency">
            <text:p>72 600 €</text:p>
          </table:table-cell>
          <table:table-cell/>
        </table:table-row>
        <table:table-row table:style-name="ro2">
          <table:table-cell office:value-type="string" calcext:value-type="string">
            <text:p>Engrais</text:p>
          </table:table-cell>
          <table:table-cell table:number-columns-repeated="2"/>
          <table:table-cell table:style-name="ce259" office:value-type="currency" office:currency="EUR" office:value="300" calcext:value-type="currency">
            <text:p>300 €</text:p>
          </table:table-cell>
          <table:table-cell table:style-name="ce259" office:value-type="currency" office:currency="EUR" office:value="301" calcext:value-type="currency">
            <text:p>301 €</text:p>
          </table:table-cell>
          <table:table-cell/>
        </table:table-row>
        <table:table-row table:style-name="ro2">
          <table:table-cell table:style-name="ce221" office:value-type="string" calcext:value-type="string">
            <text:p>Semence</text:p>
          </table:table-cell>
          <table:table-cell table:style-name="ce233" table:formula="of:=+2000+7200" office:value-type="currency" office:currency="EUR" office:value="9200" calcext:value-type="currency">
            <text:p>9 200 €</text:p>
          </table:table-cell>
          <table:table-cell table:style-name="ce233" table:formula="of:=[.B12]*0.8" office:value-type="currency" office:currency="EUR" office:value="7360" calcext:value-type="currency">
            <text:p>7 360 €</text:p>
          </table:table-cell>
          <table:table-cell table:style-name="ce233" table:formula="of:=[.C12]*0.5" office:value-type="currency" office:currency="EUR" office:value="3680" calcext:value-type="currency">
            <text:p>3 680 €</text:p>
          </table:table-cell>
          <table:table-cell table:style-name="ce233" table:formula="of:=[.C12]*0.25" office:value-type="currency" office:currency="EUR" office:value="1840" calcext:value-type="currency">
            <text:p>1 840 €</text:p>
          </table:table-cell>
          <table:table-cell/>
        </table:table-row>
        <table:table-row table:style-name="ro2">
          <table:table-cell table:style-name="ce221" office:value-type="string" calcext:value-type="string">
            <text:p>pot 7x7x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33" office:value-type="currency" office:currency="EUR" office:value="200" calcext:value-type="currency">
            <text:p>200 €</text:p>
          </table:table-cell>
          <table:table-cell table:style-name="ce233" office:value-type="currency" office:currency="EUR" office:value="201" calcext:value-type="currency">
            <text:p>201 €</text:p>
          </table:table-cell>
          <table:table-cell/>
        </table:table-row>
        <table:table-row table:style-name="ro2">
          <table:table-cell table:style-name="ce221" office:value-type="string" calcext:value-type="string">
            <text:p>Plaque de culture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233" office:value-type="currency" office:currency="EUR" office:value="70" calcext:value-type="currency">
            <text:p>70 €</text:p>
          </table:table-cell>
          <table:table-cell table:style-name="ce233" office:value-type="currency" office:currency="EUR" office:value="100" calcext:value-type="currency">
            <text:p>100 €</text:p>
          </table:table-cell>
          <table:table-cell/>
        </table:table-row>
        <table:table-row table:style-name="ro2">
          <table:table-cell table:style-name="ce221" office:value-type="string" calcext:value-type="string">
            <text:p>Terreau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 table:style-name="ce233" office:value-type="currency" office:currency="EUR" office:value="700" calcext:value-type="currency">
            <text:p>700 €</text:p>
          </table:table-cell>
          <table:table-cell/>
        </table:table-row>
        <table:table-row table:style-name="ro2">
          <table:table-cell table:style-name="ce221" office:value-type="string" calcext:value-type="string">
            <text:p>Fertilisation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style-name="ce233" office:value-type="currency" office:currency="EUR" office:value="300" calcext:value-type="currency">
            <text:p>300 €</text:p>
          </table:table-cell>
          <table:table-cell table:style-name="ce233" office:value-type="currency" office:currency="EUR" office:value="301" calcext:value-type="currency">
            <text:p>301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charges opérationnelles</text:p>
          </table:table-cell>
          <table:table-cell table:formula="of:=SUM([.B11:.B16])" office:value-type="float" office:value="10300" calcext:value-type="float">
            <text:p>10300</text:p>
          </table:table-cell>
          <table:table-cell table:style-name="ce237" table:formula="of:=SUM([.C11:.C12])" office:value-type="currency" office:currency="EUR" office:value="7360" calcext:value-type="currency">
            <text:p>7 360 €</text:p>
          </table:table-cell>
          <table:table-cell table:style-name="ce237" table:formula="of:=SUM([.D11:.D12])" office:value-type="currency" office:currency="EUR" office:value="3980" calcext:value-type="currency">
            <text:p>3 980 €</text:p>
          </table:table-cell>
          <table:table-cell table:style-name="ce237" table:formula="of:=SUM([.E11:.E12])" office:value-type="currency" office:currency="EUR" office:value="2141" calcext:value-type="currency">
            <text:p>2 141 €</text:p>
          </table:table-cell>
          <table:table-cell/>
        </table:table-row>
        <table:table-row table:style-name="ro2">
          <table:table-cell table:style-name="ce255" office:value-type="string" calcext:value-type="string">
            <text:p>Total MBG</text:p>
          </table:table-cell>
          <table:table-cell table:style-name="ce232" table:formula="of:=[.B10]-[.B17]" office:value-type="float" office:value="-7400" calcext:value-type="float">
            <text:p>-7400</text:p>
          </table:table-cell>
          <table:table-cell table:style-name="ce238" table:formula="of:=[.C10]-[.C17]" office:value-type="currency" office:currency="EUR" office:value="30890" calcext:value-type="currency">
            <text:p>30 890 €</text:p>
          </table:table-cell>
          <table:table-cell table:style-name="ce238" table:formula="of:=[.D10]-[.D17]" office:value-type="currency" office:currency="EUR" office:value="54020" calcext:value-type="currency">
            <text:p>54 020 €</text:p>
          </table:table-cell>
          <table:table-cell table:style-name="ce238" table:formula="of:=[.E10]-[.E17]" office:value-type="currency" office:currency="EUR" office:value="70459" calcext:value-type="currency">
            <text:p>70 459 €</text:p>
          </table:table-cell>
          <table:table-cell/>
        </table:table-row>
        <table:table-row table:style-name="ro2">
          <table:table-cell table:style-name="ce221" office:value-type="string" calcext:value-type="string">
            <text:p>Carburant/Lubrifiant </text:p>
          </table:table-cell>
          <table:table-cell table:number-columns-repeated="3" table:style-name="ce235" office:value-type="currency" office:currency="EUR" office:value="1500" calcext:value-type="currency">
            <text:p>1 500 €</text:p>
          </table:table-cell>
          <table:table-cell table:style-name="ce235" office:value-type="currency" office:currency="EUR" office:value="1501" calcext:value-type="currency">
            <text:p>1 501 €</text:p>
          </table:table-cell>
          <table:table-cell/>
        </table:table-row>
        <table:table-row table:style-name="ro2">
          <table:table-cell office:value-type="string" calcext:value-type="string">
            <text:p>Entretien matériel</text:p>
          </table:table-cell>
          <table:table-cell table:style-name="ce235" office:value-type="currency" office:currency="EUR" office:value="500" calcext:value-type="currency">
            <text:p>500 €</text:p>
          </table:table-cell>
          <table:table-cell table:number-columns-repeated="2" table:style-name="ce235" office:value-type="currency" office:currency="EUR" office:value="250" calcext:value-type="currency">
            <text:p>250 €</text:p>
          </table:table-cell>
          <table:table-cell table:style-name="ce235" office:value-type="currency" office:currency="EUR" office:value="251" calcext:value-type="currency">
            <text:p>251 €</text:p>
          </table:table-cell>
          <table:table-cell/>
        </table:table-row>
        <table:table-row table:style-name="ro2">
          <table:table-cell office:value-type="string" calcext:value-type="string">
            <text:p>Loyer TDL</text:p>
          </table:table-cell>
          <table:table-cell table:number-columns-repeated="2" table:style-name="ce236" office:value-type="currency" office:currency="EUR" office:value="900" calcext:value-type="currency">
            <text:p>900 €</text:p>
          </table:table-cell>
          <table:table-cell office:value-type="currency" office:currency="EUR" office:value="900" calcext:value-type="currency">
            <text:p>900 €</text:p>
          </table:table-cell>
          <table:table-cell office:value-type="currency" office:currency="EUR" office:value="901" calcext:value-type="currency">
            <text:p>901 €</text:p>
          </table:table-cell>
          <table:table-cell/>
        </table:table-row>
        <table:table-row table:style-name="ro2">
          <table:table-cell office:value-type="string" calcext:value-type="string">
            <text:p>Eau</text:p>
          </table:table-cell>
          <table:table-cell table:number-columns-repeated="3" table:style-name="ce233" office:value-type="currency" office:currency="EUR" office:value="600" calcext:value-type="currency">
            <text:p>600 €</text:p>
          </table:table-cell>
          <table:table-cell table:style-name="ce233" office:value-type="currency" office:currency="EUR" office:value="601" calcext:value-type="currency">
            <text:p>601 €</text:p>
          </table:table-cell>
          <table:table-cell/>
        </table:table-row>
        <table:table-row table:style-name="ro2">
          <table:table-cell office:value-type="string" calcext:value-type="string">
            <text:p>Frais divers</text:p>
          </table:table-cell>
          <table:table-cell table:number-columns-repeated="3" table:style-name="ce233" office:value-type="currency" office:currency="EUR" office:value="200" calcext:value-type="currency">
            <text:p>200 €</text:p>
          </table:table-cell>
          <table:table-cell table:style-name="ce233" office:value-type="currency" office:currency="EUR" office:value="201" calcext:value-type="currency">
            <text:p>201 €</text:p>
          </table:table-cell>
          <table:table-cell/>
        </table:table-row>
        <table:table-row table:style-name="ro2">
          <table:table-cell office:value-type="string" calcext:value-type="string">
            <text:p>Assurance</text:p>
          </table:table-cell>
          <table:table-cell table:number-columns-repeated="3" table:style-name="ce233" office:value-type="currency" office:currency="EUR" office:value="1000" calcext:value-type="currency">
            <text:p>1 000 €</text:p>
          </table:table-cell>
          <table:table-cell table:style-name="ce233" office:value-type="currency" office:currency="EUR" office:value="1001" calcext:value-type="currency">
            <text:p>1 001 €</text:p>
          </table:table-cell>
          <table:table-cell/>
        </table:table-row>
        <table:table-row table:style-name="ro2">
          <table:table-cell office:value-type="string" calcext:value-type="string">
            <text:p>Gestion PTT</text:p>
          </table:table-cell>
          <table:table-cell table:number-columns-repeated="3" table:style-name="ce233" office:value-type="currency" office:currency="EUR" office:value="250" calcext:value-type="currency">
            <text:p>250 €</text:p>
          </table:table-cell>
          <table:table-cell table:style-name="ce233" office:value-type="currency" office:currency="EUR" office:value="251" calcext:value-type="currency">
            <text:p>251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TSFE</text:p>
          </table:table-cell>
          <table:table-cell table:style-name="ce237" table:formula="of:=SUM([.B19:.B24])" office:value-type="currency" office:currency="EUR" office:value="4700" calcext:value-type="currency">
            <text:p>4 700 €</text:p>
          </table:table-cell>
          <table:table-cell table:style-name="ce237" table:formula="of:=SUM([.C19:.C24])" office:value-type="currency" office:currency="EUR" office:value="4450" calcext:value-type="currency">
            <text:p>4 450 €</text:p>
          </table:table-cell>
          <table:table-cell table:style-name="ce237" table:formula="of:=SUM([.D19:.D24])" office:value-type="currency" office:currency="EUR" office:value="4450" calcext:value-type="currency">
            <text:p>4 450 €</text:p>
          </table:table-cell>
          <table:table-cell table:style-name="ce237" table:formula="of:=SUM([.E19:.E24])" office:value-type="currency" office:currency="EUR" office:value="4456" calcext:value-type="currency">
            <text:p>4 456 €</text:p>
          </table:table-cell>
          <table:table-cell/>
        </table:table-row>
        <table:table-row table:style-name="ro5">
          <table:table-cell table:style-name="ce224" office:value-type="string" calcext:value-type="string">
            <text:p>Rémunération du salarier</text:p>
          </table:table-cell>
          <table:table-cell office:value-type="float" office:value="0" calcext:value-type="float">
            <text:p>0</text:p>
          </table:table-cell>
          <table:table-cell table:style-name="ce237" office:value-type="currency" office:currency="EUR" office:value="0" calcext:value-type="currency">
            <text:p>0 €</text:p>
          </table:table-cell>
          <table:table-cell table:style-name="ce237" table:formula="of:=1700*12" office:value-type="currency" office:currency="EUR" office:value="20400" calcext:value-type="currency">
            <text:p>20 400 €</text:p>
          </table:table-cell>
          <table:table-cell table:style-name="ce237" table:formula="of:=1700*12" office:value-type="currency" office:currency="EUR" office:value="20400" calcext:value-type="currency">
            <text:p>20 400 €</text:p>
          </table:table-cell>
          <table:table-cell/>
        </table:table-row>
        <table:table-row table:style-name="ro2">
          <table:table-cell table:style-name="ce222"/>
          <table:table-cell/>
          <table:table-cell table:style-name="ce237" table:number-columns-repeated="3"/>
          <table:table-cell/>
        </table:table-row>
        <table:table-row table:style-name="ro2">
          <table:table-cell table:style-name="ce222" office:value-type="string" calcext:value-type="string">
            <text:p>Charges de structures</text:p>
          </table:table-cell>
          <table:table-cell table:style-name="ce237" table:formula="of:=([.B26]+[.B27])" office:value-type="currency" office:currency="EUR" office:value="4700" calcext:value-type="currency">
            <text:p>4 700 €</text:p>
          </table:table-cell>
          <table:table-cell table:style-name="ce237" table:formula="of:=([.C26]+[.C27])" office:value-type="currency" office:currency="EUR" office:value="4450" calcext:value-type="currency">
            <text:p>4 450 €</text:p>
          </table:table-cell>
          <table:table-cell table:style-name="ce237" table:formula="of:=([.D26]+[.D27])" office:value-type="currency" office:currency="EUR" office:value="24850" calcext:value-type="currency">
            <text:p>24 850 €</text:p>
          </table:table-cell>
          <table:table-cell table:style-name="ce237" table:formula="of:=([.E26]+[.E27])" office:value-type="currency" office:currency="EUR" office:value="24856" calcext:value-type="currency">
            <text:p>24 856 €</text:p>
          </table:table-cell>
          <table:table-cell/>
        </table:table-row>
        <table:table-row table:style-name="ro2">
          <table:table-cell table:style-name="ce255" office:value-type="string" calcext:value-type="string">
            <text:p>Valeur ajoutée</text:p>
          </table:table-cell>
          <table:table-cell table:style-name="ce238" table:formula="of:=[.B18]-[.B29]" office:value-type="currency" office:currency="EUR" office:value="-12100" calcext:value-type="currency">
            <text:p>-12 100 €</text:p>
          </table:table-cell>
          <table:table-cell table:style-name="ce238" table:formula="of:=[.C18]-[.C29]" office:value-type="currency" office:currency="EUR" office:value="26440" calcext:value-type="currency">
            <text:p>26 440 €</text:p>
          </table:table-cell>
          <table:table-cell table:style-name="ce238" table:formula="of:=[.D18]-[.D29]" office:value-type="currency" office:currency="EUR" office:value="29170" calcext:value-type="currency">
            <text:p>29 170 €</text:p>
          </table:table-cell>
          <table:table-cell table:style-name="ce238" table:formula="of:=[.E18]-[.E29]" office:value-type="currency" office:currency="EUR" office:value="45603" calcext:value-type="currency">
            <text:p>45 603 €</text:p>
          </table:table-cell>
          <table:table-cell/>
        </table:table-row>
        <table:table-row table:style-name="ro2">
          <table:table-cell office:value-type="string" calcext:value-type="string">
            <text:p>Charges sociales exploitants (MSA)</text:p>
          </table:table-cell>
          <table:table-cell table:style-name="ce236" table:formula="of:=0.12*([.B17]+[.B29])" office:value-type="currency" office:currency="EUR" office:value="1800" calcext:value-type="currency">
            <text:p>1 800 €</text:p>
          </table:table-cell>
          <table:table-cell table:style-name="ce236" table:formula="of:=0.12*([.C17]+[.C29])" office:value-type="currency" office:currency="EUR" office:value="1417.2" calcext:value-type="currency">
            <text:p>1 417 €</text:p>
          </table:table-cell>
          <table:table-cell table:formula="of:=0.12*([.D17]+[.D29])" office:value-type="currency" office:currency="EUR" office:value="3459.6" calcext:value-type="currency">
            <text:p>3 460 €</text:p>
          </table:table-cell>
          <table:table-cell table:formula="of:=0.12*([.E17]+[.E29])" office:value-type="currency" office:currency="EUR" office:value="3239.64" calcext:value-type="currency">
            <text:p>3 240 €</text:p>
          </table:table-cell>
          <table:table-cell/>
        </table:table-row>
        <table:table-row table:style-name="ro5">
          <table:table-cell table:style-name="ce224" office:value-type="string" calcext:value-type="string">
            <text:p>Charge Patronale ( 42% )</text:p>
          </table:table-cell>
          <table:table-cell table:style-name="ce236" table:formula="of:=[.B27]*0.42" office:value-type="currency" office:currency="EUR" office:value="0" calcext:value-type="currency">
            <text:p>0 €</text:p>
          </table:table-cell>
          <table:table-cell table:style-name="ce236" table:formula="of:=[.C27]*0.42" office:value-type="currency" office:currency="EUR" office:value="0" calcext:value-type="currency">
            <text:p>0 €</text:p>
          </table:table-cell>
          <table:table-cell table:formula="of:=[.D27]*0.42" office:value-type="currency" office:currency="EUR" office:value="8568" calcext:value-type="currency">
            <text:p>8 568 €</text:p>
          </table:table-cell>
          <table:table-cell table:formula="of:=[.E27]*0.42" office:value-type="currency" office:currency="EUR" office:value="8568" calcext:value-type="currency">
            <text:p>8 568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charges de personnel</text:p>
          </table:table-cell>
          <table:table-cell table:style-name="ce239" table:formula="of:=SUM([.B31]+[.B32])" office:value-type="currency" office:currency="EUR" office:value="1800" calcext:value-type="currency">
            <text:p>1 800 €</text:p>
          </table:table-cell>
          <table:table-cell table:style-name="ce239" table:formula="of:=SUM([.C31]+[.C32])" office:value-type="currency" office:currency="EUR" office:value="1417.2" calcext:value-type="currency">
            <text:p>1 417 €</text:p>
          </table:table-cell>
          <table:table-cell table:style-name="ce239" table:formula="of:=SUM([.D31]+[.D32])" office:value-type="currency" office:currency="EUR" office:value="12027.6" calcext:value-type="currency">
            <text:p>12 028 €</text:p>
          </table:table-cell>
          <table:table-cell table:style-name="ce239" table:formula="of:=SUM([.E31]+[.E32])" office:value-type="currency" office:currency="EUR" office:value="11807.64" calcext:value-type="currency">
            <text:p>11 808 €</text:p>
          </table:table-cell>
          <table:table-cell/>
        </table:table-row>
        <table:table-row table:style-name="ro2">
          <table:table-cell table:style-name="ce256" office:value-type="string" calcext:value-type="string">
            <text:p>Excédent brut d'exploitation </text:p>
          </table:table-cell>
          <table:table-cell table:style-name="ce238" table:formula="of:=[.B30]-[.B33]" office:value-type="currency" office:currency="EUR" office:value="-13900" calcext:value-type="currency">
            <text:p>-13 900 €</text:p>
          </table:table-cell>
          <table:table-cell table:style-name="ce238" table:formula="of:=[.C30]-[.C33]" office:value-type="currency" office:currency="EUR" office:value="25022.8" calcext:value-type="currency">
            <text:p>25 023 €</text:p>
          </table:table-cell>
          <table:table-cell table:style-name="ce238" table:formula="of:=[.D30]-[.D33]" office:value-type="currency" office:currency="EUR" office:value="17142.4" calcext:value-type="currency">
            <text:p>17 142 €</text:p>
          </table:table-cell>
          <table:table-cell table:style-name="ce238" table:formula="of:=[.E30]-[.E33]" office:value-type="currency" office:currency="EUR" office:value="33795.36" calcext:value-type="currency">
            <text:p>33 795 €</text:p>
          </table:table-cell>
          <table:table-cell/>
        </table:table-row>
        <table:table-row table:style-name="ro2">
          <table:table-cell table:style-name="ce222" office:value-type="string" calcext:value-type="string">
            <text:p>Total amortissement </text:p>
          </table:table-cell>
          <table:table-cell table:number-columns-repeated="2"/>
          <table:table-cell table:style-name="ce260" office:value-type="currency" office:currency="EUR" office:value="0" calcext:value-type="currency">
            <text:p>0 €</text:p>
          </table:table-cell>
          <table:table-cell table:style-name="ce260" office:value-type="currency" office:currency="EUR" office:value="1" calcext:value-type="currency">
            <text:p>1 €</text:p>
          </table:table-cell>
          <table:table-cell/>
        </table:table-row>
        <table:table-row table:style-name="ro2">
          <table:table-cell table:style-name="ce257" office:value-type="string" calcext:value-type="string">
            <text:p>Résultat d'exploitation</text:p>
          </table:table-cell>
          <table:table-cell table:style-name="ce240" table:formula="of:=[.B34]-[.B35]" office:value-type="currency" office:currency="EUR" office:value="-13900" calcext:value-type="currency">
            <text:p>-13 900 €</text:p>
          </table:table-cell>
          <table:table-cell table:style-name="ce240" table:formula="of:=[.C34]-[.C35]" office:value-type="currency" office:currency="EUR" office:value="25022.8" calcext:value-type="currency">
            <text:p>25 023 €</text:p>
          </table:table-cell>
          <table:table-cell table:style-name="ce238" table:formula="of:=[.D34]-[.D35]" office:value-type="currency" office:currency="EUR" office:value="17142.4" calcext:value-type="currency">
            <text:p>17 142 €</text:p>
          </table:table-cell>
          <table:table-cell table:style-name="ce238" table:formula="of:=[.E34]-[.E35]" office:value-type="currency" office:currency="EUR" office:value="33794.36" calcext:value-type="currency">
            <text:p>33 794 €</text:p>
          </table:table-cell>
          <table:table-cell/>
        </table:table-row>
        <table:table-row table:style-name="ro2">
          <table:table-cell office:value-type="string" calcext:value-type="string">
            <text:p>+ Produit financ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9" table:number-columns-repeated="2"/>
          <table:table-cell/>
        </table:table-row>
        <table:table-row table:style-name="ro2">
          <table:table-cell office:value-type="string" calcext:value-type="string">
            <text:p>-charges <text:s/>financières LM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61" office:value-type="currency" office:currency="EUR" office:value="0" calcext:value-type="currency">
            <text:p>0 €</text:p>
          </table:table-cell>
          <table:table-cell/>
        </table:table-row>
        <table:table-row table:style-name="ro2">
          <table:table-cell office:value-type="string" calcext:value-type="string">
            <text:p>-charges financières C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9" table:number-columns-repeated="2"/>
          <table:table-cell/>
        </table:table-row>
        <table:table-row table:style-name="ro2">
          <table:table-cell table:style-name="ce257" office:value-type="string" calcext:value-type="string">
            <text:p>Résultat courant </text:p>
          </table:table-cell>
          <table:table-cell table:style-name="ce240" table:formula="of:=[.B36]+[.B37]-[.B38]-[.B39]" office:value-type="currency" office:currency="EUR" office:value="-13900" calcext:value-type="currency">
            <text:p>-13 900 €</text:p>
          </table:table-cell>
          <table:table-cell table:style-name="ce240" table:formula="of:=[.C36]+[.C37]-[.C38]-[.C39]" office:value-type="currency" office:currency="EUR" office:value="25022.8" calcext:value-type="currency">
            <text:p>25 023 €</text:p>
          </table:table-cell>
          <table:table-cell table:style-name="ce238" table:formula="of:=[.D36]-[.D38]" office:value-type="currency" office:currency="EUR" office:value="17142.4" calcext:value-type="currency">
            <text:p>17 142 €</text:p>
          </table:table-cell>
          <table:table-cell table:style-name="ce238" table:formula="of:=[.E36]-[.E38]" office:value-type="currency" office:currency="EUR" office:value="33794.36" calcext:value-type="currency">
            <text:p>33 794 €</text:p>
          </table:table-cell>
          <table:table-cell/>
        </table:table-row>
        <table:table-row table:style-name="ro3" table:number-rows-repeated="3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228" office:value-type="string" calcext:value-type="string">
            <text:p>SIG en €</text:p>
          </table:table-cell>
          <table:table-cell table:number-columns-repeated="4" table:style-name="ce228" office:value-type="string" calcext:value-type="string">
            <text:p>EI</text:p>
          </table:table-cell>
          <table:table-cell table:style-name="ce250" office:value-type="string" calcext:value-type="string">
            <text:p>Groupe </text:p>
          </table:table-cell>
        </table:table-row>
        <table:table-row table:style-name="ro2">
          <table:table-cell table:style-name="ce229" office:value-type="string" calcext:value-type="string">
            <text:p>SAU </text:p>
          </table:table-cell>
          <table:table-cell table:number-columns-repeated="4" table:style-name="ce242" office:value-type="float" office:value="5" calcext:value-type="float">
            <text:p>5,00ha 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PA</text:p>
          </table:table-cell>
          <table:table-cell table:style-name="ce243" table:formula="of:=[.B10]" office:value-type="float" office:value="2900" calcext:value-type="float">
            <text:p>2 900 €</text:p>
          </table:table-cell>
          <table:table-cell table:style-name="ce243" table:formula="of:=[.B10]" office:value-type="float" office:value="2900" calcext:value-type="float">
            <text:p>2 900 €</text:p>
          </table:table-cell>
          <table:table-cell table:style-name="ce243" table:formula="of:=[.C10]" office:value-type="float" office:value="38250" calcext:value-type="float">
            <text:p>38 250 €</text:p>
          </table:table-cell>
          <table:table-cell table:style-name="ce243" table:formula="of:=[.D10]" office:value-type="float" office:value="58000" calcext:value-type="float">
            <text:p>58 000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Résultat d'exploitation </text:p>
          </table:table-cell>
          <table:table-cell table:style-name="ce243" table:formula="of:=[.B36]" office:value-type="float" office:value="-13900" calcext:value-type="float">
            <text:p>-13 900 €</text:p>
          </table:table-cell>
          <table:table-cell table:style-name="ce243" table:formula="of:=[.B36]" office:value-type="float" office:value="-13900" calcext:value-type="float">
            <text:p>-13 900 €</text:p>
          </table:table-cell>
          <table:table-cell table:style-name="ce243" table:formula="of:=[.C36]" office:value-type="float" office:value="25022.8" calcext:value-type="float">
            <text:p>25 023 €</text:p>
          </table:table-cell>
          <table:table-cell table:style-name="ce243" table:formula="of:=[.D36]" office:value-type="float" office:value="17142.4" calcext:value-type="float">
            <text:p>17 142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Résultat financier </text:p>
          </table:table-cell>
          <table:table-cell table:style-name="ce243" table:formula="of:=[.B37]-[.B38]" office:value-type="float" office:value="0" calcext:value-type="float">
            <text:p>0 €</text:p>
          </table:table-cell>
          <table:table-cell table:style-name="ce243" table:formula="of:=[.B37]-[.B38]" office:value-type="float" office:value="0" calcext:value-type="float">
            <text:p>0 €</text:p>
          </table:table-cell>
          <table:table-cell table:style-name="ce243" table:formula="of:=[.C37]-[.C38]" office:value-type="float" office:value="0" calcext:value-type="float">
            <text:p>0 €</text:p>
          </table:table-cell>
          <table:table-cell table:style-name="ce243" table:formula="of:=[.D37]-[.D38]" office:value-type="float" office:value="0" calcext:value-type="float">
            <text:p>0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Résultat courant </text:p>
          </table:table-cell>
          <table:table-cell table:style-name="ce243" table:formula="of:=[.B47]+[.B48]" office:value-type="float" office:value="-13900" calcext:value-type="float">
            <text:p>-13 900 €</text:p>
          </table:table-cell>
          <table:table-cell table:style-name="ce243" table:formula="of:=[.C47]+[.C48]" office:value-type="float" office:value="-13900" calcext:value-type="float">
            <text:p>-13 900 €</text:p>
          </table:table-cell>
          <table:table-cell table:style-name="ce243" table:formula="of:=[.D47]+[.D48]" office:value-type="float" office:value="25022.8" calcext:value-type="float">
            <text:p>25 023 €</text:p>
          </table:table-cell>
          <table:table-cell table:style-name="ce243" table:formula="of:=[.E47]+[.E48]" office:value-type="float" office:value="17142.4" calcext:value-type="float">
            <text:p>17 142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MBG</text:p>
          </table:table-cell>
          <table:table-cell table:style-name="ce243" table:formula="of:=[.B10]-[.B17]" office:value-type="float" office:value="-7400" calcext:value-type="float">
            <text:p>-7 400 €</text:p>
          </table:table-cell>
          <table:table-cell table:style-name="ce243" table:formula="of:=[.B10]-[.B17]" office:value-type="float" office:value="-7400" calcext:value-type="float">
            <text:p>-7 400 €</text:p>
          </table:table-cell>
          <table:table-cell table:style-name="ce243" table:formula="of:=[.C10]-[.C17]" office:value-type="float" office:value="30890" calcext:value-type="float">
            <text:p>30 890 €</text:p>
          </table:table-cell>
          <table:table-cell table:style-name="ce243" table:formula="of:=[.D10]-[.D17]" office:value-type="float" office:value="54020" calcext:value-type="float">
            <text:p>54 020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MBG/PA</text:p>
          </table:table-cell>
          <table:table-cell table:style-name="ce244" table:formula="of:=[.B50]/[.B46]" office:value-type="percentage" office:value="-2.55172413793103" calcext:value-type="percentage">
            <text:p>-255 %</text:p>
          </table:table-cell>
          <table:table-cell table:style-name="ce244" table:formula="of:=[.C50]/[.C46]" office:value-type="percentage" office:value="-2.55172413793103" calcext:value-type="percentage">
            <text:p>-255 %</text:p>
          </table:table-cell>
          <table:table-cell table:style-name="ce244" table:formula="of:=[.D50]/[.D46]" office:value-type="percentage" office:value="0.807581699346405" calcext:value-type="percentage">
            <text:p>81 %</text:p>
          </table:table-cell>
          <table:table-cell table:style-name="ce244" table:formula="of:=[.E50]/[.E46]" office:value-type="percentage" office:value="0.931379310344827" calcext:value-type="percentage">
            <text:p>93 %</text:p>
          </table:table-cell>
          <table:table-cell table:style-name="ce229" office:value-type="string" calcext:value-type="string">
            <text:p>60-65 %</text:p>
          </table:table-cell>
        </table:table-row>
        <table:table-row table:style-name="ro2">
          <table:table-cell table:style-name="ce229"/>
          <table:table-cell table:style-name="ce244" table:number-columns-repeated="4"/>
          <table:table-cell table:style-name="ce229"/>
        </table:table-row>
        <table:table-row table:style-name="ro2">
          <table:table-cell table:style-name="ce229" office:value-type="string" calcext:value-type="string">
            <text:p>EBE <text:s/></text:p>
          </table:table-cell>
          <table:table-cell table:style-name="ce243" table:formula="of:=[.B30]-[.B33]" office:value-type="float" office:value="-13900" calcext:value-type="float">
            <text:p>-13 900 €</text:p>
          </table:table-cell>
          <table:table-cell table:style-name="ce243" table:formula="of:=[.B30]-[.B33]" office:value-type="float" office:value="-13900" calcext:value-type="float">
            <text:p>-13 900 €</text:p>
          </table:table-cell>
          <table:table-cell table:style-name="ce243" table:formula="of:=[.C30]-[.C33]" office:value-type="float" office:value="25022.8" calcext:value-type="float">
            <text:p>25 023 €</text:p>
          </table:table-cell>
          <table:table-cell table:style-name="ce243" table:formula="of:=[.D30]-[.D33]" office:value-type="float" office:value="17142.4" calcext:value-type="float">
            <text:p>17 142 €</text:p>
          </table:table-cell>
          <table:table-cell table:style-name="ce229"/>
        </table:table-row>
        <table:table-row table:style-name="ro2">
          <table:table-cell table:style-name="ce229" office:value-type="string" calcext:value-type="string">
            <text:p>EBE/Produits <text:s/></text:p>
          </table:table-cell>
          <table:table-cell table:style-name="ce244" table:formula="of:=[.B53]/[.B46]" office:value-type="percentage" office:value="-4.79310344827586" calcext:value-type="percentage">
            <text:p>-479 %</text:p>
          </table:table-cell>
          <table:table-cell table:style-name="ce244" table:formula="of:=[.C53]/[.C46]" office:value-type="percentage" office:value="-4.79310344827586" calcext:value-type="percentage">
            <text:p>-479 %</text:p>
          </table:table-cell>
          <table:table-cell table:style-name="ce244" table:formula="of:=[.D53]/[.D46]" office:value-type="percentage" office:value="0.654190849673203" calcext:value-type="percentage">
            <text:p>65 %</text:p>
          </table:table-cell>
          <table:table-cell table:style-name="ce244" table:formula="of:=[.E53]/[.E46]" office:value-type="percentage" office:value="0.295558620689655" calcext:value-type="percentage">
            <text:p>30 %</text:p>
          </table:table-cell>
          <table:table-cell table:style-name="ce229" office:value-type="string" calcext:value-type="string">
            <text:p>30-35 %</text:p>
          </table:table-cell>
        </table:table-row>
        <table:table-row table:style-name="ro2">
          <table:table-cell table:style-name="ce230" office:value-type="string" calcext:value-type="string">
            <text:p>Annuités <text:s/></text:p>
          </table:table-cell>
          <table:table-cell table:style-name="ce245" table:formula="of:=['file:///Users/root1/Downloads/outil_comptable_anne.xlsx'#$Bilan.J12]+['file:///Users/root1/Downloads/outil_comptable_anne.xlsx'#$Bilan.J13]+['file:///Users/root1/Downloads/outil_comptable_anne.xlsx'#$Bilan.J14]" office:value-type="float" office:value="0" calcext:value-type="float">
            <text:p>0 €</text:p>
          </table:table-cell>
          <table:table-cell table:style-name="ce245" table:formula="of:=['file:///Users/root1/Downloads/outil_comptable_anne.xlsx'#$Bilan.K12]+['file:///Users/root1/Downloads/outil_comptable_anne.xlsx'#$Bilan.K13]+['file:///Users/root1/Downloads/outil_comptable_anne.xlsx'#$Bilan.K14]" office:value-type="float" office:value="0" calcext:value-type="float">
            <text:p>0 €</text:p>
          </table:table-cell>
          <table:table-cell table:style-name="ce245" table:formula="of:=['file:///Users/root1/Downloads/outil_comptable_anne.xlsx'#$Bilan.L12]+['file:///Users/root1/Downloads/outil_comptable_anne.xlsx'#$Bilan.L13]+['file:///Users/root1/Downloads/outil_comptable_anne.xlsx'#$Bilan.L14]" office:value-type="float" office:value="0" calcext:value-type="float">
            <text:p>0 €</text:p>
          </table:table-cell>
          <table:table-cell table:style-name="ce245" table:formula="of:=['file:///Users/root1/Downloads/outil_comptable_anne.xlsx'#$Bilan.M12]+['file:///Users/root1/Downloads/outil_comptable_anne.xlsx'#$Bilan.M13]+['file:///Users/root1/Downloads/outil_comptable_anne.xlsx'#$Bilan.M14]" office:value-type="float" office:value="0" calcext:value-type="float">
            <text:p>0 €</text:p>
          </table:table-cell>
          <table:table-cell table:style-name="ce251"/>
        </table:table-row>
        <table:table-row table:style-name="ro2">
          <table:table-cell table:style-name="ce230" office:value-type="string" calcext:value-type="string">
            <text:p>Annuité/EBE </text:p>
          </table:table-cell>
          <table:table-cell table:style-name="ce246" table:formula="of:=[.B55]/[.B53]" office:value-type="percentage" office:value="-0" calcext:value-type="percentage">
            <text:p>0 %</text:p>
          </table:table-cell>
          <table:table-cell table:style-name="ce246" table:formula="of:=[.C55]/[.C53]" office:value-type="percentage" office:value="-0" calcext:value-type="percentage">
            <text:p>0 %</text:p>
          </table:table-cell>
          <table:table-cell table:style-name="ce246" table:formula="of:=[.D55]/[.D53]" office:value-type="percentage" office:value="0" calcext:value-type="percentage">
            <text:p>0 %</text:p>
          </table:table-cell>
          <table:table-cell table:style-name="ce246" table:formula="of:=[.E55]/[.E53]" office:value-type="percentage" office:value="0" calcext:value-type="percentage">
            <text:p>0 %</text:p>
          </table:table-cell>
          <table:table-cell table:style-name="ce230" office:value-type="string" calcext:value-type="string">
            <text:p>&lt; 50 %</text:p>
          </table:table-cell>
        </table:table-row>
        <table:table-row table:style-name="ro2">
          <table:table-cell table:style-name="ce230" office:value-type="string" calcext:value-type="string">
            <text:p>PP</text:p>
          </table:table-cell>
          <table:table-cell table:style-name="ce247" table:formula="of:=12000+[.C49]" office:value-type="float" office:value="-1900" calcext:value-type="float">
            <text:p>-1 900 €</text:p>
          </table:table-cell>
          <table:table-cell table:style-name="ce247" table:formula="of:=12000+[.D49]" office:value-type="float" office:value="37022.8" calcext:value-type="float">
            <text:p>37 023 €</text:p>
          </table:table-cell>
          <table:table-cell table:style-name="ce247" table:formula="of:=12000+[.E49]" office:value-type="float" office:value="29142.4" calcext:value-type="float">
            <text:p>29 142 €</text:p>
          </table:table-cell>
          <table:table-cell table:style-name="ce247" table:formula="of:=12000+[.F49]" office:value-type="float" office:value="12000" calcext:value-type="float">
            <text:p>12 000 €</text:p>
          </table:table-cell>
          <table:table-cell table:style-name="ce252"/>
        </table:table-row>
        <table:table-row table:style-name="ro2">
          <table:table-cell table:style-name="ce229" office:value-type="string" calcext:value-type="string">
            <text:p>CAN/CREN</text:p>
          </table:table-cell>
          <table:table-cell table:style-name="ce248" table:formula="of:=[.B53]-[.B55]-[.B57]" office:value-type="float" office:value="-12000" calcext:value-type="float">
            <text:p>-12 000 €</text:p>
          </table:table-cell>
          <table:table-cell table:style-name="ce248" table:formula="of:=[.C53]-[.C55]-[.C57]" office:value-type="float" office:value="-50922.8" calcext:value-type="float">
            <text:p>-50 923 €</text:p>
          </table:table-cell>
          <table:table-cell table:style-name="ce248" table:formula="of:=[.D53]-[.D55]-[.D57]" office:value-type="float" office:value="-4119.6" calcext:value-type="float">
            <text:p>-4 120 €</text:p>
          </table:table-cell>
          <table:table-cell table:style-name="ce248" table:formula="of:=[.E53]-[.E55]-[.E57]" office:value-type="float" office:value="5142.4" calcext:value-type="float">
            <text:p>5 142 €</text:p>
          </table:table-cell>
          <table:table-cell table:style-name="ce230"/>
        </table:table-row>
        <table:table-row table:style-name="ro2">
          <table:table-cell table:style-name="ce231" office:value-type="string" calcext:value-type="string">
            <text:p>MS/EBE</text:p>
          </table:table-cell>
          <table:table-cell table:style-name="ce249" table:formula="of:=[.B58]/[.B53]" office:value-type="percentage" office:value="0.863309352517986" calcext:value-type="percentage">
            <text:p>86,33 %</text:p>
          </table:table-cell>
          <table:table-cell table:style-name="ce249" table:formula="of:=[.C58]/[.C53]" office:value-type="percentage" office:value="3.66351079136691" calcext:value-type="percentage">
            <text:p>366,35 %</text:p>
          </table:table-cell>
          <table:table-cell table:style-name="ce249" table:formula="of:=[.D58]/[.D53]" office:value-type="percentage" office:value="-0.16463385392522" calcext:value-type="percentage">
            <text:p>-16,46 %</text:p>
          </table:table-cell>
          <table:table-cell table:style-name="ce249" table:formula="of:=[.E58]/[.E53]" office:value-type="percentage" office:value="0.299981332835542" calcext:value-type="percentage">
            <text:p>30,00 %</text:p>
          </table:table-cell>
          <table:table-cell table:style-name="ce253" office:value-type="percentage" office:value="0.1" calcext:value-type="percentage">
            <text:p>10 %</text:p>
          </table:table-cell>
        </table:table-row>
      </table:table>
      <table:table table:name="Prix-Produit" table:style-name="ta1" table:print="false">
        <table:table-column table:style-name="co12" table:default-cell-style-name="ce321"/>
        <table:table-column table:style-name="co2" table:number-columns-repeated="15" table:default-cell-style-name="ce321"/>
        <table:table-column table:style-name="co2" table:number-columns-repeated="13" table:default-cell-style-name="Default"/>
        <table:table-row table:style-name="ro2">
          <table:table-cell office:value-type="string" calcext:value-type="string">
            <text:p><text:s/></text:p>
          </table:table-cell>
          <table:table-cell table:style-name="Default" table:number-columns-repeated="15"/>
          <table:table-cell table:number-columns-repeated="13"/>
        </table:table-row>
        <table:table-row table:style-name="ro4">
          <table:table-cell table:style-name="ce322" office:value-type="string" calcext:value-type="string">
            <text:p>Légumes</text:p>
          </table:table-cell>
          <table:table-cell table:style-name="ce322" table:number-columns-repeated="4"/>
          <table:table-cell table:style-name="ce322" office:value-type="string" calcext:value-type="string">
            <text:p>Fruits</text:p>
          </table:table-cell>
          <table:table-cell table:style-name="ce322" table:number-columns-repeated="5"/>
          <table:table-cell table:style-name="ce322" office:value-type="string" calcext:value-type="string">
            <text:p>Aromatiques</text:p>
          </table:table-cell>
          <table:table-cell table:style-name="ce322" table:number-columns-repeated="4"/>
          <table:table-cell table:number-columns-repeated="13"/>
        </table:table-row>
        <table:table-row table:style-name="ro2">
          <table:table-cell/>
          <table:table-cell office:value-type="string" calcext:value-type="string">
            <text:p>Collectif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Livré</text:p>
          </table:table-cell>
          <table:table-cell/>
          <table:table-cell office:value-type="string" calcext:value-type="string">
            <text:p>Collectif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Livré</text:p>
          </table:table-cell>
          <table:table-cell table:number-columns-repeated="2"/>
          <table:table-cell office:value-type="string" calcext:value-type="string">
            <text:p>Collectif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Livré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il</text:p>
          </table:table-cell>
          <table:table-cell table:number-columns-repeated="4"/>
          <table:table-cell office:value-type="string" calcext:value-type="string">
            <text:p>Frambois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rtichaut</text:p>
          </table:table-cell>
          <table:table-cell table:number-columns-repeated="4"/>
          <table:table-cell office:value-type="string" calcext:value-type="string">
            <text:p>Fraise</text:p>
          </table:table-cell>
          <table:table-cell table:number-columns-repeated="5"/>
          <table:table-cell office:value-type="string" calcext:value-type="string">
            <text:p>Persil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ubergine</text:p>
          </table:table-cell>
          <table:table-cell table:number-columns-repeated="4"/>
          <table:table-cell office:value-type="string" calcext:value-type="string">
            <text:p>Pomme</text:p>
          </table:table-cell>
          <table:table-cell table:number-columns-repeated="5"/>
          <table:table-cell office:value-type="string" calcext:value-type="string">
            <text:p>Thym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etterave</text:p>
          </table:table-cell>
          <table:table-cell table:number-columns-repeated="4"/>
          <table:table-cell office:value-type="string" calcext:value-type="string">
            <text:p>Groseille</text:p>
          </table:table-cell>
          <table:table-cell table:number-columns-repeated="5"/>
          <table:table-cell office:value-type="string" calcext:value-type="string">
            <text:p>Saug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lette</text:p>
          </table:table-cell>
          <table:table-cell table:number-columns-repeated="4"/>
          <table:table-cell office:value-type="string" calcext:value-type="string">
            <text:p>Pastèqu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rocoli</text:p>
          </table:table-cell>
          <table:table-cell table:number-columns-repeated="4"/>
          <table:table-cell office:value-type="string" calcext:value-type="string">
            <text:p>Myrtill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arotte</text:p>
          </table:table-cell>
          <table:table-cell table:number-columns-repeated="4"/>
          <table:table-cell office:value-type="string" calcext:value-type="string">
            <text:p>Mu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éleri</text:p>
          </table:table-cell>
          <table:table-cell table:number-columns-repeated="4"/>
          <table:table-cell office:value-type="string" calcext:value-type="string">
            <text:p>Melon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ourgette</text:p>
          </table:table-cell>
          <table:table-cell table:number-columns-repeated="4"/>
          <table:table-cell office:value-type="string" calcext:value-type="string">
            <text:p>Poire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hou</text:p>
          </table:table-cell>
          <table:table-cell table:number-columns-repeated="4"/>
          <table:table-cell office:value-type="string" calcext:value-type="string">
            <text:p>Raisin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oncombr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pinard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Fèv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Harico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Laitu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Navet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Maï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Oignon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omme de terr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etit poi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oireau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Radi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Salad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Tomate</text:p>
          </table:table-cell>
          <table:table-cell table:number-columns-repeated="28"/>
        </table:table-row>
        <table:table-row table:style-name="ro2">
          <table:table-cell table:style-name="ce159" office:value-type="string" calcext:value-type="string" table:number-columns-spanned="16" table:number-rows-spanned="1">
            <text:p>Liste non exhaustive, les charge en semences on été effectuer en fonction de cette liste.</text:p>
          </table:table-cell>
          <table:covered-table-cell table:number-columns-repeated="15" table:style-name="Default"/>
          <table:table-cell table:style-name="ce159" table:number-columns-repeated="13"/>
        </table:table-row>
      </table:table>
      <table:table table:name="Bugdet-de-tresorie" table:style-name="ta1">
        <table:table-column table:style-name="co13" table:default-cell-style-name="ce352"/>
        <table:table-column table:style-name="co14" table:number-columns-repeated="12" table:default-cell-style-name="ce361"/>
        <table:table-column table:style-name="co2" table:default-cell-style-name="ce361"/>
        <table:table-row table:style-name="ro3">
          <table:table-cell table:style-name="ce349" office:value-type="string" calcext:value-type="string" table:number-columns-spanned="14" table:number-rows-spanned="1">
            <text:p>BUDGET MENSUEL DE TRESORERIE</text:p>
          </table:table-cell>
          <table:covered-table-cell table:number-columns-repeated="13" table:style-name="ce358"/>
        </table:table-row>
        <table:table-row table:style-name="ro3">
          <table:table-cell table:style-name="ce350" office:value-type="string" calcext:value-type="string">
            <text:p>OPERATIONS COURANTES</text:p>
          </table:table-cell>
          <table:table-cell table:style-name="ce359"/>
          <table:table-cell table:style-name="Default" table:number-columns-repeated="8"/>
          <table:table-cell table:style-name="ce373"/>
          <table:table-cell table:style-name="ce376" table:number-columns-repeated="2"/>
          <table:table-cell table:style-name="Default"/>
        </table:table-row>
        <table:table-row table:style-name="ro3">
          <table:table-cell table:style-name="ce351"/>
          <table:table-cell table:style-name="ce360" office:value-type="date" office:date-value="2020-09-01" calcext:value-type="date">
            <text:p>sept.-20</text:p>
          </table:table-cell>
          <table:table-cell table:style-name="ce360" office:value-type="date" office:date-value="2020-10-01" calcext:value-type="date">
            <text:p>oct.-20</text:p>
          </table:table-cell>
          <table:table-cell table:style-name="ce360" office:value-type="date" office:date-value="2020-11-01" calcext:value-type="date">
            <text:p>nov.-20</text:p>
          </table:table-cell>
          <table:table-cell table:style-name="ce360" office:value-type="date" office:date-value="2020-12-01" calcext:value-type="date">
            <text:p>déc.-20</text:p>
          </table:table-cell>
          <table:table-cell table:style-name="ce360" office:value-type="date" office:date-value="2021-01-01" calcext:value-type="date">
            <text:p>janv.-21</text:p>
          </table:table-cell>
          <table:table-cell table:style-name="ce360" office:value-type="date" office:date-value="2021-02-01" calcext:value-type="date">
            <text:p>févr.-21</text:p>
          </table:table-cell>
          <table:table-cell table:style-name="ce360" office:value-type="date" office:date-value="2021-03-01" calcext:value-type="date">
            <text:p>mars-21</text:p>
          </table:table-cell>
          <table:table-cell table:style-name="ce360" office:value-type="date" office:date-value="2021-04-01" calcext:value-type="date">
            <text:p>avr.-21</text:p>
          </table:table-cell>
          <table:table-cell table:style-name="ce360" office:value-type="date" office:date-value="2021-05-01" calcext:value-type="date">
            <text:p>mai-21</text:p>
          </table:table-cell>
          <table:table-cell table:style-name="ce360" office:value-type="date" office:date-value="2021-06-01" calcext:value-type="date">
            <text:p>juin-21</text:p>
          </table:table-cell>
          <table:table-cell table:style-name="ce360" office:value-type="date" office:date-value="2021-07-01" calcext:value-type="date">
            <text:p>juil.-21</text:p>
          </table:table-cell>
          <table:table-cell table:style-name="ce360" office:value-type="date" office:date-value="2021-08-01" calcext:value-type="date">
            <text:p>août-21</text:p>
          </table:table-cell>
          <table:table-cell table:style-name="ce378" office:value-type="string" calcext:value-type="string">
            <text:p>TOTAL</text:p>
          </table:table-cell>
        </table:table-row>
        <table:table-row table:style-name="ro3">
          <table:table-cell table:style-name="ce145" office:value-type="string" calcext:value-type="string">
            <text:p>Vente Légumes</text:p>
          </table:table-cell>
          <table:table-cell table:style-name="ce155" table:number-columns-repeated="12"/>
          <table:table-cell table:style-name="ce174"/>
        </table:table-row>
        <table:table-row table:style-name="ro3">
          <table:table-cell table:style-name="ce145" office:value-type="string" calcext:value-type="string">
            <text:p>Vente Fruits</text:p>
          </table:table-cell>
          <table:table-cell table:style-name="ce155" table:number-columns-repeated="12"/>
          <table:table-cell table:style-name="ce174"/>
        </table:table-row>
        <table:table-row table:style-name="ro3">
          <table:table-cell table:style-name="ce145" office:value-type="string" calcext:value-type="string">
            <text:p>Vente aromatique</text:p>
          </table:table-cell>
          <table:table-cell table:style-name="ce155" table:number-columns-repeated="12"/>
          <table:table-cell table:style-name="ce174"/>
        </table:table-row>
        <table:table-row table:style-name="ro3">
          <table:table-cell office:value-type="string" calcext:value-type="string">
            <text:p>Vente AMAP</text:p>
          </table:table-cell>
          <table:table-cell table:number-columns-repeated="4"/>
          <table:table-cell table:style-name="ce369" table:number-columns-repeated="2"/>
          <table:table-cell table:style-name="ce369" table:formula="of:=(15*12)*4" office:value-type="float" office:value="720" calcext:value-type="float">
            <text:p>720 <text:s text:c="2"/></text:p>
          </table:table-cell>
          <table:table-cell table:style-name="ce369" table:formula="of:=(15*12)*4" office:value-type="float" office:value="720" calcext:value-type="float">
            <text:p>720 <text:s text:c="2"/></text:p>
          </table:table-cell>
          <table:table-cell table:style-name="ce369" table:formula="of:=(15*12)*4" office:value-type="float" office:value="720" calcext:value-type="float">
            <text:p>720 <text:s text:c="2"/></text:p>
          </table:table-cell>
          <table:table-cell table:style-name="ce369" table:formula="of:=(15*12)*4" office:value-type="float" office:value="720" calcext:value-type="float">
            <text:p>720 <text:s text:c="2"/></text:p>
          </table:table-cell>
          <table:table-cell table:style-name="ce369" table:formula="of:=(15*12)*4" office:value-type="float" office:value="720" calcext:value-type="float">
            <text:p>720 <text:s text:c="2"/></text:p>
          </table:table-cell>
          <table:table-cell table:style-name="ce369" table:formula="of:=(15*12)*4" office:value-type="float" office:value="720" calcext:value-type="float">
            <text:p>720 <text:s text:c="2"/></text:p>
          </table:table-cell>
          <table:table-cell table:formula="of:=SUM([.B7:.M7])" office:value-type="float" office:value="4320" calcext:value-type="float">
            <text:p>4 320 <text:s text:c="2"/></text:p>
          </table:table-cell>
        </table:table-row>
        <table:table-row table:style-name="ro3">
          <table:table-cell office:value-type="string" calcext:value-type="string">
            <text:p>Vente Collectivités</text:p>
          </table:table-cell>
          <table:table-cell table:number-columns-repeated="4"/>
          <table:table-cell table:style-name="ce369" table:number-columns-repeated="3"/>
          <table:table-cell table:number-columns-repeated="5"/>
          <table:table-cell table:formula="of:=SUM([.B8:.M8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Vente Marché</text:p>
          </table:table-cell>
          <table:table-cell table:number-columns-repeated="4"/>
          <table:table-cell table:style-name="ce369" table:number-columns-repeated="3"/>
          <table:table-cell table:number-columns-repeated="2"/>
          <table:table-cell table:number-columns-repeated="3" office:value-type="float" office:value="100" calcext:value-type="float">
            <text:p>100 <text:s text:c="2"/></text:p>
          </table:table-cell>
          <table:table-cell table:formula="of:=SUM([.B9:.M9])" office:value-type="float" office:value="300" calcext:value-type="float">
            <text:p>300 <text:s text:c="2"/></text:p>
          </table:table-cell>
        </table:table-row>
        <table:table-row table:style-name="ro3">
          <table:table-cell office:value-type="string" calcext:value-type="string">
            <text:p>Vente Camping</text:p>
          </table:table-cell>
          <table:table-cell table:number-columns-repeated="4"/>
          <table:table-cell table:style-name="ce369" table:number-columns-repeated="3"/>
          <table:table-cell table:number-columns-repeated="2"/>
          <table:table-cell table:formula="of:=500*4" office:value-type="float" office:value="2000" calcext:value-type="float">
            <text:p>2 000 <text:s text:c="2"/></text:p>
          </table:table-cell>
          <table:table-cell table:formula="of:=500*4" office:value-type="float" office:value="2000" calcext:value-type="float">
            <text:p>2 000 <text:s text:c="2"/></text:p>
          </table:table-cell>
          <table:table-cell table:formula="of:=500*4" office:value-type="float" office:value="2000" calcext:value-type="float">
            <text:p>2 000 <text:s text:c="2"/></text:p>
          </table:table-cell>
          <table:table-cell table:formula="of:=SUM([.B10:.M10])" office:value-type="float" office:value="6000" calcext:value-type="float">
            <text:p>6 000 <text:s text:c="2"/></text:p>
          </table:table-cell>
        </table:table-row>
        <table:table-row table:style-name="ro3">
          <table:table-cell office:value-type="string" calcext:value-type="string">
            <text:p>Vente semence / plants</text:p>
          </table:table-cell>
          <table:table-cell table:style-name="ce362"/>
          <table:table-cell table:style-name="Default" table:number-columns-repeated="3"/>
          <table:table-cell table:number-columns-repeated="3"/>
          <table:table-cell table:style-name="ce371"/>
          <table:table-cell table:style-name="ce372" table:number-columns-repeated="3"/>
          <table:table-cell/>
          <table:table-cell table:formula="of:=SUM([.B11:.M11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Aide Ja</text:p>
          </table:table-cell>
          <table:table-cell table:number-columns-repeated="7"/>
          <table:table-cell office:value-type="float" office:value="21000" calcext:value-type="float">
            <text:p>21 000 <text:s text:c="2"/></text:p>
          </table:table-cell>
          <table:table-cell table:number-columns-repeated="4"/>
          <table:table-cell table:formula="of:=SUM([.B12:.M12])" office:value-type="float" office:value="21000" calcext:value-type="float">
            <text:p>21 000 <text:s text:c="2"/></text:p>
          </table:table-cell>
        </table:table-row>
        <table:table-row table:style-name="ro3">
          <table:table-cell office:value-type="string" calcext:value-type="string">
            <text:p>Mimos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NP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1"/>
          <table:table-cell table:formula="of:=SUM([.B14:.M14])" office:value-type="float" office:value="10000" calcext:value-type="float">
            <text:p>10 000 <text:s text:c="2"/></text:p>
          </table:table-cell>
        </table:table-row>
        <table:table-row table:style-name="ro3">
          <table:table-cell table:style-name="ce353" office:value-type="string" calcext:value-type="string">
            <text:p>TOTAL RECETTES </text:p>
          </table:table-cell>
          <table:table-cell table:style-name="ce363" table:formula="of:=SUM([.B7:.B14])" office:value-type="float" office:value="10000" calcext:value-type="float">
            <text:p>10 000 <text:s text:c="2"/></text:p>
          </table:table-cell>
          <table:table-cell table:style-name="ce363" table:formula="of:=SUM([.C7:.C14])" office:value-type="float" office:value="0" calcext:value-type="float">
            <text:p>0 <text:s text:c="2"/></text:p>
          </table:table-cell>
          <table:table-cell table:style-name="ce363" table:formula="of:=SUM([.D7:.D14])" office:value-type="float" office:value="0" calcext:value-type="float">
            <text:p>0 <text:s text:c="2"/></text:p>
          </table:table-cell>
          <table:table-cell table:style-name="ce363" table:formula="of:=SUM([.E7:.E14])" office:value-type="float" office:value="0" calcext:value-type="float">
            <text:p>0 <text:s text:c="2"/></text:p>
          </table:table-cell>
          <table:table-cell table:style-name="ce363" table:formula="of:=SUM([.F7:.F14])" office:value-type="float" office:value="0" calcext:value-type="float">
            <text:p>0 <text:s text:c="2"/></text:p>
          </table:table-cell>
          <table:table-cell table:style-name="ce363" table:formula="of:=SUM([.G7:.G14])" office:value-type="float" office:value="0" calcext:value-type="float">
            <text:p>0 <text:s text:c="2"/></text:p>
          </table:table-cell>
          <table:table-cell table:style-name="ce363" table:formula="of:=SUM([.H7:.H14])" office:value-type="float" office:value="720" calcext:value-type="float">
            <text:p>720 <text:s text:c="2"/></text:p>
          </table:table-cell>
          <table:table-cell table:style-name="ce363" table:formula="of:=SUM([.I7:.I14])" office:value-type="float" office:value="21720" calcext:value-type="float">
            <text:p>21 720 <text:s text:c="2"/></text:p>
          </table:table-cell>
          <table:table-cell table:style-name="ce363" table:formula="of:=SUM([.J7:.J14])" office:value-type="float" office:value="720" calcext:value-type="float">
            <text:p>720 <text:s text:c="2"/></text:p>
          </table:table-cell>
          <table:table-cell table:style-name="ce363" table:formula="of:=SUM([.K7:.K14])" office:value-type="float" office:value="2820" calcext:value-type="float">
            <text:p>2 820 <text:s text:c="2"/></text:p>
          </table:table-cell>
          <table:table-cell table:style-name="ce363" table:formula="of:=SUM([.L7:.L14])" office:value-type="float" office:value="2820" calcext:value-type="float">
            <text:p>2 820 <text:s text:c="2"/></text:p>
          </table:table-cell>
          <table:table-cell table:style-name="ce363" table:formula="of:=SUM([.M7:.M14])" office:value-type="float" office:value="2820" calcext:value-type="float">
            <text:p>2 820 <text:s text:c="2"/></text:p>
          </table:table-cell>
          <table:table-cell table:style-name="ce379" table:formula="of:=SUM([.B15:.M15])" office:value-type="float" office:value="41620" calcext:value-type="float">
            <text:p>41 620 <text:s text:c="2"/></text:p>
          </table:table-cell>
        </table:table-row>
        <table:table-row table:style-name="ro3">
          <table:table-cell table:number-columns-repeated="13"/>
          <table:table-cell table:formula="of:=SUM([.B16:.M16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Engrai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1"/>
          <table:table-cell table:formula="of:=SUM([.B17:.M17])" office:value-type="float" office:value="300" calcext:value-type="float">
            <text:p>300 <text:s text:c="2"/></text:p>
          </table:table-cell>
        </table:table-row>
        <table:table-row table:style-name="ro3">
          <table:table-cell office:value-type="string" calcext:value-type="string">
            <text:p>Semence et plant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2"/>
          <table:table-cell office:value-type="float" office:value="5200" calcext:value-type="float">
            <text:p>5 200 <text:s text:c="2"/></text:p>
          </table:table-cell>
          <table:table-cell table:number-columns-repeated="8"/>
          <table:table-cell table:formula="of:=SUM([.B18:.M18])" office:value-type="float" office:value="7200" calcext:value-type="float">
            <text:p>7 200 <text:s text:c="2"/></text:p>
          </table:table-cell>
        </table:table-row>
        <table:table-row table:style-name="ro3">
          <table:table-cell office:value-type="string" calcext:value-type="string">
            <text:p>IMPOTS &amp; TAXES VEG. ANX</text:p>
          </table:table-cell>
          <table:table-cell table:number-columns-repeated="6"/>
          <table:table-cell office:value-type="string" calcext:value-type="string">
            <text:p>???</text:p>
          </table:table-cell>
          <table:table-cell table:number-columns-repeated="5"/>
          <table:table-cell table:formula="of:=SUM([.B19:.M19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Loyer</text:p>
          </table:table-cell>
          <table:table-cell table:number-columns-repeated="3"/>
          <table:table-cell office:value-type="float" office:value="900" calcext:value-type="float">
            <text:p>900 <text:s text:c="2"/></text:p>
          </table:table-cell>
          <table:table-cell table:number-columns-repeated="8"/>
          <table:table-cell table:formula="of:=SUM([.B20:.M20])" office:value-type="float" office:value="900" calcext:value-type="float">
            <text:p>900 <text:s text:c="2"/></text:p>
          </table:table-cell>
        </table:table-row>
        <table:table-row table:style-name="ro3">
          <table:table-cell office:value-type="string" calcext:value-type="string">
            <text:p>Eau</text:p>
          </table:table-cell>
          <table:table-cell table:number-columns-repeated="4"/>
          <table:table-cell office:value-type="float" office:value="600" calcext:value-type="float">
            <text:p>600 <text:s text:c="2"/></text:p>
          </table:table-cell>
          <table:table-cell table:number-columns-repeated="7"/>
          <table:table-cell table:formula="of:=SUM([.B21:.M21])" office:value-type="float" office:value="600" calcext:value-type="float">
            <text:p>600 <text:s text:c="2"/></text:p>
          </table:table-cell>
        </table:table-row>
        <table:table-row table:style-name="ro3">
          <table:table-cell office:value-type="string" calcext:value-type="string">
            <text:p>Frais divers</text:p>
          </table:table-cell>
          <table:table-cell table:number-columns-repeated="3"/>
          <table:table-cell office:value-type="float" office:value="250" calcext:value-type="float">
            <text:p>250 <text:s text:c="2"/></text:p>
          </table:table-cell>
          <table:table-cell table:number-columns-repeated="2"/>
          <table:table-cell office:value-type="float" office:value="250" calcext:value-type="float">
            <text:p>250 <text:s text:c="2"/></text:p>
          </table:table-cell>
          <table:table-cell table:number-columns-repeated="5"/>
          <table:table-cell table:formula="of:=SUM([.B22:.M22])" office:value-type="float" office:value="500" calcext:value-type="float">
            <text:p>500 <text:s text:c="2"/></text:p>
          </table:table-cell>
        </table:table-row>
        <table:table-row table:style-name="ro3">
          <table:table-cell office:value-type="string" calcext:value-type="string">
            <text:p>Assurance</text:p>
          </table:table-cell>
          <table:table-cell table:number-columns-repeated="12" office:value-type="float" office:value="100" calcext:value-type="float">
            <text:p>100 <text:s text:c="2"/></text:p>
          </table:table-cell>
          <table:table-cell table:formula="of:=SUM([.B23:.M23])" office:value-type="float" office:value="1200" calcext:value-type="float">
            <text:p>1 200 <text:s text:c="2"/>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table:number-columns-repeated="12"/>
          <table:table-cell table:formula="of:=SUM([.B24:.M24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353" office:value-type="string" calcext:value-type="string">
            <text:p>TOTAL DEPENSES</text:p>
          </table:table-cell>
          <table:table-cell table:style-name="ce363" table:formula="of:=SUM([.B16:.B24])" office:value-type="float" office:value="2400" calcext:value-type="float">
            <text:p>2 400 <text:s text:c="2"/></text:p>
          </table:table-cell>
          <table:table-cell table:style-name="ce363" table:formula="of:=SUM([.C16:.C24])" office:value-type="float" office:value="100" calcext:value-type="float">
            <text:p>100 <text:s text:c="2"/></text:p>
          </table:table-cell>
          <table:table-cell table:style-name="ce363" table:formula="of:=SUM([.D16:.D24])" office:value-type="float" office:value="100" calcext:value-type="float">
            <text:p>100 <text:s text:c="2"/></text:p>
          </table:table-cell>
          <table:table-cell table:style-name="ce363" table:formula="of:=SUM([.E16:.E24])" office:value-type="float" office:value="6450" calcext:value-type="float">
            <text:p>6 450 <text:s text:c="2"/></text:p>
          </table:table-cell>
          <table:table-cell table:style-name="ce363" table:formula="of:=SUM([.F16:.F24])" office:value-type="float" office:value="700" calcext:value-type="float">
            <text:p>700 <text:s text:c="2"/></text:p>
          </table:table-cell>
          <table:table-cell table:style-name="ce363" table:formula="of:=SUM([.G16:.G24])" office:value-type="float" office:value="100" calcext:value-type="float">
            <text:p>100 <text:s text:c="2"/></text:p>
          </table:table-cell>
          <table:table-cell table:style-name="ce363" table:formula="of:=SUM([.H16:.H24])" office:value-type="float" office:value="350" calcext:value-type="float">
            <text:p>350 <text:s text:c="2"/></text:p>
          </table:table-cell>
          <table:table-cell table:style-name="ce363" table:formula="of:=SUM([.I16:.I24])" office:value-type="float" office:value="100" calcext:value-type="float">
            <text:p>100 <text:s text:c="2"/></text:p>
          </table:table-cell>
          <table:table-cell table:style-name="ce363" table:formula="of:=SUM([.J16:.J24])" office:value-type="float" office:value="100" calcext:value-type="float">
            <text:p>100 <text:s text:c="2"/></text:p>
          </table:table-cell>
          <table:table-cell table:style-name="ce363" table:formula="of:=SUM([.K16:.K24])" office:value-type="float" office:value="100" calcext:value-type="float">
            <text:p>100 <text:s text:c="2"/></text:p>
          </table:table-cell>
          <table:table-cell table:style-name="ce363" table:formula="of:=SUM([.L16:.L24])" office:value-type="float" office:value="100" calcext:value-type="float">
            <text:p>100 <text:s text:c="2"/></text:p>
          </table:table-cell>
          <table:table-cell table:style-name="ce363" table:formula="of:=SUM([.M16:.M24])" office:value-type="float" office:value="100" calcext:value-type="float">
            <text:p>100 <text:s text:c="2"/></text:p>
          </table:table-cell>
          <table:table-cell table:formula="of:=SUM([.B25:.M25])" office:value-type="float" office:value="10700" calcext:value-type="float">
            <text:p>10 700 <text:s text:c="2"/></text:p>
          </table:table-cell>
        </table:table-row>
        <table:table-row table:style-name="ro3">
          <table:table-cell table:style-name="ce354"/>
          <table:table-cell table:style-name="ce364" table:number-columns-repeated="9"/>
          <table:table-cell table:style-name="ce374"/>
          <table:table-cell table:number-columns-repeated="2"/>
          <table:table-cell table:formula="of:=SUM([.B26:.M26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353" office:value-type="string" calcext:value-type="string">
            <text:p>SOLDE RECETTES-DEPENSES</text:p>
          </table:table-cell>
          <table:table-cell table:style-name="ce365" table:formula="of:=[.B15]-[.B25]" office:value-type="float" office:value="7600" calcext:value-type="float">
            <text:p>7 600 <text:s text:c="2"/></text:p>
          </table:table-cell>
          <table:table-cell table:style-name="ce365" table:formula="of:=[.C15]-[.C25]" office:value-type="float" office:value="-100" calcext:value-type="float">
            <text:p>-100 <text:s text:c="2"/></text:p>
          </table:table-cell>
          <table:table-cell table:style-name="ce365" table:formula="of:=[.D15]-[.D25]" office:value-type="float" office:value="-100" calcext:value-type="float">
            <text:p>-100 <text:s text:c="2"/></text:p>
          </table:table-cell>
          <table:table-cell table:style-name="ce365" table:formula="of:=[.E15]-[.E25]" office:value-type="float" office:value="-6450" calcext:value-type="float">
            <text:p>-6 450 <text:s text:c="2"/></text:p>
          </table:table-cell>
          <table:table-cell table:style-name="ce370" table:formula="of:=[.F15]-[.F25]" office:value-type="float" office:value="-700" calcext:value-type="float">
            <text:p>-700 <text:s text:c="2"/></text:p>
          </table:table-cell>
          <table:table-cell table:style-name="ce365" table:formula="of:=[.G15]-[.G25]" office:value-type="float" office:value="-100" calcext:value-type="float">
            <text:p>-100 <text:s text:c="2"/></text:p>
          </table:table-cell>
          <table:table-cell table:style-name="ce365" table:formula="of:=[.H15]-[.H25]" office:value-type="float" office:value="370" calcext:value-type="float">
            <text:p>370 <text:s text:c="2"/></text:p>
          </table:table-cell>
          <table:table-cell table:style-name="ce365" table:formula="of:=[.I15]-[.I25]" office:value-type="float" office:value="21620" calcext:value-type="float">
            <text:p>21 620 <text:s text:c="2"/></text:p>
          </table:table-cell>
          <table:table-cell table:style-name="ce365" table:formula="of:=[.J15]-[.J25]" office:value-type="float" office:value="620" calcext:value-type="float">
            <text:p>620 <text:s text:c="2"/></text:p>
          </table:table-cell>
          <table:table-cell table:style-name="ce375" table:formula="of:=[.K15]-[.K25]" office:value-type="float" office:value="2720" calcext:value-type="float">
            <text:p>2 720 <text:s text:c="2"/></text:p>
          </table:table-cell>
          <table:table-cell table:style-name="ce377" table:formula="of:=[.L15]-[.L25]" office:value-type="float" office:value="2720" calcext:value-type="float">
            <text:p>2 720 <text:s text:c="2"/></text:p>
          </table:table-cell>
          <table:table-cell table:style-name="ce377" table:formula="of:=[.M15]-[.M25]" office:value-type="float" office:value="2720" calcext:value-type="float">
            <text:p>2 720 <text:s text:c="2"/></text:p>
          </table:table-cell>
          <table:table-cell table:formula="of:=SUM([.B27:.M27])" office:value-type="float" office:value="30920" calcext:value-type="float">
            <text:p>30 920 <text:s text:c="2"/></text:p>
          </table:table-cell>
        </table:table-row>
        <table:table-row table:style-name="ro3">
          <table:table-cell table:style-name="ce355" office:value-type="string" calcext:value-type="string">
            <text:p>OPERATIONS FINANCIERES</text:p>
          </table:table-cell>
          <table:table-cell table:style-name="ce366"/>
          <table:table-cell table:style-name="ce364" table:number-columns-repeated="8"/>
          <table:table-cell table:style-name="ce374"/>
          <table:table-cell table:style-name="ce366" table:number-columns-repeated="2"/>
          <table:table-cell table:formula="of:=SUM([.B28:.M28])" office:value-type="float" office:value="0" calcext:value-type="float">
            <text:p>0 <text:s text:c="2"/></text:p>
          </table:table-cell>
        </table:table-row>
        <table:table-row table:style-name="ro3">
          <table:table-cell office:value-type="string" calcext:value-type="string">
            <text:p>Remboursement Miimosa</text:p>
          </table:table-cell>
          <table:table-cell table:number-columns-repeated="12" office:value-type="float" office:value="200" calcext:value-type="float">
            <text:p>200 <text:s text:c="2"/></text:p>
          </table:table-cell>
          <table:table-cell table:formula="of:=SUM([.B29:.M29])" office:value-type="float" office:value="2400" calcext:value-type="float">
            <text:p>2 400 <text:s text:c="2"/></text:p>
          </table:table-cell>
        </table:table-row>
        <table:table-row table:style-name="ro3">
          <table:table-cell office:value-type="string" calcext:value-type="string">
            <text:p>rem TVA</text:p>
          </table:table-cell>
          <table:table-cell table:number-columns-repeated="11"/>
          <table:table-cell office:value-type="float" office:value="2000" calcext:value-type="float">
            <text:p>2 000 <text:s text:c="2"/></text:p>
          </table:table-cell>
          <table:table-cell table:formula="of:=SUM([.B30:.M30])" office:value-type="float" office:value="2000" calcext:value-type="float">
            <text:p>2 000 <text:s text:c="2"/></text:p>
          </table:table-cell>
        </table:table-row>
        <table:table-row table:style-name="ro3">
          <table:table-cell office:value-type="string" calcext:value-type="string">
            <text:p>Remunération salarier</text:p>
          </table:table-cell>
          <table:table-cell table:number-columns-repeated="7"/>
          <table:table-cell table:number-columns-repeated="5" office:value-type="float" office:value="1700" calcext:value-type="float">
            <text:p>1 700 <text:s text:c="2"/></text:p>
          </table:table-cell>
          <table:table-cell table:formula="of:=SUM([.B31:.M31])" office:value-type="float" office:value="8500" calcext:value-type="float">
            <text:p>8 500 <text:s text:c="2"/></text:p>
          </table:table-cell>
        </table:table-row>
        <table:table-row table:style-name="ro3">
          <table:table-cell table:style-name="ce356"/>
          <table:table-cell table:number-columns-repeated="12"/>
          <table:table-cell table:formula="of:=SUM([.B32:.M32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356"/>
          <table:table-cell table:style-name="ce367" table:number-columns-repeated="12"/>
          <table:table-cell table:formula="of:=SUM([.B33:.M33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357" office:value-type="string" calcext:value-type="string">
            <text:p>SOLDE OP. FINANCIERES</text:p>
          </table:table-cell>
          <table:table-cell table:style-name="ce363" table:formula="of:=SUM([.B28:.B33])" office:value-type="float" office:value="200" calcext:value-type="float">
            <text:p>200 <text:s text:c="2"/></text:p>
          </table:table-cell>
          <table:table-cell table:style-name="ce363" table:formula="of:=SUM([.C28:.C33])" office:value-type="float" office:value="200" calcext:value-type="float">
            <text:p>200 <text:s text:c="2"/></text:p>
          </table:table-cell>
          <table:table-cell table:style-name="ce363" table:formula="of:=SUM([.D28:.D33])" office:value-type="float" office:value="200" calcext:value-type="float">
            <text:p>200 <text:s text:c="2"/></text:p>
          </table:table-cell>
          <table:table-cell table:style-name="ce363" table:formula="of:=SUM([.E28:.E33])" office:value-type="float" office:value="200" calcext:value-type="float">
            <text:p>200 <text:s text:c="2"/></text:p>
          </table:table-cell>
          <table:table-cell table:style-name="ce363" table:formula="of:=SUM([.F28:.F33])" office:value-type="float" office:value="200" calcext:value-type="float">
            <text:p>200 <text:s text:c="2"/></text:p>
          </table:table-cell>
          <table:table-cell table:style-name="ce363" table:formula="of:=SUM([.G28:.G33])" office:value-type="float" office:value="200" calcext:value-type="float">
            <text:p>200 <text:s text:c="2"/></text:p>
          </table:table-cell>
          <table:table-cell table:style-name="ce363" table:formula="of:=SUM([.H28:.H33])" office:value-type="float" office:value="200" calcext:value-type="float">
            <text:p>200 <text:s text:c="2"/></text:p>
          </table:table-cell>
          <table:table-cell table:style-name="ce363" table:formula="of:=SUM([.I28:.I33])" office:value-type="float" office:value="1900" calcext:value-type="float">
            <text:p>1 900 <text:s text:c="2"/></text:p>
          </table:table-cell>
          <table:table-cell table:style-name="ce363" table:formula="of:=SUM([.J28:.J33])" office:value-type="float" office:value="1900" calcext:value-type="float">
            <text:p>1 900 <text:s text:c="2"/></text:p>
          </table:table-cell>
          <table:table-cell table:style-name="ce363" table:formula="of:=SUM([.K28:.K33])" office:value-type="float" office:value="1900" calcext:value-type="float">
            <text:p>1 900 <text:s text:c="2"/></text:p>
          </table:table-cell>
          <table:table-cell table:style-name="ce363" table:formula="of:=SUM([.L28:.L33])" office:value-type="float" office:value="1900" calcext:value-type="float">
            <text:p>1 900 <text:s text:c="2"/></text:p>
          </table:table-cell>
          <table:table-cell table:style-name="ce363" table:formula="of:=SUM([.M28:.M33])" office:value-type="float" office:value="3900" calcext:value-type="float">
            <text:p>3 900 <text:s text:c="2"/></text:p>
          </table:table-cell>
          <table:table-cell table:formula="of:=SUM([.B34:.M34])" office:value-type="float" office:value="12900" calcext:value-type="float">
            <text:p>12 900 <text:s text:c="2"/></text:p>
          </table:table-cell>
        </table:table-row>
        <table:table-row table:style-name="ro3">
          <table:table-cell table:style-name="ce355" office:value-type="string" calcext:value-type="string">
            <text:p>OPERATIONS PRIVEES</text:p>
          </table:table-cell>
          <table:table-cell table:style-name="ce366"/>
          <table:table-cell table:number-columns-repeated="11"/>
          <table:table-cell table:formula="of:=SUM([.B35:.M35])" office:value-type="float" office:value="0" calcext:value-type="float">
            <text:p>0 <text:s text:c="2"/></text:p>
          </table:table-cell>
        </table:table-row>
        <table:table-row table:style-name="ro3">
          <table:table-cell table:style-name="ce356" office:value-type="string" calcext:value-type="string">
            <text:p>PP ou retraits ou apports</text:p>
          </table:table-cell>
          <table:table-cell table:number-columns-repeated="12" office:value-type="float" office:value="1000" calcext:value-type="float">
            <text:p>1 000 <text:s text:c="2"/></text:p>
          </table:table-cell>
          <table:table-cell table:formula="of:=SUM([.B36:.M36])" office:value-type="float" office:value="12000" calcext:value-type="float">
            <text:p>12 000 <text:s text:c="2"/></text:p>
          </table:table-cell>
        </table:table-row>
        <table:table-row table:style-name="ro3">
          <table:table-cell table:style-name="ce356" office:value-type="string" calcext:value-type="string">
            <text:p>SOLDE RECETTES/DEPENSES</text:p>
          </table:table-cell>
          <table:table-cell table:formula="of:=[.B27]+[.B34]+[.B35]" office:value-type="float" office:value="7800" calcext:value-type="float">
            <text:p>7 800 <text:s text:c="2"/></text:p>
          </table:table-cell>
          <table:table-cell table:formula="of:=[.C27]+[.C34]+[.C35]" office:value-type="float" office:value="100" calcext:value-type="float">
            <text:p>100 <text:s text:c="2"/></text:p>
          </table:table-cell>
          <table:table-cell table:formula="of:=[.D27]+[.D34]+[.D35]" office:value-type="float" office:value="100" calcext:value-type="float">
            <text:p>100 <text:s text:c="2"/></text:p>
          </table:table-cell>
          <table:table-cell table:formula="of:=[.E27]+[.E34]+[.E35]" office:value-type="float" office:value="-6250" calcext:value-type="float">
            <text:p>-6 250 <text:s text:c="2"/></text:p>
          </table:table-cell>
          <table:table-cell table:style-name="ce368" table:formula="of:=[.F27]+[.F34]+[.F35]" office:value-type="float" office:value="-500" calcext:value-type="float">
            <text:p>-500 <text:s text:c="2"/></text:p>
          </table:table-cell>
          <table:table-cell table:formula="of:=[.G27]+[.G34]+[.G35]" office:value-type="float" office:value="100" calcext:value-type="float">
            <text:p>100 <text:s text:c="2"/></text:p>
          </table:table-cell>
          <table:table-cell table:formula="of:=[.H27]+[.H34]+[.H35]" office:value-type="float" office:value="570" calcext:value-type="float">
            <text:p>570 <text:s text:c="2"/></text:p>
          </table:table-cell>
          <table:table-cell table:formula="of:=[.I27]+[.I34]+[.I35]" office:value-type="float" office:value="23520" calcext:value-type="float">
            <text:p>23 520 <text:s text:c="2"/></text:p>
          </table:table-cell>
          <table:table-cell table:formula="of:=[.J27]+[.J34]+[.J35]" office:value-type="float" office:value="2520" calcext:value-type="float">
            <text:p>2 520 <text:s text:c="2"/></text:p>
          </table:table-cell>
          <table:table-cell table:formula="of:=[.K27]+[.K34]+[.K35]" office:value-type="float" office:value="4620" calcext:value-type="float">
            <text:p>4 620 <text:s text:c="2"/></text:p>
          </table:table-cell>
          <table:table-cell table:formula="of:=[.L27]+[.L34]+[.L35]" office:value-type="float" office:value="4620" calcext:value-type="float">
            <text:p>4 620 <text:s text:c="2"/></text:p>
          </table:table-cell>
          <table:table-cell table:formula="of:=[.M27]+[.M34]+[.M35]" office:value-type="float" office:value="6620" calcext:value-type="float">
            <text:p>6 620 <text:s text:c="2"/></text:p>
          </table:table-cell>
          <table:table-cell table:formula="of:=SUM([.B37:.M37])" office:value-type="float" office:value="43820" calcext:value-type="float">
            <text:p>43 820 <text:s text:c="2"/></text:p>
          </table:table-cell>
        </table:table-row>
        <table:table-row table:style-name="ro3">
          <table:table-cell table:style-name="ce356" office:value-type="string" calcext:value-type="string">
            <text:p>TRESORERIE CUMULEE</text:p>
          </table:table-cell>
          <table:table-cell table:style-name="ce367" table:formula="of:=[.B40]+[.B37]" office:value-type="float" office:value="7800" calcext:value-type="float">
            <text:p>7 800 <text:s text:c="2"/></text:p>
          </table:table-cell>
          <table:table-cell table:style-name="ce368" table:formula="of:=[.C37]+[.B38]" office:value-type="float" office:value="7900" calcext:value-type="float">
            <text:p>7 900 <text:s text:c="2"/></text:p>
          </table:table-cell>
          <table:table-cell table:style-name="ce368" table:formula="of:=[.C38]+[.D37]" office:value-type="float" office:value="8000" calcext:value-type="float">
            <text:p>8 000 <text:s text:c="2"/></text:p>
          </table:table-cell>
          <table:table-cell table:style-name="ce368" table:formula="of:=[.D38]+[.E37]" office:value-type="float" office:value="1750" calcext:value-type="float">
            <text:p>1 750 <text:s text:c="2"/></text:p>
          </table:table-cell>
          <table:table-cell table:style-name="ce368" table:formula="of:=[.E38]+[.F37]" office:value-type="float" office:value="1250" calcext:value-type="float">
            <text:p>1 250 <text:s text:c="2"/></text:p>
          </table:table-cell>
          <table:table-cell table:style-name="ce368" table:formula="of:=[.F38]+[.G37]" office:value-type="float" office:value="1350" calcext:value-type="float">
            <text:p>1 350 <text:s text:c="2"/></text:p>
          </table:table-cell>
          <table:table-cell table:style-name="ce367" table:formula="of:=[.G38]+[.H37]" office:value-type="float" office:value="1920" calcext:value-type="float">
            <text:p>1 920 <text:s text:c="2"/></text:p>
          </table:table-cell>
          <table:table-cell table:style-name="ce367" table:formula="of:=[.H38]+[.I37]" office:value-type="float" office:value="25440" calcext:value-type="float">
            <text:p>25 440 <text:s text:c="2"/></text:p>
          </table:table-cell>
          <table:table-cell table:style-name="ce367" table:formula="of:=[.I38]+[.J37]" office:value-type="float" office:value="27960" calcext:value-type="float">
            <text:p>27 960 <text:s text:c="2"/></text:p>
          </table:table-cell>
          <table:table-cell table:style-name="ce367" table:formula="of:=[.J38]+[.K37]" office:value-type="float" office:value="32580" calcext:value-type="float">
            <text:p>32 580 <text:s text:c="2"/></text:p>
          </table:table-cell>
          <table:table-cell table:style-name="ce367" table:formula="of:=[.K38]+[.L37]" office:value-type="float" office:value="37200" calcext:value-type="float">
            <text:p>37 200 <text:s text:c="2"/></text:p>
          </table:table-cell>
          <table:table-cell table:style-name="ce367" table:formula="of:=[.L38]+[.M37]" office:value-type="float" office:value="43820" calcext:value-type="float">
            <text:p>43 820 <text:s text:c="2"/></text:p>
          </table:table-cell>
          <table:table-cell/>
        </table:table-row>
      </table:table>
      <table:table table:name="Matrice des gains" table:style-name="ta1">
        <table:table-column table:style-name="co2" table:default-cell-style-name="ce381"/>
        <table:table-column table:style-name="co2" table:default-cell-style-name="ce384"/>
        <table:table-column table:style-name="co2" table:default-cell-style-name="Default"/>
        <table:table-column table:style-name="co2" table:default-cell-style-name="ce386"/>
        <table:table-column table:style-name="co2" table:default-cell-style-name="Default"/>
        <table:table-row table:style-name="ro3">
          <table:table-cell table:style-name="ce380"/>
          <table:table-cell table:style-name="Default"/>
          <table:table-cell/>
          <table:table-cell table:style-name="Default"/>
          <table:table-cell/>
        </table:table-row>
        <table:table-row table:style-name="ro6">
          <table:table-cell office:value-type="string" calcext:value-type="string">
            <text:p>         A</text:p>
            <text:p>I</text:p>
          </table:table-cell>
          <table:table-cell table:style-name="ce381"/>
          <table:table-cell table:style-name="ce381" office:value-type="float" office:value="20000" calcext:value-type="float">
            <text:p>20000</text:p>
          </table:table-cell>
          <table:table-cell table:style-name="ce381" office:value-type="float" office:value="25000" calcext:value-type="float">
            <text:p>25000</text:p>
          </table:table-cell>
          <table:table-cell table:style-name="ce381" office:value-type="float" office:value="30000" calcext:value-type="float">
            <text:p>30000</text:p>
          </table:table-cell>
        </table:table-row>
        <table:table-row table:style-name="ro2">
          <table:table-cell/>
          <table:table-cell table:style-name="ce382"/>
          <table:table-cell table:style-name="ce382" office:value-type="string" calcext:value-type="string">
            <text:p>p(-10)</text:p>
          </table:table-cell>
          <table:table-cell table:style-name="ce388" office:value-type="string" calcext:value-type="string">
            <text:p>Hd ( 50 )</text:p>
          </table:table-cell>
          <table:table-cell table:style-name="ce390" office:value-type="string" calcext:value-type="string">
            <text:p>p(+10)</text:p>
          </table:table-cell>
        </table:table-row>
        <table:table-row table:style-name="ro2">
          <table:table-cell office:value-type="float" office:value="5915" calcext:value-type="float">
            <text:p>5915</text:p>
          </table:table-cell>
          <table:table-cell table:style-name="ce383" office:value-type="string" calcext:value-type="string">
            <text:p>HD</text:p>
          </table:table-cell>
          <table:table-cell table:style-name="ce385" office:value-type="float" office:value="14085" calcext:value-type="float">
            <text:p>14085</text:p>
          </table:table-cell>
          <table:table-cell table:style-name="ce389" office:value-type="float" office:value="19085" calcext:value-type="float">
            <text:p>19085</text:p>
          </table:table-cell>
          <table:table-cell table:style-name="ce391" office:value-type="float" office:value="24085" calcext:value-type="float">
            <text:p>24085</text:p>
          </table:table-cell>
        </table:table-row>
        <table:table-row table:style-name="ro2">
          <table:table-cell office:value-type="float" office:value="2957.5" calcext:value-type="float">
            <text:p>2957,5</text:p>
          </table:table-cell>
          <table:table-cell office:value-type="percentage" office:value="-0.5" calcext:value-type="percentage">
            <text:p>-50,00 %</text:p>
          </table:table-cell>
          <table:table-cell table:style-name="ce386" office:value-type="float" office:value="17042.5" calcext:value-type="float">
            <text:p>17042,5</text:p>
          </table:table-cell>
          <table:table-cell office:value-type="float" office:value="22042.5" calcext:value-type="float">
            <text:p>22042,5</text:p>
          </table:table-cell>
          <table:table-cell table:style-name="ce392" office:value-type="float" office:value="27042.5" calcext:value-type="float">
            <text:p>27042,5</text:p>
          </table:table-cell>
        </table:table-row>
        <table:table-row table:style-name="ro2">
          <table:table-cell office:value-type="float" office:value="1478.75" calcext:value-type="float">
            <text:p>1478,75</text:p>
          </table:table-cell>
          <table:table-cell office:value-type="percentage" office:value="-0.7" calcext:value-type="percentage">
            <text:p>-70,00 %</text:p>
          </table:table-cell>
          <table:table-cell table:style-name="ce387" office:value-type="float" office:value="18521.25" calcext:value-type="float">
            <text:p>18521,25</text:p>
          </table:table-cell>
          <table:table-cell office:value-type="float" office:value="23521.25" calcext:value-type="float">
            <text:p>23521,25</text:p>
          </table:table-cell>
          <table:table-cell table:style-name="ce393" office:value-type="float" office:value="28521.25" calcext:value-type="float">
            <text:p>28521,25</text:p>
          </table:table-cell>
        </table:table-row>
      </table:table>
      <table:table table:name="plan-de-culture" table:style-name="ta1">
        <table:table-column table:style-name="co15" table:default-cell-style-name="ce39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406"/>
        <table:table-row table:style-name="ro3">
          <table:table-cell table:style-name="ce380"/>
          <table:table-cell table:number-columns-repeated="4"/>
          <table:table-cell table:style-name="Default"/>
        </table:table-row>
        <table:table-row table:style-name="ro6">
          <table:table-cell table:style-name="ce394"/>
          <table:table-cell table:style-name="ce400" office:value-type="string" calcext:value-type="string">
            <text:p>Quantité</text:p>
          </table:table-cell>
          <table:table-cell table:style-name="ce400" office:value-type="string" calcext:value-type="string">
            <text:p>Longueur</text:p>
            <text:p>(m)</text:p>
          </table:table-cell>
          <table:table-cell table:style-name="ce400" office:value-type="string" calcext:value-type="string">
            <text:p>Largeur</text:p>
            <text:p>(m )</text:p>
          </table:table-cell>
          <table:table-cell table:style-name="ce400" office:value-type="string" calcext:value-type="string">
            <text:p>Surface p ( m² )</text:p>
          </table:table-cell>
          <table:table-cell table:style-name="ce404" office:value-type="string" calcext:value-type="string">
            <text:p>Surface Total Cultivé</text:p>
          </table:table-cell>
        </table:table-row>
        <table:table-row table:style-name="ro2">
          <table:table-cell office:value-type="string" calcext:value-type="string" table:number-columns-spanned="5" table:number-rows-spanned="1">
            <text:p>Système Planche (p)</text:p>
          </table:table-cell>
          <table:covered-table-cell table:number-columns-repeated="4"/>
          <table:table-cell table:style-name="ce405" office:value-type="float" office:value="6950" calcext:value-type="float">
            <text:p>6950</text:p>
          </table:table-cell>
        </table:table-row>
        <table:table-row table:style-name="ro2">
          <table:table-cell table:style-name="ce396" office:value-type="string" calcext:value-type="string">
            <text:p>Zone p1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1.2" calcext:value-type="float">
            <text:p>1,2</text:p>
          </table:table-cell>
          <table:table-cell table:style-name="ce401" office:value-type="float" office:value="60" calcext:value-type="float">
            <text:p>60</text:p>
          </table:table-cell>
          <table:table-cell table:formula="of:=[.E4]*[.B4]" office:value-type="float" office:value="540" calcext:value-type="float">
            <text:p>540</text:p>
          </table:table-cell>
        </table:table-row>
        <table:table-row table:style-name="ro2">
          <table:table-cell table:style-name="ce396" office:value-type="string" calcext:value-type="string">
            <text:p>Zone p2 </text:p>
          </table:table-cell>
          <table:table-cell table:style-name="ce401" office:value-type="float" office:value="0" calcext:value-type="float">
            <text:p>0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1.2" calcext:value-type="float">
            <text:p>1,2</text:p>
          </table:table-cell>
          <table:table-cell table:style-name="ce401" table:formula="of:=[.C5]*[.D5]" office:value-type="float" office:value="60" calcext:value-type="float">
            <text:p>60</text:p>
          </table:table-cell>
          <table:table-cell table:formula="of:=[.E5]*[.B5]" office:value-type="float" office:value="0" calcext:value-type="float">
            <text:p>0</text:p>
          </table:table-cell>
        </table:table-row>
        <table:table-row table:style-name="ro2">
          <table:table-cell table:style-name="ce396" office:value-type="string" calcext:value-type="string">
            <text:p>Zone p3</text:p>
          </table:table-cell>
          <table:table-cell table:style-name="ce401" office:value-type="float" office:value="0" calcext:value-type="float">
            <text:p>0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1" calcext:value-type="float">
            <text:p>1</text:p>
          </table:table-cell>
          <table:table-cell table:style-name="ce401" table:formula="of:=[.C6]*[.D6]" office:value-type="float" office:value="30" calcext:value-type="float">
            <text:p>30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string" calcext:value-type="string" table:number-columns-spanned="5" table:number-rows-spanned="1">
            <text:p>Système <text:s/>plein champs (PC)</text:p>
          </table:table-cell>
          <table:covered-table-cell table:number-columns-repeated="4"/>
          <table:table-cell table:style-name="ce405" office:value-type="float" office:value="3000" calcext:value-type="float">
            <text:p>3000</text:p>
          </table:table-cell>
        </table:table-row>
        <table:table-row table:style-name="ro2">
          <table:table-cell table:style-name="ce397" office:value-type="string" calcext:value-type="string">
            <text:p>Zone PC 1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30" calcext:value-type="float">
            <text:p>30</text:p>
          </table:table-cell>
          <table:table-cell table:style-name="ce402"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table:style-name="ce397" office:value-type="string" calcext:value-type="string">
            <text:p>Zone PC 2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50" calcext:value-type="float">
            <text:p>50</text:p>
          </table:table-cell>
          <table:table-cell table:style-name="ce402" office:value-type="float" office:value="30" calcext:value-type="float">
            <text:p>30</text:p>
          </table:table-cell>
          <table:table-cell table:style-name="ce402" table:formula="of:=[.C9]*[.D9]" office:value-type="float" office:value="1500" calcext:value-type="float">
            <text:p>1500</text:p>
          </table:table-cell>
          <table:table-cell table:formula="of:=[.E9]*[.B9]"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 table:number-columns-spanned="5" table:number-rows-spanned="1">
            <text:p>Les Serres (SA)</text:p>
          </table:table-cell>
          <table:covered-table-cell table:number-columns-repeated="4"/>
          <table:table-cell table:style-name="ce405" office:value-type="float" office:value="3000" calcext:value-type="float">
            <text:p>3000</text:p>
          </table:table-cell>
        </table:table-row>
        <table:table-row table:style-name="ro2">
          <table:table-cell table:style-name="ce398" office:value-type="string" calcext:value-type="string">
            <text:p>Production + pépinière.</text:p>
          </table:table-cell>
          <table:table-cell table:style-name="ce403"/>
          <table:table-cell table:style-name="ce403" office:value-type="float" office:value="25" calcext:value-type="float">
            <text:p>25</text:p>
          </table:table-cell>
          <table:table-cell table:style-name="ce403" office:value-type="float" office:value="9" calcext:value-type="float">
            <text:p>9</text:p>
          </table:table-cell>
          <table:table-cell table:style-name="ce403"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</table:table-row>
        <table:table-row table:style-name="ro4">
          <table:table-cell table:style-name="ce399" office:value-type="string" calcext:value-type="string" table:number-columns-spanned="5" table:number-rows-spanned="1">
            <text:p>Total cultivé :</text:p>
          </table:table-cell>
          <table:covered-table-cell table:number-columns-repeated="4"/>
          <table:table-cell table:style-name="ce407" office:value-type="float" office:value="12950" calcext:value-type="float">
            <text:p>12950</text:p>
          </table:table-cell>
        </table:table-row>
      </table:table>
      <table:table table:name="Assolement" table:style-name="ta1">
        <table:table-column table:style-name="co2" table:number-columns-repeated="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" table:number-columns-repeated="8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ce641"/>
        <table:table-column table:style-name="co26" table:default-cell-style-name="ce641"/>
        <table:table-column table:style-name="co27" table:default-cell-style-name="ce641"/>
        <table:table-column table:style-name="co28" table:default-cell-style-name="ce641"/>
        <table:table-column table:style-name="co2" table:default-cell-style-name="ce641"/>
        <table:table-row table:style-name="ro3">
          <table:table-cell table:number-columns-repeated="2"/>
          <table:table-cell table:style-name="ce409" office:value-type="string" calcext:value-type="string" table:number-columns-spanned="1" table:number-rows-spanned="2">
            <text:p>Numéro</text:p>
          </table:table-cell>
          <table:table-cell table:style-name="ce411" office:value-type="string" calcext:value-type="string">
            <text:p>Association</text:p>
          </table:table-cell>
          <table:table-cell table:style-name="ce411" table:number-columns-repeated="3"/>
          <table:table-cell table:style-name="ce415" office:value-type="string" calcext:value-type="string" table:number-columns-spanned="3" table:number-rows-spanned="1">
            <text:p>Planche</text:p>
          </table:table-cell>
          <table:covered-table-cell table:number-columns-repeated="2" table:style-name="ce408"/>
          <table:table-cell table:style-name="ce418" office:value-type="string" calcext:value-type="string" table:number-columns-spanned="3" table:number-rows-spanned="1">
            <text:p>Distance</text:p>
          </table:table-cell>
          <table:covered-table-cell table:number-columns-repeated="2" table:style-name="ce416"/>
          <table:table-cell table:style-name="ce635" table:number-columns-repeated="2"/>
          <table:table-cell table:style-name="ce636" office:value-type="string" calcext:value-type="string" table:number-columns-spanned="2" table:number-rows-spanned="1">
            <text:p>Rendement</text:p>
          </table:table-cell>
          <table:covered-table-cell table:style-name="ce422"/>
          <table:table-cell table:style-name="ce638" table:number-columns-repeated="4"/>
          <table:table-cell table:style-name="ce642"/>
        </table:table-row>
        <table:table-row table:style-name="ro3">
          <table:table-cell table:number-columns-repeated="2"/>
          <table:covered-table-cell table:style-name="ce124"/>
          <table:table-cell table:style-name="ce412" table:number-columns-repeated="2"/>
          <table:table-cell table:style-name="ce412" office:value-type="string" calcext:value-type="string">
            <text:p>Date</text:p>
          </table:table-cell>
          <table:table-cell table:style-name="ce412"/>
          <table:table-cell table:style-name="ce408" office:value-type="string" calcext:value-type="string">
            <text:p>longueur</text:p>
          </table:table-cell>
          <table:table-cell table:style-name="ce408" office:value-type="string" calcext:value-type="string">
            <text:p>Largeur</text:p>
          </table:table-cell>
          <table:table-cell table:style-name="ce408" office:value-type="string" calcext:value-type="string">
            <text:p>SAU</text:p>
          </table:table-cell>
          <table:table-cell table:style-name="ce416" office:value-type="string" calcext:value-type="string">
            <text:p>x</text:p>
          </table:table-cell>
          <table:table-cell table:style-name="ce416" office:value-type="string" calcext:value-type="string">
            <text:p>y</text:p>
          </table:table-cell>
          <table:table-cell table:style-name="ce416" office:value-type="string" calcext:value-type="string">
            <text:p>ligne</text:p>
          </table:table-cell>
          <table:table-cell table:style-name="ce635" office:value-type="string" calcext:value-type="string">
            <text:p>m² </text:p>
          </table:table-cell>
          <table:table-cell table:style-name="ce635" office:value-type="string" calcext:value-type="string">
            <text:p>Planche</text:p>
          </table:table-cell>
          <table:table-cell table:style-name="ce422" office:value-type="string" calcext:value-type="string">
            <text:p>u ou Kg /m²</text:p>
          </table:table-cell>
          <table:table-cell table:style-name="ce422" office:value-type="string" calcext:value-type="string">
            <text:p>Planche</text:p>
          </table:table-cell>
          <table:table-cell table:style-name="ce638" office:value-type="string" calcext:value-type="string">
            <text:p>Prix produit</text:p>
          </table:table-cell>
          <table:table-cell table:style-name="ce638" table:number-columns-repeated="3"/>
          <table:table-cell table:style-name="ce642" office:value-type="string" calcext:value-type="string">
            <text:p>Valeur P ( €)</text:p>
          </table:table-cell>
        </table:table-row>
        <table:table-row table:style-name="ro3">
          <table:table-cell/>
          <table:table-cell office:value-type="string" calcext:value-type="string">
            <text:p>ZONE</text:p>
          </table:table-cell>
          <table:table-cell table:style-name="ce124" office:value-type="string" calcext:value-type="string">
            <text:p>Légumes</text:p>
          </table:table-cell>
          <table:table-cell table:style-name="ce412"/>
          <table:table-cell table:style-name="ce412" office:value-type="string" calcext:value-type="string">
            <text:p>S</text:p>
          </table:table-cell>
          <table:table-cell table:style-name="ce412" office:value-type="string" calcext:value-type="string">
            <text:p>P</text:p>
          </table:table-cell>
          <table:table-cell table:style-name="ce412" office:value-type="string" calcext:value-type="string">
            <text:p>R</text:p>
          </table:table-cell>
          <table:table-cell table:style-name="ce408" table:number-columns-repeated="3"/>
          <table:table-cell table:style-name="ce416" table:number-columns-repeated="3"/>
          <table:table-cell table:style-name="ce635" table:number-columns-repeated="2"/>
          <table:table-cell table:style-name="ce422" table:number-columns-repeated="2"/>
          <table:table-cell table:style-name="ce638" office:value-type="string" calcext:value-type="string">
            <text:p>C</text:p>
          </table:table-cell>
          <table:table-cell table:style-name="ce638" office:value-type="string" calcext:value-type="string">
            <text:p>M</text:p>
          </table:table-cell>
          <table:table-cell table:style-name="ce638" office:value-type="string" calcext:value-type="string">
            <text:p>B</text:p>
          </table:table-cell>
          <table:table-cell table:style-name="ce638" office:value-type="string" calcext:value-type="string">
            <text:p>L</text:p>
          </table:table-cell>
          <table:table-cell table:style-name="ce642"/>
        </table:table-row>
        <table:table-row table:style-name="ro3">
          <table:table-cell table:number-columns-repeated="2"/>
          <table:table-cell table:style-name="ce124"/>
          <table:table-cell table:style-name="ce412" table:number-columns-repeated="4"/>
          <table:table-cell table:style-name="ce408" table:number-columns-repeated="3"/>
          <table:table-cell table:style-name="ce416" table:number-columns-repeated="3"/>
          <table:table-cell table:style-name="ce635" table:number-columns-repeated="2"/>
          <table:table-cell table:style-name="ce422" table:number-columns-repeated="2"/>
          <table:table-cell table:style-name="ce638" table:number-columns-repeated="4"/>
          <table:table-cell table:style-name="ce642"/>
        </table:table-row>
        <table:table-row table:style-name="ro3">
          <table:table-cell table:style-name="ce280" table:number-columns-spanned="1" table:number-rows-spanned="84"/>
          <table:table-cell table:style-name="ce280" table:number-columns-spanned="1" table:number-rows-spanned="40"/>
          <table:table-cell table:style-name="ce410" office:value-type="string" calcext:value-type="string" table:number-columns-spanned="1" table:number-rows-spanned="4">
            <text:p>p1</text:p>
          </table:table-cell>
          <table:table-cell table:style-name="ce124" office:value-type="string" calcext:value-type="string">
            <text:p>Betterav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table:formula="of:=([.H5]*[.I5])/10000" office:value-type="float" office:value="36" calcext:value-type="float">
            <text:p>36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30" calcext:value-type="float">
            <text:p>30</text:p>
          </table:table-cell>
          <table:table-cell table:style-name="ce634" table:formula="of:=([.I5]/[.L5])" office:value-type="float" office:value="4" calcext:value-type="float">
            <text:p>4</text:p>
          </table:table-cell>
          <table:table-cell table:style-name="ce634" office:value-type="float" office:value="40" calcext:value-type="float">
            <text:p>40</text:p>
          </table:table-cell>
          <table:table-cell table:style-name="ce634" table:formula="of:=[.N5]*[.J5]" office:value-type="float" office:value="1440" calcext:value-type="float">
            <text:p>1 440</text:p>
          </table:table-cell>
          <table:table-cell table:style-name="ce124" office:value-type="float" office:value="2" calcext:value-type="float">
            <text:p>2</text:p>
          </table:table-cell>
          <table:table-cell table:style-name="ce124" table:formula="of:=[.O5]*[.P5]" office:value-type="float" office:value="2880" calcext:value-type="float">
            <text:p>2880</text:p>
          </table:table-cell>
          <table:table-cell table:style-name="ce639" office:value-type="float" office:value="1" calcext:value-type="float">
            <text:p>1</text:p>
          </table:table-cell>
          <table:table-cell table:style-name="ce639" office:value-type="float" office:value="1.5" calcext:value-type="float">
            <text:p>1,5</text:p>
          </table:table-cell>
          <table:table-cell table:style-name="ce639" office:value-type="float" office:value="1.2" calcext:value-type="float">
            <text:p>1,2</text:p>
          </table:table-cell>
          <table:table-cell table:style-name="ce639" office:value-type="float" office:value="1.6" calcext:value-type="float">
            <text:p>1,6</text:p>
          </table:table-cell>
          <table:table-cell table:style-name="ce639" table:formula="of:=[.Q5]*[.S5]" office:value-type="float" office:value="4320" calcext:value-type="float">
            <text:p>4320</text:p>
          </table:table-cell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6" table:number-columns-spanned="19" table:number-rows-spanned="1"/>
          <table:covered-table-cell table:number-columns-repeated="3" table:style-name="ce326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2</text:p>
          </table:table-cell>
          <table:table-cell table:style-name="ce124" office:value-type="string" calcext:value-type="string">
            <text:p>Epinard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table:formula="of:=([.H9]*[.I9])/10000" office:value-type="float" office:value="36" calcext:value-type="float">
            <text:p>36</text:p>
          </table:table-cell>
          <table:table-cell table:number-columns-repeated="2" table:style-name="ce124" office:value-type="float" office:value="20" calcext:value-type="float">
            <text:p>20</text:p>
          </table:table-cell>
          <table:table-cell table:style-name="ce634" table:formula="of:=([.I9]/[.L9])" office:value-type="float" office:value="6" calcext:value-type="float">
            <text:p>6</text:p>
          </table:table-cell>
          <table:table-cell table:style-name="ce124" table:formula="of:=[.M9]*[.M9]" office:value-type="float" office:value="36" calcext:value-type="float">
            <text:p>36</text:p>
          </table:table-cell>
          <table:table-cell table:style-name="ce124" table:formula="of:=[.J9]*[.N9]" office:value-type="float" office:value="1296" calcext:value-type="float">
            <text:p>1296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formula="of:=[.N9]*[.P9]" office:value-type="float" office:value="36" calcext:value-type="float">
            <text:p>36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3</text:p>
          </table:table-cell>
          <table:table-cell table:style-name="ce124" office:value-type="string" calcext:value-type="string">
            <text:p>Navet</text:p>
          </table:table-cell>
          <table:table-cell table:style-name="ce124" table:number-columns-repeated="3"/>
          <table:table-cell table:style-name="ce124" office:value-type="float" office:value="5000" calcext:value-type="float">
            <text:p>5000</text:p>
          </table:table-cell>
          <table:table-cell table:style-name="ce124" office:value-type="float" office:value="120" calcext:value-type="float">
            <text:p>120</text:p>
          </table:table-cell>
          <table:table-cell table:style-name="ce124" table:formula="of:=([.H13]*[.I13])/10000" office:value-type="float" office:value="60" calcext:value-type="float">
            <text:p>60</text:p>
          </table:table-cell>
          <table:table-cell table:number-columns-repeated="2" table:style-name="ce124" office:value-type="float" office:value="15" calcext:value-type="float">
            <text:p>15</text:p>
          </table:table-cell>
          <table:table-cell table:style-name="ce124" table:formula="of:=([.I13]/[.L13])/2" office:value-type="float" office:value="4" calcext:value-type="float">
            <text:p>4</text:p>
          </table:table-cell>
          <table:table-cell table:style-name="ce634" table:formula="of:=[.M13]*[.M13]" office:value-type="float" office:value="16" calcext:value-type="float">
            <text:p>16</text:p>
          </table:table-cell>
          <table:table-cell table:style-name="ce634"/>
          <table:table-cell table:style-name="ce124" office:value-type="float" office:value="1" calcext:value-type="float">
            <text:p>1</text:p>
          </table:table-cell>
          <table:table-cell table:style-name="ce634" table:formula="of:=[.N13]*[.P13]" office:value-type="float" office:value="16" calcext:value-type="float">
            <text:p>16</text:p>
          </table:table-cell>
          <table:table-cell table:style-name="ce640" table:number-columns-repeated="4"/>
          <table:table-cell table:style-name="ce639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4</text:p>
          </table:table-cell>
          <table:table-cell table:style-name="ce124" office:value-type="string" calcext:value-type="string">
            <text:p>Poireau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17]*[.I17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17]/[.L17])/2" office:value-type="float" office:value="5" calcext:value-type="float">
            <text:p>5</text:p>
          </table:table-cell>
          <table:table-cell table:style-name="ce124" table:formula="of:=[.M17]*[.M17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17]*[.P17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5</text:p>
          </table:table-cell>
          <table:table-cell table:style-name="ce124" office:value-type="string" calcext:value-type="string">
            <text:p>Radis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21]*[.I21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21]/[.L21])/2" office:value-type="float" office:value="5" calcext:value-type="float">
            <text:p>5</text:p>
          </table:table-cell>
          <table:table-cell table:style-name="ce124" table:formula="of:=[.M21]*[.M21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21]*[.P21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6</text:p>
          </table:table-cell>
          <table:table-cell table:style-name="ce124" office:value-type="string" calcext:value-type="string">
            <text:p>Courg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25]*[.I25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25]/[.L25])/2" office:value-type="float" office:value="5" calcext:value-type="float">
            <text:p>5</text:p>
          </table:table-cell>
          <table:table-cell table:style-name="ce124" table:formula="of:=[.M25]*[.M25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25]*[.P25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7</text:p>
          </table:table-cell>
          <table:table-cell table:style-name="ce124" office:value-type="string" calcext:value-type="string">
            <text:p>Salad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29]*[.I29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29]/[.L29])/2" office:value-type="float" office:value="5" calcext:value-type="float">
            <text:p>5</text:p>
          </table:table-cell>
          <table:table-cell table:style-name="ce124" table:formula="of:=[.M29]*[.M29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29]*[.P29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8</text:p>
          </table:table-cell>
          <table:table-cell table:style-name="ce124" office:value-type="string" calcext:value-type="string">
            <text:p>Radis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33]*[.I33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33]/[.L33])/2" office:value-type="float" office:value="5" calcext:value-type="float">
            <text:p>5</text:p>
          </table:table-cell>
          <table:table-cell table:style-name="ce124" table:formula="of:=[.M33]*[.M33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33]*[.P33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9</text:p>
          </table:table-cell>
          <table:table-cell table:style-name="ce124" office:value-type="string" calcext:value-type="string">
            <text:p>Salad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37]*[.I37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37]/[.L37])/2" office:value-type="float" office:value="5" calcext:value-type="float">
            <text:p>5</text:p>
          </table:table-cell>
          <table:table-cell table:style-name="ce124" table:formula="of:=[.M37]*[.M37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37]*[.P37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10</text:p>
          </table:table-cell>
          <table:table-cell table:style-name="ce124" table:number-columns-repeated="4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41]*[.I41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41]/[.L41])/2" office:value-type="float" office:value="5" calcext:value-type="float">
            <text:p>5</text:p>
          </table:table-cell>
          <table:table-cell table:style-name="ce124" table:formula="of:=[.M41]*[.M41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41]*[.P41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/>
          <table:table-cell table:style-name="ce280" office:value-type="string" calcext:value-type="string" table:number-columns-spanned="1" table:number-rows-spanned="8">
            <text:p>PC1</text:p>
          </table:table-cell>
          <table:table-cell table:style-name="ce410" office:value-type="string" calcext:value-type="string" table:number-columns-spanned="1" table:number-rows-spanned="4">
            <text:p>PC1</text:p>
          </table:table-cell>
          <table:table-cell table:style-name="ce124" office:value-type="string" calcext:value-type="string">
            <text:p>Chou cabus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45]*[.I45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45]/[.L45])/2" office:value-type="float" office:value="5" calcext:value-type="float">
            <text:p>5</text:p>
          </table:table-cell>
          <table:table-cell table:style-name="ce124" table:formula="of:=[.M45]*[.M45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45]*[.P45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C1</text:p>
          </table:table-cell>
          <table:table-cell table:style-name="ce124" office:value-type="string" calcext:value-type="string">
            <text:p>chou roug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49]*[.I49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49]/[.L49])/2" office:value-type="float" office:value="5" calcext:value-type="float">
            <text:p>5</text:p>
          </table:table-cell>
          <table:table-cell table:style-name="ce124" table:formula="of:=[.M49]*[.M49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49]*[.P49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/>
          <table:table-cell table:style-name="ce280" office:value-type="string" calcext:value-type="string" table:number-columns-spanned="1" table:number-rows-spanned="8">
            <text:p>PC2</text:p>
          </table:table-cell>
          <table:table-cell table:style-name="ce410" office:value-type="string" calcext:value-type="string" table:number-columns-spanned="1" table:number-rows-spanned="4">
            <text:p>PC2</text:p>
          </table:table-cell>
          <table:table-cell table:style-name="ce124" office:value-type="string" calcext:value-type="string">
            <text:p>Pomme de terr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53]*[.I53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53]/[.L53])/2" office:value-type="float" office:value="5" calcext:value-type="float">
            <text:p>5</text:p>
          </table:table-cell>
          <table:table-cell table:style-name="ce124" table:formula="of:=[.M53]*[.M53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53]*[.P53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PC2</text:p>
          </table:table-cell>
          <table:table-cell table:style-name="ce124" office:value-type="string" calcext:value-type="string">
            <text:p>Carott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57]*[.I57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57]/[.L57])/2" office:value-type="float" office:value="5" calcext:value-type="float">
            <text:p>5</text:p>
          </table:table-cell>
          <table:table-cell table:style-name="ce124" table:formula="of:=[.M57]*[.M57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57]*[.P57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/>
          <table:table-cell table:style-name="ce280" office:value-type="string" calcext:value-type="string" table:number-columns-spanned="1" table:number-rows-spanned="24">
            <text:p>SA</text:p>
          </table:table-cell>
          <table:table-cell table:style-name="ce410" office:value-type="string" calcext:value-type="string" table:number-columns-spanned="1" table:number-rows-spanned="4">
            <text:p>SA</text:p>
          </table:table-cell>
          <table:table-cell table:style-name="ce124" office:value-type="string" calcext:value-type="string">
            <text:p>Epinard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61]*[.I61])/10000" office:value-type="float" office:value="30" calcext:value-type="float">
            <text:p>30</text:p>
          </table:table-cell>
          <table:table-cell table:style-name="ce124" office:value-type="float" office:value="50" calcext:value-type="float">
            <text:p>5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61]/[.L61])/2" office:value-type="float" office:value="5" calcext:value-type="float">
            <text:p>5</text:p>
          </table:table-cell>
          <table:table-cell table:style-name="ce124" table:formula="of:=[.M61]*[.M61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61]*[.P61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SA</text:p>
          </table:table-cell>
          <table:table-cell table:style-name="ce124" office:value-type="string" calcext:value-type="string">
            <text:p>Laitu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65]*[.I65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65]/[.L65])/2" office:value-type="float" office:value="5" calcext:value-type="float">
            <text:p>5</text:p>
          </table:table-cell>
          <table:table-cell table:style-name="ce124" table:formula="of:=[.M65]*[.M65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65]*[.P65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SA</text:p>
          </table:table-cell>
          <table:table-cell table:style-name="ce124" office:value-type="string" calcext:value-type="string">
            <text:p>Exemple-salad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69]*[.I69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69]/[.L69])/2" office:value-type="float" office:value="5" calcext:value-type="float">
            <text:p>5</text:p>
          </table:table-cell>
          <table:table-cell table:style-name="ce124" table:formula="of:=[.M69]*[.M69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69]*[.P69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SA</text:p>
          </table:table-cell>
          <table:table-cell table:style-name="ce124" office:value-type="string" calcext:value-type="string">
            <text:p>Exemple-salad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73]*[.I73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73]/[.L73])/2" office:value-type="float" office:value="5" calcext:value-type="float">
            <text:p>5</text:p>
          </table:table-cell>
          <table:table-cell table:style-name="ce124" table:formula="of:=[.M73]*[.M73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73]*[.P73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SA</text:p>
          </table:table-cell>
          <table:table-cell table:style-name="ce124" office:value-type="string" calcext:value-type="string">
            <text:p>Exemple-salad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77]*[.I77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77]/[.L77])/2" office:value-type="float" office:value="5" calcext:value-type="float">
            <text:p>5</text:p>
          </table:table-cell>
          <table:table-cell table:style-name="ce124" table:formula="of:=[.M77]*[.M77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77]*[.P77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 table:number-columns-repeated="2"/>
          <table:table-cell table:style-name="ce410" office:value-type="string" calcext:value-type="string" table:number-columns-spanned="1" table:number-rows-spanned="4">
            <text:p>SA</text:p>
          </table:table-cell>
          <table:table-cell table:style-name="ce124" office:value-type="string" calcext:value-type="string">
            <text:p>Exemple-salade</text:p>
          </table:table-cell>
          <table:table-cell table:style-name="ce124" table:number-columns-repeated="3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100" calcext:value-type="float">
            <text:p>100</text:p>
          </table:table-cell>
          <table:table-cell table:style-name="ce124" table:formula="of:=([.H81]*[.I81])/10000" office:value-type="float" office:value="30" calcext:value-type="float">
            <text:p>30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table:formula="of:=([.I81]/[.L81])/2" office:value-type="float" office:value="5" calcext:value-type="float">
            <text:p>5</text:p>
          </table:table-cell>
          <table:table-cell table:style-name="ce124" table:formula="of:=[.M81]*[.M81]" office:value-type="float" office:value="25" calcext:value-type="float">
            <text:p>2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formula="of:=[.N81]*[.P81]" office:value-type="float" office:value="25" calcext:value-type="float">
            <text:p>25</text:p>
          </table:table-cell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124" table:number-columns-repeated="14"/>
          <table:table-cell table:style-name="ce639" table:number-columns-repeated="5"/>
        </table:table-row>
        <table:table-row table:style-name="ro3">
          <table:covered-table-cell table:number-columns-repeated="2"/>
          <table:covered-table-cell table:style-name="ce124"/>
          <table:table-cell table:style-name="ce329" office:value-type="string" calcext:value-type="string" table:number-columns-spanned="19" table:number-rows-spanned="1">
            <text:p>Total avec association</text:p>
          </table:table-cell>
          <table:covered-table-cell table:number-columns-repeated="3" table:style-name="ce329"/>
          <table:covered-table-cell table:number-columns-repeated="10" table:style-name="ce417"/>
          <table:covered-table-cell table:number-columns-repeated="5" table:style-name="ce639"/>
        </table:table-row>
        <table:table-row table:style-name="ro3">
          <table:covered-table-cell/>
          <table:table-cell office:value-type="string" calcext:value-type="string">
            <text:p>TOTAL</text:p>
          </table:table-cell>
          <table:table-cell table:number-columns-repeated="7"/>
          <table:table-cell table:formula="of:=SUM([.J5:.J83])" office:value-type="float" office:value="642" calcext:value-type="float">
            <text:p>642</text:p>
          </table:table-cell>
          <table:table-cell table:number-columns-repeated="12"/>
        </table:table-row>
        <table:table-row table:style-name="ro3">
          <table:covered-table-cell/>
          <table:table-cell table:number-columns-repeated="21"/>
        </table:table-row>
        <table:table-row table:style-name="ro3">
          <table:covered-table-cell/>
          <table:table-cell table:number-columns-repeated="21"/>
        </table:table-row>
        <table:table-row table:style-name="ro3">
          <table:covered-table-cell/>
          <table:table-cell table:number-columns-repeated="21"/>
        </table:table-row>
        <table:table-row table:style-name="ro3" table:number-rows-repeated="1048487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Plannification" table:style-name="ta1">
        <table:table-column table:style-name="co29" table:default-cell-style-name="Default"/>
        <table:table-column table:style-name="co30" table:number-columns-repeated="52" table:default-cell-style-name="Default"/>
        <table:table-column table:style-name="co2" table:default-cell-style-name="Default"/>
        <table:table-row table:style-name="ro3">
          <table:table-cell/>
          <table:table-cell table:style-name="ce373" office:value-type="string" calcext:value-type="string" table:number-columns-spanned="12" table:number-rows-spanned="1">
            <text:p>Hiver</text:p>
          </table:table-cell>
          <table:covered-table-cell table:number-columns-repeated="3"/>
          <table:covered-table-cell table:style-name="ce373"/>
          <table:covered-table-cell table:number-columns-repeated="3"/>
          <table:covered-table-cell table:style-name="ce373"/>
          <table:covered-table-cell table:number-columns-repeated="3"/>
          <table:table-cell table:style-name="ce373" office:value-type="string" calcext:value-type="string" table:number-columns-spanned="13" table:number-rows-spanned="1">
            <text:p>Printemps</text:p>
          </table:table-cell>
          <table:covered-table-cell table:style-name="ce373"/>
          <table:covered-table-cell table:number-columns-repeated="4"/>
          <table:covered-table-cell table:style-name="ce373"/>
          <table:covered-table-cell table:number-columns-repeated="3"/>
          <table:covered-table-cell table:style-name="ce373"/>
          <table:covered-table-cell table:number-columns-repeated="2"/>
          <table:table-cell table:style-name="ce373" office:value-type="string" calcext:value-type="string" table:number-columns-spanned="14" table:number-rows-spanned="1">
            <text:p>Eté</text:p>
          </table:table-cell>
          <table:covered-table-cell table:style-name="ce373"/>
          <table:covered-table-cell table:number-columns-repeated="4"/>
          <table:covered-table-cell table:style-name="ce373"/>
          <table:covered-table-cell table:number-columns-repeated="3"/>
          <table:covered-table-cell table:style-name="ce373"/>
          <table:covered-table-cell table:number-columns-repeated="3"/>
          <table:table-cell table:style-name="ce373" office:value-type="string" calcext:value-type="string" table:number-columns-spanned="13" table:number-rows-spanned="1">
            <text:p>Automne</text:p>
          </table:table-cell>
          <table:covered-table-cell table:number-columns-repeated="4"/>
          <table:covered-table-cell table:style-name="ce373"/>
          <table:covered-table-cell table:number-columns-repeated="3"/>
          <table:covered-table-cell table:style-name="ce373"/>
          <table:covered-table-cell table:number-columns-repeated="3"/>
          <table:table-cell/>
        </table:table-row>
        <table:table-row table:style-name="ro3">
          <table:table-cell/>
          <table:table-cell table:style-name="ce373" office:value-type="string" calcext:value-type="string" table:number-columns-spanned="4" table:number-rows-spanned="1">
            <text:p>Janvier</text:p>
          </table:table-cell>
          <table:covered-table-cell table:number-columns-repeated="3"/>
          <table:table-cell table:style-name="ce373" office:value-type="string" calcext:value-type="string" table:number-columns-spanned="4" table:number-rows-spanned="1">
            <text:p>Février</text:p>
          </table:table-cell>
          <table:covered-table-cell table:number-columns-repeated="3"/>
          <table:table-cell table:style-name="ce373" office:value-type="string" calcext:value-type="string" table:number-columns-spanned="5" table:number-rows-spanned="1">
            <text:p>Mars</text:p>
          </table:table-cell>
          <table:covered-table-cell table:number-columns-repeated="4"/>
          <table:table-cell table:style-name="ce373" office:value-type="string" calcext:value-type="string" table:number-columns-spanned="5" table:number-rows-spanned="1">
            <text:p>Avril</text:p>
          </table:table-cell>
          <table:covered-table-cell table:number-columns-repeated="4"/>
          <table:table-cell table:style-name="ce373" office:value-type="string" calcext:value-type="string" table:number-columns-spanned="4" table:number-rows-spanned="1">
            <text:p>Mai</text:p>
          </table:table-cell>
          <table:covered-table-cell table:number-columns-repeated="3"/>
          <table:table-cell table:style-name="ce373" office:value-type="string" calcext:value-type="string" table:number-columns-spanned="4" table:number-rows-spanned="1">
            <text:p>Juin</text:p>
          </table:table-cell>
          <table:covered-table-cell table:number-columns-repeated="3"/>
          <table:table-cell table:style-name="ce373" office:value-type="string" calcext:value-type="string" table:number-columns-spanned="5" table:number-rows-spanned="1">
            <text:p>Juillet</text:p>
          </table:table-cell>
          <table:covered-table-cell table:number-columns-repeated="4"/>
          <table:table-cell table:style-name="ce373" office:value-type="string" calcext:value-type="string" table:number-columns-spanned="4" table:number-rows-spanned="1">
            <text:p>Août</text:p>
          </table:table-cell>
          <table:covered-table-cell table:number-columns-repeated="3"/>
          <table:table-cell table:style-name="ce373" office:value-type="string" calcext:value-type="string" table:number-columns-spanned="4" table:number-rows-spanned="1">
            <text:p>Septembre</text:p>
          </table:table-cell>
          <table:covered-table-cell table:number-columns-repeated="3"/>
          <table:table-cell table:style-name="ce373" office:value-type="string" calcext:value-type="string" table:number-columns-spanned="5" table:number-rows-spanned="1">
            <text:p>Octobre</text:p>
          </table:table-cell>
          <table:covered-table-cell table:number-columns-repeated="4"/>
          <table:table-cell table:style-name="ce373" office:value-type="string" calcext:value-type="string" table:number-columns-spanned="4" table:number-rows-spanned="1">
            <text:p>Novembre</text:p>
          </table:table-cell>
          <table:covered-table-cell table:number-columns-repeated="3"/>
          <table:table-cell table:style-name="ce373" office:value-type="string" calcext:value-type="string" table:number-columns-spanned="4" table:number-rows-spanned="1">
            <text:p>Décembre</text:p>
          </table:table-cell>
          <table:covered-table-cell table:number-columns-repeated="3"/>
          <table:table-cell office:value-type="string" calcext:value-type="string">
            <text:p>Hiver</text:p>
          </table:table-cell>
        </table:table-row>
        <table:table-row table:style-name="ro3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S35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9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2</text:p>
          </table:table-cell>
          <table:table-cell office:value-type="string" calcext:value-type="string">
            <text:p>S43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S45</text:p>
          </table:table-cell>
          <table:table-cell office:value-type="string" calcext:value-type="string">
            <text:p>S46</text:p>
          </table:table-cell>
          <table:table-cell office:value-type="string" calcext:value-type="string">
            <text:p>S47</text:p>
          </table:table-cell>
          <table:table-cell office:value-type="string" calcext:value-type="string">
            <text:p>S48</text:p>
          </table:table-cell>
          <table:table-cell office:value-type="string" calcext:value-type="string">
            <text:p>S49</text:p>
          </table:table-cell>
          <table:table-cell office:value-type="string" calcext:value-type="string">
            <text:p>S50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S53</text:p>
          </table:table-cell>
        </table:table-row>
        <table:table-row table:style-name="ro3">
          <table:table-cell table:style-name="ce643" office:value-type="string" calcext:value-type="string">
            <text:p>Légumes</text:p>
          </table:table-cell>
          <table:table-cell/>
          <table:table-cell table:number-columns-repeated="3"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P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Betterav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arott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éleri-Rav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hou-cabu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hou-fleur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hou-rav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urge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urgett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ncombr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Échalot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pinard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aricot-ver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âch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v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ignon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nai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ireau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mme de terr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ivron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oi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adis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Salad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Tomate Ancienn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Tomate Classic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Tomate cerise</text:p>
          </table:table-cell>
          <table:table-cell table:number-columns-repeated="53"/>
        </table:table-row>
      </table:table>
      <table:table table:name="Rotation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périmètre 783" table:style-name="ta1">
        <table:table-column table:style-name="co31" table:default-cell-style-name="ce124"/>
        <table:table-column table:style-name="co32" table:default-cell-style-name="ce124"/>
        <table:table-column table:style-name="co33" table:default-cell-style-name="ce124"/>
        <table:table-column table:style-name="co34" table:number-columns-repeated="2" table:default-cell-style-name="ce124"/>
        <table:table-row table:style-name="ro3">
          <table:table-cell table:style-name="ce429" office:value-type="string" calcext:value-type="string" table:number-columns-spanned="5" table:number-rows-spanned="1">
            <text:p>CRITÈRES RETENUS POUR DÉFINIR LE PÉRIMÈTRE DES COMPTES D'ENSEMBLE</text:p>
          </table:table-cell>
          <table:covered-table-cell table:number-columns-repeated="4" table:style-name="ce434"/>
        </table:table-row>
        <table:table-row table:style-name="ro7">
          <table:table-cell table:style-name="ce430" office:value-type="string" calcext:value-type="string" table:number-columns-spanned="5" table:number-rows-spanned="1">
            <text:p>Le parti mentionne les critères retenus pour définir le périmètre de ses comptes d'ensemble (art. 434-1).</text:p>
          </table:table-cell>
          <table:covered-table-cell table:number-columns-repeated="4" table:style-name="ce435"/>
        </table:table-row>
        <table:table-row table:style-name="ro3">
          <table:table-cell table:style-name="ce431" office:value-type="string" calcext:value-type="string">
            <text:p>Les comptes d'ensemble comprennent les opérations du groupement et de celles constatées dans les comptes du mandataire financier.</text:p>
          </table:table-cell>
          <table:table-cell table:style-name="ce431" table:number-columns-repeated="4"/>
        </table:table-row>
        <table:table-row table:style-name="ro3">
          <table:table-cell table:style-name="ce429" office:value-type="string" calcext:value-type="string" table:number-columns-spanned="5" table:number-rows-spanned="1">
            <text:p>TABLEAU DES ENTITÉS INTÉGRÉES DANS LES COMPTES D'ENSEMBLE (art. 434-1)</text:p>
          </table:table-cell>
          <table:covered-table-cell table:number-columns-repeated="4" table:style-name="ce434"/>
        </table:table-row>
        <table:table-row table:style-name="ro3">
          <table:table-cell table:style-name="Default" table:number-columns-repeated="5"/>
        </table:table-row>
        <table:table-row table:style-name="ro7">
          <table:table-cell table:style-name="ce432" office:value-type="string" calcext:value-type="string">
            <text:p>Entités intégrées</text:p>
          </table:table-cell>
          <table:table-cell table:style-name="ce432" office:value-type="string" calcext:value-type="string">
            <text:p>Adresse</text:p>
          </table:table-cell>
          <table:table-cell table:style-name="ce432" office:value-type="string" calcext:value-type="string">
            <text:p>Mode d'intégration</text:p>
          </table:table-cell>
          <table:table-cell table:style-name="ce432" office:value-type="string" calcext:value-type="string">
            <text:p>Date de clôture</text:p>
          </table:table-cell>
          <table:table-cell table:style-name="ce432" office:value-type="string" calcext:value-type="string">
            <text:p>Pourcentage de capital détenu</text:p>
          </table:table-cell>
        </table:table-row>
        <table:table-row table:style-name="ro7">
          <table:table-cell table:style-name="ce433" office:value-type="string" calcext:value-type="string">
            <text:p>Monsieur Pierre Bellanger</text:p>
          </table:table-cell>
          <table:table-cell table:style-name="ce433" office:value-type="string" calcext:value-type="string">
            <text:p>XXXX</text:p>
          </table:table-cell>
          <table:table-cell table:style-name="ce433" office:value-type="string" calcext:value-type="string">
            <text:p>Intégration des écritures comptables</text:p>
          </table:table-cell>
          <table:table-cell table:style-name="ce436" office:value-type="date" office:date-value="2018-12-31" calcext:value-type="date">
            <text:p>31/12/2018</text:p>
          </table:table-cell>
          <table:table-cell table:style-name="ce433" office:value-type="string" calcext:value-type="string">
            <text:p>NA</text:p>
          </table:table-cell>
        </table:table-row>
        <table:table-row table:style-name="ro3">
          <table:table-cell table:style-name="ce433" table:number-columns-repeated="5"/>
        </table:table-row>
        <table:table-row table:style-name="ro3" table:number-rows-repeated="2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'file:///Users/root1/Downloads/outil_comptable_anne.xlsx'#Bilan" table:print="false" table:style-name="ta_extref">
        <table:table-source xlink:type="simple" xlink:href="../../../Downloads/outil_comptable_anne.xlsx" table:table-name="Bilan" table:mode="copy-results-only"/>
        <table:table-column table:number-columns-repeated="15"/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69.166666666667">
            <text:p>169.166666666667</text:p>
          </table:table-cell>
        </table:table-row>
        <table:table-row>
          <table:table-cell table:number-columns-repeated="14"/>
          <table:table-cell table:style-name="ce1" office:value-type="float" office:value="306">
            <text:p>306</text:p>
          </table:table-cell>
        </table:table-row>
        <table:table-row>
          <table:table-cell table:number-columns-repeated="14"/>
          <table:table-cell table:style-name="ce1" office:value-type="float" office:value="168.2">
            <text:p>168.2</text:p>
          </table:table-cell>
        </table:table-row>
        <table:table-row table:number-rows-repeated="3">
          <table:table-cell table:number-columns-repeated="15"/>
        </table:table-row>
        <table:table-row>
          <table:table-cell table:number-columns-repeated="8"/>
          <table:table-cell table:style-name="ce1" office:value-type="float" office:value="2000">
            <text:p>2000</text:p>
          </table:table-cell>
        </table:table-row>
        <table:table-row>
          <table:table-cell table:number-columns-repeated="8"/>
          <table:table-cell table:style-name="ce1" office:value-type="float" office:value="3300">
            <text:p>3300</text:p>
          </table:table-cell>
        </table:table-row>
        <table:table-row>
          <table:table-cell table:number-columns-repeated="8"/>
          <table:table-cell table:style-name="ce1" office:value-type="float" office:value="3260">
            <text:p>3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 Narrow1" svg:font-family="'Arial Narrow'"/>
    <style:font-face style:name="Calibri1" svg:font-family="Calibri"/>
    <style:font-face style:name="Cambria" svg:font-family="Cambria"/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0" loext:min-decimal-places="0" number:min-integer-digits="1" number:grouping="true"/>
      <number:text>   </number:text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> </number:text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loext:min-decimal-places="2" number:min-integer-digits="0"/>
      <number:text>ha </number:text>
    </number:number-style>
    <number:number-style style:name="N125">
      <number:number number:decimal-places="0" loext:min-decimal-places="0" number:min-integer-digits="1" number:grouping="true"/>
      <number:text> €</number:text>
    </number:number-style>
    <number:currency-style style:name="N126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loext:min-decimal-places="0" number:min-integer-digits="0"/>
      <number:text>ha </number:text>
    </number:number-style>
    <number:percentage-style style:name="N132">
      <number:number number:decimal-places="1" loext:min-decimal-places="1" number:min-integer-digits="1"/>
      <number:text>%</number:text>
    </number:percentage-style>
    <number:percentage-style style:name="N133">
      <number:number number:decimal-places="0" loext:min-decimal-places="0" number:min-integer-digits="1"/>
      <number:text>%</number:text>
    </number:percentage-style>
    <number:number-style style:name="N134">
      <number:number number:decimal-places="1" loext:min-decimal-places="1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P0" style:volatile="true">
      <number:number number:decimal-places="2" loext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€</number:text>
    </number:number-style>
    <number:number-style style:name="N14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€</number:text>
    </number:number-style>
    <number:number-style style:name="N15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0" loext:min-decimal-places="0" number:min-integer-digits="1" number:grouping="true"/>
      <number:text>   </number:text>
    </number:number-style>
    <number:number-style style:name="N15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  </number:text>
    </number:number-style>
    <number:number-style style:name="N16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1P2" style:volatile="true">
      <loext:text> </loext:text>
      <loext:fill-character> </loext:fill-character>
      <number:text>-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2P2" style:volatile="true">
      <loext:text> </loext:text>
      <loext:fill-character> </loext:fill-character>
      <number:text>-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7">
      <number:text>-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0:32:24.65689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30T17:56:07.406909638</meta:creation-date>
    <dc:date>2021-02-22T13:06:52.749748027</dc:date>
    <meta:editing-duration>PT10H39M54S</meta:editing-duration>
    <meta:editing-cycles>26</meta:editing-cycles>
    <meta:generator>LibreOffice/6.4.4.2$MacOSX_X86_64 LibreOffice_project/3d775be2011f3886db32dfd395a6a6d1ca2630ff</meta:generator>
    <meta:document-statistic meta:table-count="12" meta:cell-count="1292" meta:object-count="0"/>
  </office:meta>
</office:document-meta>
</file>